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Jomolhari" svg:font-family="Jomolhari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6311in" fo:break-before="auto" style:use-optimal-row-height="fals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name-complex="Jomolhari" style:font-size-complex="1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 table:number-columns-repeated="256"/>
        </table:table-row>
        <table:table-row table:style-name="ro1">
          <table:table-cell office:value-type="string">
            <text:p>ཟ་རྐྱང༌། (མིང་) ཡི་གུ་ཟ་ལུ་འདོགས་འཕུལ་ཚུ་ག་ནི་ཡང་མེད་པའི་ཟ་ཡིག་རྐྱང་པ།</text:p>
          </table:table-cell>
          <table:table-cell table:number-columns-repeated="255"/>
        </table:table-row>
        <table:table-row table:style-name="ro1">
          <table:table-cell office:value-type="string">
            <text:p>ཟ་སྐལ། (མིང་) ༡བཞེས་སྒོ་ཟ་ནི་གི་སྐལ་བ་ཡོདཔ།༢ཁེ་བཟང་ཟ་ནི་གི་སྐལ་བ་ཡོད་པ།</text:p>
          </table:table-cell>
          <table:table-cell table:number-columns-repeated="255"/>
        </table:table-row>
        <table:table-row table:style-name="ro1">
          <table:table-cell office:value-type="string">
            <text:p>ཟ་ཁ། (མིང་) ༡ལྟོ་ཟ་བའི་ཁ།༢ཁེ་རྒུད་གཅིག་འབད་མི་ལུ་ཡང་གོ་ནི་ཡོད།ཁོ་དང་ང་ཟ་ཁ་མི་གཅིག་སོ་སོ་ཨིན་ཟེར་དོ་བཟུམ།༣ཆུམ་དཀར་པོའི་རིགས་ཅིག་ལུ་ཡང་ཟ་ཁ་ཟེར་སླབ་ཨིན།</text:p>
          </table:table-cell>
          <table:table-cell table:number-columns-repeated="255"/>
        </table:table-row>
        <table:table-row table:style-name="ro1">
          <table:table-cell office:value-type="string">
            <text:p>ཟ་ཁ་འཐུང་ཁ། (མིང་) ཁ་བརྡ་འཕྲོད་ཚུགས་ཙམ་ཤེས་མི་ལུ་ཟ་ཁ་འཐུང་ཁ་ཅིག་ཤེས་ཟེར་སླབ་ནི་ཡོད།</text:p>
          </table:table-cell>
          <table:table-cell table:number-columns-repeated="255"/>
        </table:table-row>
        <table:table-row table:style-name="ro1">
          <table:table-cell office:value-type="string">
            <text:p>ཟ་ཁང༌། (མིང་) ༡ལྟོ་ཟ་སའི་ཁྱིམ།༢ལྟ་བཤལ་པ་ཚུ་སྡོད་ས་དང་ཟ་ས་གི་གནས་ཁང་ཚུ་གི་མིང༌།འབྲུག་ཟ་ཁང༌།ཇོ་མོ་ལྷ་རི་ཟ་ཁང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་ཁམ། (མིང་) བཞེས་སྒོ་ཟ་ནི་གི་ཁམ་ཚད།</text:p>
          </table:table-cell>
          <table:table-cell table:number-columns-repeated="255"/>
        </table:table-row>
        <table:table-row table:style-name="ro1">
          <table:table-cell office:value-type="string">
            <text:p>ཟ་ཁམས། (མིང་) ལྟོ་ཟ་དགོ་མནོ་ནི།ཟ་ཁམས་བཀག་ཟ་ཁམས་དྭངས་ཚུ།དྭངས་ཁ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ཟ་ཁྲི། (མིང་) ལྟོ་ཟ་སའི་ཁྲི་སྟེགས།དཔེར་ན་མགྱོནམ་ཚུ་གི་བཞེས་སྒོ་ཟ་ཁྲི་གུ་བཤམ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་མཁས་འཐུང་མཁས། (མིང་) ༡འཚམས་ཚོད་ཀྱི་ཐོག་ལས་ལྟོ་ཟ་ཤེསཔ་ཇ་དང་ཆང་ཚུ་འཐུང་ཤེསཔ།༢ཁེ་བཟང་ཟ་ནི་ཚུ་དྲག་མ་དྲགཔ་འབད་ཟ་ཤེས་མི།</text:p>
          </table:table-cell>
          <table:table-cell table:number-columns-repeated="255"/>
        </table:table-row>
        <table:table-row table:style-name="ro1">
          <table:table-cell office:value-type="string">
            <text:p>ཟ་མཁས་སྤྱོད་མཁས། (མིང་) ཟ་མཁས་འཐུང་མཁས་དང་འདྲ།</text:p>
          </table:table-cell>
          <table:table-cell table:number-columns-repeated="255"/>
        </table:table-row>
        <table:table-row table:style-name="ro1">
          <table:table-cell office:value-type="string">
            <text:p>ཟ་འཁྲེན། (མིང་) ལྟོ་ལུ་སེར་སྣ་དང་ཕངས་སེམ་བསྐྱེད་ནི་དཔེར་ན་ལྟོ་ཟ་ས་ལུ་མི་གཞན་ལྷོད་པ་ཅིན་དེ་ལུ་རོ་ཁྱི་བཟུམ་སྡང་སེམས་བསྐྱེད་ནི།</text:p>
          </table:table-cell>
          <table:table-cell table:number-columns-repeated="255"/>
        </table:table-row>
        <table:table-row table:style-name="ro1">
          <table:table-cell office:value-type="string">
            <text:p>ཟ་གྲོགས། (མིང་) ༡བཞེས་སྒོ་གཅིག་ཁ་འབད་དེ་ཟ་མི་གི་ཆ་རོགས།ཟ་ཁ་གཅིག་ཨིན་ཟེར་སླབ་མི་དང་ཅོག་འཐད།༢བཟའ་ཚང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ཟ་རྒྱུ་གྱོན་རྒྱུ། (མིང་) མི་ལུ་གཞི་ནས་མཁོ་བའི་ཡོ་བྱད།</text:p>
          </table:table-cell>
          <table:table-cell table:number-columns-repeated="255"/>
        </table:table-row>
        <table:table-row table:style-name="ro1">
          <table:table-cell office:value-type="string">
            <text:p>ཟ་རྔམ། (མིང་) བཞེས་སྒོ་ལུ་ལྟོ་ལེ་ཁོག་ཁོ་འབད་ནི།</text:p>
          </table:table-cell>
          <table:table-cell table:number-columns-repeated="255"/>
        </table:table-row>
        <table:table-row table:style-name="ro1">
          <table:table-cell office:value-type="string">
            <text:p>ཟ་བཅུད། (མིང་) བཞེས་སྒོ་ཟ་བའི་བཅུད།</text:p>
          </table:table-cell>
          <table:table-cell table:number-columns-repeated="255"/>
        </table:table-row>
        <table:table-row table:style-name="ro1">
          <table:table-cell office:value-type="string">
            <text:p>ཟ་ཆས། (མིང་) བཞེས་སྒོ་ཟ་ནི་གི་ཕོརཔ་ལྟོ་རས་ཐུརམ་ཐ་ལི་ལ་སོགས་པའི་ཅ་ལ་ཚུ།བཟའ་ཆས་ཟེར་འབྲི་སྲོལ་ཡང་འདུག།</text:p>
          </table:table-cell>
          <table:table-cell table:number-columns-repeated="255"/>
        </table:table-row>
        <table:table-row table:style-name="ro1">
          <table:table-cell office:value-type="string">
            <text:p>ཟ་ཆོག་འཐུང་ཆོག (མིང་) ནམ་རང་འབད་རུང་བཞེས་སྒོ་ཟ་ཆོག་ཆོ་དང་འཐུང་ཆོག་ཆོ་ཡོདཔ།</text:p>
          </table:table-cell>
          <table:table-cell table:number-columns-repeated="255"/>
        </table:table-row>
        <table:table-row table:style-name="ro1">
          <table:table-cell office:value-type="string">
            <text:p>ཟ་ཉལ། (མིང་) ༡ལྟོ་ཟ་ནི་དང་ཉལ་ནི་གཉིས་གཅིག་ཁར་སླབ་ཐངས།༢ལྟོ་ཟ་ཡི་རང་ཉལ་སྡོད་མི།ང་ཟ་སྐྱིད་ལས་ཉལ་སྐྱིད་དགའ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་ཉེས། (མིང་) ༡བཞེས་སྒོ་ཟ་ཐངས་མ་ཤེསཔ་༢ཟ་མ་བཏུབ་པའི་ཟས་ཟ་ནི།ཟ་བ་ལས་བརྟེན་པའི་ཉེས་སྐྱོན།</text:p>
          </table:table-cell>
          <table:table-cell table:number-columns-repeated="255"/>
        </table:table-row>
        <table:table-row table:style-name="ro1">
          <table:table-cell office:value-type="string">
            <text:p>ཟ་ལྟབ། (མིང་) ཁའི་གཡས་དང་གཡོན་གྱི་ཟ་ལྟབ།ཁྱོད་ཀྱི་ཟ་ལྟབ་ཁར་ལྡན་ལྕག་ཅིག་དགོསཔ་འདྲས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་ཐངས། (མིང་) ལྟོ་ཟ་ལུགས།མི་འཛོམས་སར་ལྟོ་ཟ་ལུགས་ཤེས་དགོ།</text:p>
          </table:table-cell>
          <table:table-cell table:number-columns-repeated="255"/>
        </table:table-row>
        <table:table-row table:style-name="ro1">
          <table:table-cell office:value-type="string">
            <text:p>ཟ་ཐུར། (མིང་) ལྟོ་ཟ་ནི་གི་ཐུརམ།</text:p>
          </table:table-cell>
          <table:table-cell table:number-columns-repeated="255"/>
        </table:table-row>
        <table:table-row table:style-name="ro1">
          <table:table-cell office:value-type="string">
            <text:p>ཟ་དྲགས། (མིང་) ནོནམ་སྦེ་འབད་ཚུགས་པའི་དོན།དཔེར་ན་ལཱ་འདི་ད་རིས་ཟ་དྲགས་ཅི།ཁ་རྩ་འདི་ག་ནི་ཡང་ཟ་དྲགས་མ་ཚུགས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་འདོད་ཅན། (མིང་) ཟ་འདོད་ཁོག་ཁོ།ལྟོགས་ལེ་བཙོང་མི་གཞན་གྱི་རྒྱུ་ནོར་ལུ་འདོདཔ་བཙོང་མི།</text:p>
          </table:table-cell>
          <table:table-cell table:number-columns-repeated="255"/>
        </table:table-row>
        <table:table-row table:style-name="ro1">
          <table:table-cell office:value-type="string">
            <text:p>ཟ་འདྲེ། (མིང་) སྲོག་གཅད་མི་གི་འདྲེ།ཟ་འདྲེ་གོམ་འཕང་ནང་ན་ལུས་སོ་ནུགཟ་འདྲེ་ཁ་སྒྱུར་ཅིག་རྐྱབ་དགོ་པས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་སྣོད། (མིང་) ཟ་ཧོད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ཟ་པ། (མིང་) ཟ་པ་ཟེར་མི་ལྟོ་གོས་སྦྱིན་བདག་གིས་བྱིན་ཏེ་འོག་ལུ་གཡོག་རྒྱུག་སྟེ་སྡོད་མི་དེ་ལུ་མིང་གཞན་ནང་ཟན་ཟ་བྲན་ཟེར་ཡང་སླབ་འོང༌།དེ་ཡང་ཕོ་ལུ་རྒྱོབོ་དང་མོ་ལུ་རྒྱམོ་ཟེར་རིགས་ངནམ་འབད་བརྩིཝ་ཨིན།འབྲུག་ལུ་ཟ་བྲན་རིང་ལུགས་འདི་འབྲུག་རྒྱལ་གསུམ་པ་གིས་སྤྱི་ལོ་༡༩༥༦ལོ་ལས་བཀག་དམ་གནང་སྟེ་མེད།</text:p>
          </table:table-cell>
          <table:table-cell table:number-columns-repeated="255"/>
        </table:table-row>
        <table:table-row table:style-name="ro1">
          <table:table-cell office:value-type="string">
            <text:p>ཟ་སྤྱོད་ཁང༌། (མིང་) ཟ་ཁང་དང་བཟའ་བཏུང་སྤྱོད་ས།</text:p>
          </table:table-cell>
          <table:table-cell table:number-columns-repeated="255"/>
        </table:table-row>
        <table:table-row table:style-name="ro1">
          <table:table-cell office:value-type="string">
            <text:p>ཟ་འཕྲོ། (མིང་) ལྟོ་ཟ་འཕྲོ།</text:p>
          </table:table-cell>
          <table:table-cell table:number-columns-repeated="255"/>
        </table:table-row>
        <table:table-row table:style-name="ro1">
          <table:table-cell office:value-type="string">
            <text:p>ཟ་བེ་ཟོ་བེ། (མིང་) ཟབ་ཟོབ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ཟ་བྲན། (མིང་) མི་ཚེ་གང་སྦྱིན་བདག་གི་གཡོག་རྒྱུག་སྟེ་སྡོད་མི།ཟ་པ་དང་གཅིག་ཨིན།</text:p>
          </table:table-cell>
          <table:table-cell table:number-columns-repeated="255"/>
        </table:table-row>
        <table:table-row table:style-name="ro1">
          <table:table-cell office:value-type="string">
            <text:p>ཟ་མ། (མིང་) ༡ཟ་མ་ཟེར་མི་ཨམ་སྲུ་གི་མིང་གི་རྣམ་གྲངས་ཅིག་ཨིན།ཟ་མ་མོ་ཟེར་སླབ་ཨིན།༢ཟ་ཡུན་ཅིག་གི་མིང༌།</text:p>
          </table:table-cell>
          <table:table-cell table:number-columns-repeated="255"/>
        </table:table-row>
        <table:table-row table:style-name="ro1">
          <table:table-cell office:value-type="string">
            <text:p>ཟ་མ་ཏོག (མིང་) ༡རིན་པོ་ཆེ་བཙུག་སའི་ཧོད་ཅིག་གི་མིང༌།༢མདོ་སྡེ་ཟ་མ་ཏོགདཔེ་ཆའི་མིང༌།༢བརྡ་ཡིག་ཟ་མ་ཏོག་ཡང་ཨིན།</text:p>
          </table:table-cell>
          <table:table-cell table:number-columns-repeated="255"/>
        </table:table-row>
        <table:table-row table:style-name="ro1">
          <table:table-cell office:value-type="string">
            <text:p>ཟ་མ་མོ། (མིང་) ཨམ་སྲུ།</text:p>
          </table:table-cell>
          <table:table-cell table:number-columns-repeated="255"/>
        </table:table-row>
        <table:table-row table:style-name="ro1">
          <table:table-cell office:value-type="string">
            <text:p>ཟ་མ་ཟ། (མིང་) ༡བཞེས་སྒོ་ཟ་ཡོདཔ་དང་མེདཔ་ཟེར་བའི་དོན།ཟ་མ་ཟ་གདོང་ལུ་བལྟ།འབདམ་འབད་ཤུལ་ལུ་བལྟ།ཟེར་དོ་བཟུམ།༢ཟ་བ་དང་མ་ཟ་བ་ངེས་པ་མེད་པའི་ཚིག།</text:p>
          </table:table-cell>
          <table:table-cell table:number-columns-repeated="255"/>
        </table:table-row>
        <table:table-row table:style-name="ro1">
          <table:table-cell office:value-type="string">
            <text:p>ཟ་མི། (མིང་) ༡ལྟོ་ཟ་མི་ཤ་ཟ་མི་༢ཁེ་བཟང་ཟ་མི་ཚུ།</text:p>
          </table:table-cell>
          <table:table-cell table:number-columns-repeated="255"/>
        </table:table-row>
        <table:table-row table:style-name="ro1">
          <table:table-cell office:value-type="string">
            <text:p>ཟ་མི་དྲག (མིང་) ད་བྱེད་ག་ནི་ཡང་མེད།ལཱ་ཚགས་ཁར་མི་ཚུད་ཟེར་བའི་དོན།</text:p>
          </table:table-cell>
          <table:table-cell table:number-columns-repeated="255"/>
        </table:table-row>
        <table:table-row table:style-name="ro1">
          <table:table-cell office:value-type="string">
            <text:p>ཟ་ཚོད། (མིང་) བཞེས་སྒོ་ཕོཝ་དང་བསྟུན་ཏེ་ཟ་དགོ་པའི་ཚད།</text:p>
          </table:table-cell>
          <table:table-cell table:number-columns-repeated="255"/>
        </table:table-row>
        <table:table-row table:style-name="ro1">
          <table:table-cell office:value-type="string">
            <text:p>ཟ་ཚན། (མིང་) ལྟོ་གཅིག་ཁར་ཟ་བའི་མི་ཚན།</text:p>
          </table:table-cell>
          <table:table-cell table:number-columns-repeated="255"/>
        </table:table-row>
        <table:table-row table:style-name="ro1">
          <table:table-cell office:value-type="string">
            <text:p>ཟ་འོག (མིང་) རྒྱུ་དར་སྐུད་སྣ་ལྔ་དང་གསེར་སྐུད་སླ་བསྲེས་ཏེ་འཐག་པའི་གོས་ཆེན་གྱིས་བཙེམས་པའི་བེར།</text:p>
          </table:table-cell>
          <table:table-cell table:number-columns-repeated="255"/>
        </table:table-row>
        <table:table-row table:style-name="ro1">
          <table:table-cell office:value-type="string">
            <text:p>ཟ་རི་ཟི་རི། (མིང་) མི་འ་རི་འུ་རི་བཏང་སྟེ་བྱེལཝ་འཐབ་ནི།</text:p>
          </table:table-cell>
          <table:table-cell table:number-columns-repeated="255"/>
        </table:table-row>
        <table:table-row table:style-name="ro1">
          <table:table-cell office:value-type="string">
            <text:p>ཟ་ལུང༌། (མིང་) མི་རེ་ལུ་ཟ་ལུང་རེ་ཟེར་དོ་བཟུམ།བཞེས་སྒོ་ཟ་ནི་གི་སྐལཝ།སྐྱེ་ལུང་ཡོད་པ་ཟ་ལུང་འོང་ཟེར་སླབ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་ཤིང༌། (མིང་) ༡ཤིང་འབྲས་ཀྱི་ཤིང༌།༢བརྟེན་ཏེ་ཟ་སའི་གཡོག་ལཱ།གཡོག་ལཱ་མེདཔ་འགྱོཝ་ད་ད་ཁོའི་ཟ་ཤིང་སྐམ་སོ་ཡི་ཟེར་སླབ་ནི་ཡོད།</text:p>
          </table:table-cell>
          <table:table-cell table:number-columns-repeated="255"/>
        </table:table-row>
        <table:table-row table:style-name="ro1">
          <table:table-cell office:value-type="string">
            <text:p>ཟ་ཤིང་ལྡུམ་ར། (མིང་) ཤིང་འབྲས་ལྡུམ་ར།</text:p>
          </table:table-cell>
          <table:table-cell table:number-columns-repeated="255"/>
        </table:table-row>
        <table:table-row table:style-name="ro1">
          <table:table-cell office:value-type="string">
            <text:p>ཟ་སར་བཀོད། (མིང་) ཐོབ་སར་བཀལ་བའི་དོན།</text:p>
          </table:table-cell>
          <table:table-cell table:number-columns-repeated="255"/>
        </table:table-row>
        <table:table-row table:style-name="ro1">
          <table:table-cell office:value-type="string">
            <text:p>ཟ་ཧམ། (མིང་) ལྟོག་རྔམ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ཟ་ཧོད། (མིང་) བཞེས་སྒོ་ཟཝ་ད་དགོ་པའི་མཁོ་ཆས་སྣོད་སྤྱད།དཔེར་ན་ཕོརཔ་ཐ་ལི་དང་བང་ཅུང་ཚུ།ཟ་ཆས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ཟ་ཧོར། (མིང་) ཟ་ཧོར་གྱི་གཡུས་ཟེར་གུ་རུ་རིན་པོ་ཆེ་གསོན་སྲེག་ཕུལ་བའི་ས་གནས་རྒྱ་གར་གྱི་གཡུས་ཅིག།</text:p>
          </table:table-cell>
          <table:table-cell table:number-columns-repeated="255"/>
        </table:table-row>
        <table:table-row table:style-name="ro1">
          <table:table-cell office:value-type="string">
            <text:p>ཟག (བྱ་ཚིག་) ༡མཐོ་ས་ལས་དམའ་སར་བུད་ནི།ཤིང་ཁ་ལས་དོག་མ་ཟག༢ཁོའི་ལག་པ་ལས་ཆུ་ཐིགས་པ་ཅིག་ཡང་ཁར་མི་ཟག་ཟེར་བ་ཅིན་ལགཔ་དམ་དྲགས་ཡོད་པའི་དོན།</text:p>
          </table:table-cell>
          <table:table-cell table:number-columns-repeated="255"/>
        </table:table-row>
        <table:table-row table:style-name="ro1">
          <table:table-cell office:value-type="string">
            <text:p>ཟག་བཅས་ཀྱི་ཆོས། (མིང་) ཉོན་མོངས་པའི་ཡིད་ཀྱིས་བྱས་པའི་འདུས་བྱས་ཀྱི་ཆོས།ཐག་བཅས་ཀྱི་དགེ་བ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ག་བཅས་མངོན་ཤེས། (མིང་) ལྷ་འདུག་འདྲེ་འདུག་ཟེར་འཇིག་རྟེན་པ་ཚུ་གིས་བཤད་སྲོལ་ཡོད་པའི་མངོན་ཤེས།</text:p>
          </table:table-cell>
          <table:table-cell table:number-columns-repeated="255"/>
        </table:table-row>
        <table:table-row table:style-name="ro1">
          <table:table-cell office:value-type="string">
            <text:p>ཟག་མེད་ཀྱི་ཆོས། (མིང་) ཉོན་མོངས་པ་དང་བྲལ་བའི་འདུས་མ་བྱས་ཀྱི་ཆོས།</text:p>
          </table:table-cell>
          <table:table-cell table:number-columns-repeated="255"/>
        </table:table-row>
        <table:table-row table:style-name="ro1">
          <table:table-cell office:value-type="string">
            <text:p>ཟག་ཟོག (མིང་) རག་རོག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ཟང་ཟིང༌། (མིང་) ༡ཟང་ཟིང་གི་སྦྱིན་པ་ཟེར་བ་ཅིན་རྒྱུ་ནོར་ལོངས་སྤྱོད་ཀྱི་སྦྱིན་པ་དང་༢དུས་ཟང་ཟིང་ཟེར་བ་ཅིན་དུས་གཞི་བདེ་ཏོག་ཏོ་མེདཔ་ཅིག་ལུ་སླབ་ཨིན།༣སེམས་ཟང་ཟིང་ཟེར་བ་ཅིན་སེམས་གནས་པ་མེད་པ།༤སྐྱ་ཟང་ཟིང་ཟེར་བ་ཅིན་སྐྱ་གནམ་ཁར་ལོང་སྟེ་ཡོད་མི་ཚུ་ལུ་གོ།</text:p>
          </table:table-cell>
          <table:table-cell table:number-columns-repeated="255"/>
        </table:table-row>
        <table:table-row table:style-name="ro1">
          <table:table-cell office:value-type="string">
            <text:p>ཟང་ཟིང་གི་སྦྱིན་པ། (མིང་) སྡོད་སའི་གནས་རང་གི་ལུས་ནོར་ལོངས་སྤྱོད་ཚུ་གི་སྦྱིན་པ།</text:p>
          </table:table-cell>
          <table:table-cell table:number-columns-repeated="255"/>
        </table:table-row>
        <table:table-row table:style-name="ro1">
          <table:table-cell office:value-type="string">
            <text:p>ཟང་ཟིང་མེད་པ། (མིང་) འར་འུར་མེདཔ།</text:p>
          </table:table-cell>
          <table:table-cell table:number-columns-repeated="255"/>
        </table:table-row>
        <table:table-row table:style-name="ro1">
          <table:table-cell office:value-type="string">
            <text:p>ཟངས། (མིང་) ༡རིན་ཆེན་གསུམ་པ་ཟངས་ཟངས་དམར་ཟངས་གསེར་ཚུ།༢ཐབ་ཁར་བཀལ་ནིའི་ཟངས་ལས་གྲུབ་པའི་ཧོད་ཀྱི་མིང་ལུ་ཡང་ཟངས་ཟེར་སླབ་འོང༌།</text:p>
          </table:table-cell>
          <table:table-cell table:number-columns-repeated="255"/>
        </table:table-row>
        <table:table-row table:style-name="ro1">
          <table:table-cell office:value-type="string">
            <text:p>ཟངས་ཀྱི་དོང་ཙེ། (མིང་) ཟངས་ཀྱི་ཏི་རུ་ཏིག་རྐྱང༌།</text:p>
          </table:table-cell>
          <table:table-cell table:number-columns-repeated="255"/>
        </table:table-row>
        <table:table-row table:style-name="ro1">
          <table:table-cell office:value-type="string">
            <text:p>ཟངས་ཀྲམ། (མིང་) ཟངས་ཀྱི་མ་ཀྲམ་ཕྱེད་ཀྲམ་ཚུ།</text:p>
          </table:table-cell>
          <table:table-cell table:number-columns-repeated="255"/>
        </table:table-row>
        <table:table-row table:style-name="ro1">
          <table:table-cell office:value-type="string">
            <text:p>ཟངས་དཀར། (མིང་) སྟོད་མངའ་རིས་སྐོར་གསུམ་གྱི་ནང་གསེས།རབ་བྱུང་དང་པའི་ནང་ཟངས་དཀར་ལོ་ཙཱ་བ་འཕགས་པ་ཤེས་རབ་འཁྲུངས་ས།</text:p>
          </table:table-cell>
          <table:table-cell table:number-columns-repeated="255"/>
        </table:table-row>
        <table:table-row table:style-name="ro1">
          <table:table-cell office:value-type="string">
            <text:p>ཟངས་རྐྱན། (མིང་) ཟངས་ཀྱི་ཇམ་སྦྱིས་ཚུ།</text:p>
          </table:table-cell>
          <table:table-cell table:number-columns-repeated="255"/>
        </table:table-row>
        <table:table-row table:style-name="ro1">
          <table:table-cell office:value-type="string">
            <text:p>ཟངས་སྐུད། (མིང་) ཟངས་ཀྱི་སྐུདཔ།</text:p>
          </table:table-cell>
          <table:table-cell table:number-columns-repeated="255"/>
        </table:table-row>
        <table:table-row table:style-name="ro1">
          <table:table-cell office:value-type="string">
            <text:p>ཟངས་སྐྱོགས། (མིང་) ཆུ་དབོག་ནི་གི་ཟངས་ཀྱི་སྐྱོགས།</text:p>
          </table:table-cell>
          <table:table-cell table:number-columns-repeated="255"/>
        </table:table-row>
        <table:table-row table:style-name="ro1">
          <table:table-cell office:value-type="string">
            <text:p>ཟངས་ཁབ། (མིང་) ཟངས་ཀྱི་ཁབ།</text:p>
          </table:table-cell>
          <table:table-cell table:number-columns-repeated="255"/>
        </table:table-row>
        <table:table-row table:style-name="ro1">
          <table:table-cell office:value-type="string">
            <text:p>ཟངས་ཁྲོ། (མིང་) ཟངས་དང་ལྕགས་སླ་བསྲེས་ཏེ་བླུགས་པའི་ཁྲོ།</text:p>
          </table:table-cell>
          <table:table-cell table:number-columns-repeated="255"/>
        </table:table-row>
        <table:table-row table:style-name="ro1">
          <table:table-cell office:value-type="string">
            <text:p>ཟངས་གླིང༌། (མིང་) ༡འཛམ་བུ་གླིང་གི་གླིང་ཕྲན་ཅིག་༢བུམ་ཐང་ཆོས་འཁོར་རྒེད་འོག་གི་གཡུས་ཚན་ཅིག་གི་མིང༌།</text:p>
          </table:table-cell>
          <table:table-cell table:number-columns-repeated="255"/>
        </table:table-row>
        <table:table-row table:style-name="ro1">
          <table:table-cell office:value-type="string">
            <text:p>ཟངས་འཇོན་དམར། (མིང་) ལྷད་མེད་པའི་ཟངས་ལེགས་ཞིམ།</text:p>
          </table:table-cell>
          <table:table-cell table:number-columns-repeated="255"/>
        </table:table-row>
        <table:table-row table:style-name="ro1">
          <table:table-cell office:value-type="string">
            <text:p>ཟངས་ཏིང་། (མིང་) ཟངས་ཀྱིས་བརྡུངས་བརྡུང་པའི་མཆོདཔ་ཏིང༌།</text:p>
          </table:table-cell>
          <table:table-cell table:number-columns-repeated="255"/>
        </table:table-row>
        <table:table-row table:style-name="ro1">
          <table:table-cell office:value-type="string">
            <text:p>ཟངས་ཐག (མིང་) ཟངས་ལེབ་ལེབ་འབད་སླེབ་སྟེ་དུང་དང་རྒྱ་གླིང་ལ་སོགས་པའི་ཅ་ལ་བཟོ་བཏུབ་འབད་བཞག་པའི་ཟངས་ཤོག།</text:p>
          </table:table-cell>
          <table:table-cell table:number-columns-repeated="255"/>
        </table:table-row>
        <table:table-row table:style-name="ro1">
          <table:table-cell office:value-type="string">
            <text:p>ཟངས་ཐལ། (མིང་) རིག་པ་ཟངས་ཐལ་ཟེར་དོ་བཟུམ།མ་ཐོགས་པ་མ་སྒྲིབ་པ་ཕྲང་ཕྲང་ཕར་ཚུར་ཐལ་ཚུགས་པ་དང་མཐོང་ཚུགས་པའི་དོན།</text:p>
          </table:table-cell>
          <table:table-cell table:number-columns-repeated="255"/>
        </table:table-row>
        <table:table-row table:style-name="ro1">
          <table:table-cell office:value-type="string">
            <text:p>ཟངས་དུང༌། (མིང་) ཟངས་བརྡུངས་ཏེ་བཟོ་བཟོ་བའི་དུང་ཆེན་ཚོགས་དུང༌།</text:p>
          </table:table-cell>
          <table:table-cell table:number-columns-repeated="255"/>
        </table:table-row>
        <table:table-row table:style-name="ro1">
          <table:table-cell office:value-type="string">
            <text:p>ཟངས་དྲེག (མིང་) ཟངས་ཀྱི་གཡའ།</text:p>
          </table:table-cell>
          <table:table-cell table:number-columns-repeated="255"/>
        </table:table-row>
        <table:table-row table:style-name="ro1">
          <table:table-cell office:value-type="string">
            <text:p>ཟངས་མདོག (མིང་) ཟངས་དམར་པོའི་མདོག།</text:p>
          </table:table-cell>
          <table:table-cell table:number-columns-repeated="255"/>
        </table:table-row>
        <table:table-row table:style-name="ro1">
          <table:table-cell office:value-type="string">
            <text:p>ཟངས་མདོག་དཔལ་རི། (མིང་) ཨོ་རྒྱན་གུ་རུའི་ཞིང་ཁམས་རྔ་ཡབ་ཟངས་མདོག་དཔལ་རི།</text:p>
          </table:table-cell>
          <table:table-cell table:number-columns-repeated="255"/>
        </table:table-row>
        <table:table-row table:style-name="ro1">
          <table:table-cell office:value-type="string">
            <text:p>ཟངས་རྡིག (མིང་) དང་ཕུགས་གསོལ་མཛར་བསྒྲིགཔ་ད་བཞེས་ཙམ་སྦོན་འབྲས་ལྟོ་འདེག་སའི་ཟངས་ཀྱི་རྡིག་སྐེ་དམ་ཅནམ།</text:p>
          </table:table-cell>
          <table:table-cell table:number-columns-repeated="255"/>
        </table:table-row>
        <table:table-row table:style-name="ro1">
          <table:table-cell office:value-type="string">
            <text:p>ཟངས་རྡོ། (མིང་) ཟངས་ཀྱི་རྒྱུ།ཟངས་བཙག་བཏུབ་པའི་རྡོ།</text:p>
          </table:table-cell>
          <table:table-cell table:number-columns-repeated="255"/>
        </table:table-row>
        <table:table-row table:style-name="ro1">
          <table:table-cell office:value-type="string">
            <text:p>ཟངས་བུམ། (མིང་) ༡ཟངས་ཀྱིས་བཟོ་བཟོ་བའི་མཆོད་ཆས་བུམ་པ།༢ཟངས་ཀྱི་ཆུ་དབོག་ནི་ཚུ་ལུ་ཡང་ཟངས་བུམ་ཟེར་སླབ་འོང༌།</text:p>
          </table:table-cell>
          <table:table-cell table:number-columns-repeated="255"/>
        </table:table-row>
        <table:table-row table:style-name="ro1">
          <table:table-cell office:value-type="string">
            <text:p>ཟངས་དམར། (མིང་) ཟངས་དམརཔོ།</text:p>
          </table:table-cell>
          <table:table-cell table:number-columns-repeated="255"/>
        </table:table-row>
        <table:table-row table:style-name="ro1">
          <table:table-cell office:value-type="string">
            <text:p>ཟངས་གཞོང༌། (མིང་) ༡ཟངས་ཀྱི་གཞོང་པ་ཆུམ་དང་ཕྱེ་ཚུ་བླུགས་སའི་ཧོད་ཅིག༢དེ་གིས་རིགས་བསྒྲེས་ཏེ་རྒྱུ་ཆ་གཞན་གྱིས་བཟོ་བཟོ་བའི་བཟོ་དབྱིབས་གཞོང་པ་བཟུམ་འབད་མི་ལུ་གྱིབ་ཀྱི་ཟངས་གཞོང༌།ཤིང་གི་ཟངས་གཞོང་ཟེར་སླབ་སྲོལ་ཚུད་ཡོད།</text:p>
          </table:table-cell>
          <table:table-cell table:number-columns-repeated="255"/>
        </table:table-row>
        <table:table-row table:style-name="ro1">
          <table:table-cell office:value-type="string">
            <text:p>ཟངས་གཡའ། (མིང་) ཟངས་ལུ་བཙའ་ཆགས་པའི་གཡའ་དྲེག།</text:p>
          </table:table-cell>
          <table:table-cell table:number-columns-repeated="255"/>
        </table:table-row>
        <table:table-row table:style-name="ro1">
          <table:table-cell office:value-type="string">
            <text:p>ཟངས་རི་མཁར་དམར། (མིང་) རབ་བྱུང་གཉིས་པའི་ནང་བོད་ལུ་མ་གཅིག་ལབ་སྒྲོན་གྱིས་བཏབ་པའི་དགོན་པའི་མིང༌།</text:p>
          </table:table-cell>
          <table:table-cell table:number-columns-repeated="255"/>
        </table:table-row>
        <table:table-row table:style-name="ro1">
          <table:table-cell office:value-type="string">
            <text:p>ཟངས་ཤན། (མིང་) ཇ་སྲུབ་དང་ཇབ་ཁྲ་ཇ་དུམ་གྱི་ཕྱི་ལས་ཟངས་ལེབ་ཀྱིས་བསྟུམས་ཏེ་བརྐྱབས་པའི་ཤན།</text:p>
          </table:table-cell>
          <table:table-cell table:number-columns-repeated="255"/>
        </table:table-row>
        <table:table-row table:style-name="ro1">
          <table:table-cell office:value-type="string">
            <text:p>ཟངས་སེར། (མིང་) ཟངས་སེརཔོ།</text:p>
          </table:table-cell>
          <table:table-cell table:number-columns-repeated="255"/>
        </table:table-row>
        <table:table-row table:style-name="ro1">
          <table:table-cell office:value-type="string">
            <text:p>ཟད། (མིང་) རྫོགས་སོང་བའི་དོན།བསོད་ནམས་ཟད་ཚེ་ཟད་ཚུ།</text:p>
          </table:table-cell>
          <table:table-cell table:number-columns-repeated="255"/>
        </table:table-row>
        <table:table-row table:style-name="ro1">
          <table:table-cell office:value-type="string">
            <text:p>ཟད་ཁུ། (མིང་) སིང་ཆང་དང་སྦང་ཆང་ཚུ་དང་པ་གཉིས་པ་གསུམ་པ་བཙག་ཚར་བའི་ཤུལ་མ་བྱོ་ལྷ་མེད་མི་ལུ་ཆང་གི་ཟད་ཁུ་ཟེར་སླབ་འོང༌།</text:p>
          </table:table-cell>
          <table:table-cell table:number-columns-repeated="255"/>
        </table:table-row>
        <table:table-row table:style-name="ro1">
          <table:table-cell office:value-type="string">
            <text:p>ཟད་འགྲོ། (མིང་) མཁོ་ཆས་ཀྱི་དོན་ལས་ཏི་རུ་ཟད་ནི་འགྲོ་སོང་བཏང་ནི་འགྲོ་སོང་དང་ཟད་འགྲོ་གཉིས་དོན་འདྲ།</text:p>
          </table:table-cell>
          <table:table-cell table:number-columns-repeated="255"/>
        </table:table-row>
        <table:table-row table:style-name="ro1">
          <table:table-cell office:value-type="string">
            <text:p>ཟད་ཐོ། (མིང་) ཏི་རུ་ཟད་པའི་ཐོ།</text:p>
          </table:table-cell>
          <table:table-cell table:number-columns-repeated="255"/>
        </table:table-row>
        <table:table-row table:style-name="ro1">
          <table:table-cell office:value-type="string">
            <text:p>ཟད་འཐུས། (མིང་) ༡ཅ་དངོས་སྤྱོད་དེ་ཟད་པའི་འཐུས།༢གཞུང་དོན་ཕར་ཚུར་འགྱོཝ་ད་འགྲོ་སོང་ཟད་འགྲོ་འགྱོ་མི་གི་འཐུས།</text:p>
          </table:table-cell>
          <table:table-cell table:number-columns-repeated="255"/>
        </table:table-row>
        <table:table-row table:style-name="ro1">
          <table:table-cell office:value-type="string">
            <text:p>ཟད་མི་ཤེས་པ། (མིང་) ཟད་མི་ཤེས་པའི་གཏེར་རྫོགས་ནི་མེད་པའི་ལོངས་སྤྱོད་ཚུ།</text:p>
          </table:table-cell>
          <table:table-cell table:number-columns-repeated="255"/>
        </table:table-row>
        <table:table-row table:style-name="ro1">
          <table:table-cell office:value-type="string">
            <text:p>ཟད་རྩིས། (མིང་) འགྲོ་སོང་བཏང་སྟེ་དངུལ་ཟད་པའི་རྩིས་ཁྲ།</text:p>
          </table:table-cell>
          <table:table-cell table:number-columns-repeated="255"/>
        </table:table-row>
        <table:table-row table:style-name="ro1">
          <table:table-cell office:value-type="string">
            <text:p>ཟད་ཟད། (མིང་) གྱི་ཟད་ཟད་རང་མ་བརྡར།གཉེར་ཚང་ཟད་ཟད་རང་མ་ཟ་ཟེར་དོ་བཟུམ་མ་ཟད་བར་དུ་ཟེར་བའི་དོན།</text:p>
          </table:table-cell>
          <table:table-cell table:number-columns-repeated="255"/>
        </table:table-row>
        <table:table-row table:style-name="ro1">
          <table:table-cell office:value-type="string">
            <text:p>ཟད་སོང༌། (མིང་) འགྲོ་སོང་ཙམ་ཙུམ་གཏང་ནི་ལུ་དམིགས་པའི་མ་དངུལ།དཔེར་ན་ཨ་ལོ་ཁྲོམ་ཁར་འགྱོཝ་ད་ཟད་སོང་དངུལ་ཀྲམ་ལྔ་བརྒྱ་བྱིན་བཏང་ཡི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དན། (མིང་) སྣུམ་འཁོར་གྱི་འཁོར་ལོ་ཟདན་སོར།</text:p>
          </table:table-cell>
          <table:table-cell table:number-columns-repeated="255"/>
        </table:table-row>
        <table:table-row table:style-name="ro1">
          <table:table-cell office:value-type="string">
            <text:p>ཟདཔ། (མིང་) འཁོར་ལོ་ཟད་ཟདཔ།གྱི་ཟད་ཟདཔ།ལྷམ་ཟད་ཟདཔ་ཚུ།</text:p>
          </table:table-cell>
          <table:table-cell table:number-columns-repeated="255"/>
        </table:table-row>
        <table:table-row table:style-name="ro1">
          <table:table-cell office:value-type="string">
            <text:p>ཟན། (མིང་) ཆོས་སྐད་ལས་དྲོན་གོང་དང་ལྟོའི་མིང་གཞན།</text:p>
          </table:table-cell>
          <table:table-cell table:number-columns-repeated="255"/>
        </table:table-row>
        <table:table-row table:style-name="ro1">
          <table:table-cell office:value-type="string">
            <text:p>ཟན་སྐྱ། (མིང་) ལྟོ་སློང་ནི་གི་ཟན་སྐྱ།ཤིང་གི་ཟན་སྐྱ།</text:p>
          </table:table-cell>
          <table:table-cell table:number-columns-repeated="255"/>
        </table:table-row>
        <table:table-row table:style-name="ro1">
          <table:table-cell office:value-type="string">
            <text:p>ཟན་གོང༌། (མིང་) སྤན་དྲིལ་གྱི་ཨང་གོང༌།</text:p>
          </table:table-cell>
          <table:table-cell table:number-columns-repeated="255"/>
        </table:table-row>
        <table:table-row table:style-name="ro1">
          <table:table-cell office:value-type="string">
            <text:p>ཟབ། (མིང་) ༡རྒྱ་མཚོ་གཏིང་ཟབ་ཟེར་བ་ཅིན་གཏིང་རིངམོ་དང༌།༢ཆོས་སྐད་ལས་ཟབ་མོ་སྟོང་པ་ཉིད་ཟེར་བ་ཅིན་གནས་ལུགས་དོན་དམ་པའི་བདེན་པ་༣ཆོས་བཀའ་ཟབ་ཟེར་བ་ཅིན་བཀའ་གཉན་པའི་དོན་དང་བྱིན་རླབས་ཆེ་བའི་དོན་ཚུ་ལུ་འཇུག་ནི་ཡོད།</text:p>
          </table:table-cell>
          <table:table-cell table:number-columns-repeated="255"/>
        </table:table-row>
        <table:table-row table:style-name="ro1">
          <table:table-cell office:value-type="string">
            <text:p>ཟབ་ཏོག་ཏོ། (མིང་) ༡གཏིང་རིང་བ།༢བྱིན་རླབས་ཆེ་བ།</text:p>
          </table:table-cell>
          <table:table-cell table:number-columns-repeated="255"/>
        </table:table-row>
        <table:table-row table:style-name="ro1">
          <table:table-cell office:value-type="string">
            <text:p>ཟབ་དོན། (མིང་) ༡དོན་དག་གཏིང་རིངམ།༢དོན་དག་བྱིན་རླབས་ཅན།</text:p>
          </table:table-cell>
          <table:table-cell table:number-columns-repeated="255"/>
        </table:table-row>
        <table:table-row table:style-name="ro1">
          <table:table-cell office:value-type="string">
            <text:p>ཟབ་དྲགས། (མིང་) ཧ་ཅང་གཏིང་ཟབ་དྲགས་པ།</text:p>
          </table:table-cell>
          <table:table-cell table:number-columns-repeated="255"/>
        </table:table-row>
        <table:table-row table:style-name="ro1">
          <table:table-cell office:value-type="string">
            <text:p>ཟབ་ཟོབ། (མིང་) དོང་བཏོན་ཐངས་ཅིག༡གོ་ཟབ་ཟོབ་བཏང་དོང་བཏོན།༢ཤིང་ཟབ་ཟོབ་བཏང་དོང་སྤེད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བན། (མིང་) ཆོས་ཟབན་ཉམས་སུ་བླང༌།</text:p>
          </table:table-cell>
          <table:table-cell table:number-columns-repeated="255"/>
        </table:table-row>
        <table:table-row table:style-name="ro1">
          <table:table-cell office:value-type="string">
            <text:p>ཟམ། (མིང་) ༡ཆུ་བརྒལ་ནི་གི་ཟམ།བ་ཟམ་ཚར་ཟམ་སྤྲིངས་ཟམ་རྐང་ཟམ་ལྕགས་ཟམ་ལ་སོགས་པ་ཡོད།༢ཡུལ་དུས་གཉིས་བར་གྱི་འབྲེལ་ལམ་དང་རྒྱུན་ལམ།</text:p>
          </table:table-cell>
          <table:table-cell table:number-columns-repeated="255"/>
        </table:table-row>
        <table:table-row table:style-name="ro1">
          <table:table-cell office:value-type="string">
            <text:p>ཟམ་གླ། (མིང་) ཟམ་བརྒལ་དགོཔ་ཐོནམ་ད་གླ་ཆ་སྤྲོད་དགོ་པའི་འཐུས།</text:p>
          </table:table-cell>
          <table:table-cell table:number-columns-repeated="255"/>
        </table:table-row>
        <table:table-row table:style-name="ro1">
          <table:table-cell office:value-type="string">
            <text:p>ཟམ་ལྕགས། (མིང་) ཟམ་བཏགས་ནི་གི་བ་རིང་ཐུང་ཚུ།</text:p>
          </table:table-cell>
          <table:table-cell table:number-columns-repeated="255"/>
        </table:table-row>
        <table:table-row table:style-name="ro1">
          <table:table-cell office:value-type="string">
            <text:p>ཟམ་ཆེན། (མིང་ཁྱད་) ཟམ་སྦོམ་ཚུ།</text:p>
          </table:table-cell>
          <table:table-cell table:number-columns-repeated="255"/>
        </table:table-row>
        <table:table-row table:style-name="ro1">
          <table:table-cell office:value-type="string">
            <text:p>ཟམ་རྟེན། (མིང་) ཟམ་ཤིང་གི་མཇུག་མནན་ས།</text:p>
          </table:table-cell>
          <table:table-cell table:number-columns-repeated="255"/>
        </table:table-row>
        <table:table-row table:style-name="ro1">
          <table:table-cell office:value-type="string">
            <text:p>ཟམ་སྣ། (མིང་) ཟམ་གྱི་ཧང་ཁ།</text:p>
          </table:table-cell>
          <table:table-cell table:number-columns-repeated="255"/>
        </table:table-row>
        <table:table-row table:style-name="ro1">
          <table:table-cell office:value-type="string">
            <text:p>ཟམ་པ། (མིང་) ཟམ་ལུ་མིང་མཐའ་སྦྱར་ཏེ་ཟམ་གྱི་མིང་ལུ་གྲུབ་པ།</text:p>
          </table:table-cell>
          <table:table-cell table:number-columns-repeated="255"/>
        </table:table-row>
        <table:table-row table:style-name="ro1">
          <table:table-cell office:value-type="string">
            <text:p>ཟམ་མ་ཆད་པ། (མིང་) རྒྱུན་མ་ཆདཔ།</text:p>
          </table:table-cell>
          <table:table-cell table:number-columns-repeated="255"/>
        </table:table-row>
        <table:table-row table:style-name="ro1">
          <table:table-cell office:value-type="string">
            <text:p>ཟམ་མེ་ཟིམ་མེ། (མིང་ཁྱད་) ཆརཔ་ཤུགས་སྦེ་མེན་པ་ཟམ་ཟིམ་བཏང་འབབ་ནི།</text:p>
          </table:table-cell>
          <table:table-cell table:number-columns-repeated="255"/>
        </table:table-row>
        <table:table-row table:style-name="ro1">
          <table:table-cell office:value-type="string">
            <text:p>ཟམ་ཟིམ། (མིང་ཁྱད་) ཟམ་མེ་ཟིམ་མེ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ཟམ་ཤིང༌། (མིང་) ཟམ་འབད་བཙུགས་ནིའི་ཤིང༌།</text:p>
          </table:table-cell>
          <table:table-cell table:number-columns-repeated="255"/>
        </table:table-row>
        <table:table-row table:style-name="ro1">
          <table:table-cell office:value-type="string">
            <text:p>ཟམ་སྲུང་པ། (མིང་) ཟམ་པར་སྡོད་དེ་མི་བཀྲ་མ་ཤིསཔ་ཚུ་རྒྱུ་འགྲུལ་རྐྱབ་མི་བརྐྱབ་དང་ཟམ་ལུ་གནོདཔ་བཀལ་མི་བཀལ་ལྟ་མི།</text:p>
          </table:table-cell>
          <table:table-cell table:number-columns-repeated="255"/>
        </table:table-row>
        <table:table-row table:style-name="ro1">
          <table:table-cell office:value-type="string">
            <text:p>ཟཝ་བཅུད་མེད། (མིང་ཁྱད) ཟཝ་བཅུད་མེད་ཉལཝ་གཉིད་མེད་ཟེར་དོ་བཟུམ་དཀའ་སྡུག་སྦོམ་མྱོང་བའི་དོན།</text:p>
          </table:table-cell>
          <table:table-cell table:number-columns-repeated="255"/>
        </table:table-row>
        <table:table-row table:style-name="ro1">
          <table:table-cell office:value-type="string">
            <text:p>ཟར་ཟར་ཟིར་ཟིར། (མིང་ཁྱད) མི་ཟར་ཟར་ཟིར་ཟིར་རང་མིན་ནུག་ཟེར་དོ་བཟུམ་རེ་གཉིས་ཡང་མེད་པའི་དོན།</text:p>
          </table:table-cell>
          <table:table-cell table:number-columns-repeated="255"/>
        </table:table-row>
        <table:table-row table:style-name="ro1">
          <table:table-cell office:value-type="string">
            <text:p>ཟས། (མིང་) བཞེས་སྒོ་སྤྱིར་བཏང་གི་མིང༌།</text:p>
          </table:table-cell>
          <table:table-cell table:number-columns-repeated="255"/>
        </table:table-row>
        <table:table-row table:style-name="ro1">
          <table:table-cell office:value-type="string">
            <text:p>ཟས་དཀར་ཟས། (མིང་) ཤ་ཁྲག་སླ་མ་བསྲེས་པའི་བཞེས་སྒོ།</text:p>
          </table:table-cell>
          <table:table-cell table:number-columns-repeated="255"/>
        </table:table-row>
        <table:table-row table:style-name="ro1">
          <table:table-cell office:value-type="string">
            <text:p>ཟས་དཀར་གསུམ། (མིང་) ཞོ་ཨོམ་མར་གསུམ།</text:p>
          </table:table-cell>
          <table:table-cell table:number-columns-repeated="255"/>
        </table:table-row>
        <table:table-row table:style-name="ro1">
          <table:table-cell office:value-type="string">
            <text:p>ཟས་གོས། (མིང་) ཁར་ཟ་ནི་དང་གཟུགས་ཁར་གྱོན་ནི་གི་གོ་གཅིག་ཁར་སླབ་པའི་བསྡུས་ཚིགལྟོ་གོས་དང་འདྲ།</text:p>
          </table:table-cell>
          <table:table-cell table:number-columns-repeated="255"/>
        </table:table-row>
        <table:table-row table:style-name="ro1">
          <table:table-cell office:value-type="string">
            <text:p>ཟས་གྲིབ། (མིང་) བཞེས་སྒོ་ལས་བརྟེན་ཏེ་ཚུད་པའི་གྲིབ།</text:p>
          </table:table-cell>
          <table:table-cell table:number-columns-repeated="255"/>
        </table:table-row>
        <table:table-row table:style-name="ro1">
          <table:table-cell office:value-type="string">
            <text:p>ཟས་ངན། (མིང་) དུག་དང་ཆང་ཏམ་ཁུ་སྨྱོས་རྫས་ཚུ།</text:p>
          </table:table-cell>
          <table:table-cell table:number-columns-repeated="255"/>
        </table:table-row>
        <table:table-row table:style-name="ro1">
          <table:table-cell office:value-type="string">
            <text:p>ཟས་མངར། (མིང་ཁྱད་) བྲོཝ་མངར་ཏོང་ཏོ་གི་ཟས་ཚུ།</text:p>
          </table:table-cell>
          <table:table-cell table:number-columns-repeated="255"/>
        </table:table-row>
        <table:table-row table:style-name="ro1">
          <table:table-cell office:value-type="string">
            <text:p>ཟས་བསྔོ། (མིང་) གདོན་བགེགས་དང་གཤིན་པོ་ཚུ་ལུ་ཟས་བསྔོ་བའི་ཚིག།</text:p>
          </table:table-cell>
          <table:table-cell table:number-columns-repeated="255"/>
        </table:table-row>
        <table:table-row table:style-name="ro1">
          <table:table-cell office:value-type="string">
            <text:p>ཟས་བཅུད། (མིང་) ཟས་ཀྱི་ནུས་པ་ཟས་ཀྱི་བཅུད་ཟས་ཀྱི་སྙིང་པོ།</text:p>
          </table:table-cell>
          <table:table-cell table:number-columns-repeated="255"/>
        </table:table-row>
        <table:table-row table:style-name="ro1">
          <table:table-cell office:value-type="string">
            <text:p>ཟས་ཐོ། (མིང་) བཞེས་སྒོ་གི་སྣ་མ་འདྲ་བའི་ཐོ་ཡིག།བཞེས་སྒོ་མ་མངགས་པའི་ཧེ་མ་ཟས་ཐོ་བལྟ་དགོ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ས་དུག (མིང་) ༡ཟས་དང་གཅིག་ཁར་ཚུད་པའི་དུག༢ཟས་དུག་ལུ་འགྱུར་བ།</text:p>
          </table:table-cell>
          <table:table-cell table:number-columns-repeated="255"/>
        </table:table-row>
        <table:table-row table:style-name="ro1">
          <table:table-cell office:value-type="string">
            <text:p>ཟས་ནོར། (མིང་) ཟ་བ་ཟས་དང་ནོར་ལོངས་སྤྱོད་ཀྱི་བསྡུས་ཚིག།</text:p>
          </table:table-cell>
          <table:table-cell table:number-columns-repeated="255"/>
        </table:table-row>
        <table:table-row table:style-name="ro1">
          <table:table-cell office:value-type="string">
            <text:p>ཟས་སྣ། (མིང་) ༡ཟས་ལྷམ་པ་མ་འདྲཝ་ལེ་ཤ་ལུ་ཟས་སྣ་ཟེར་སླབ་ནི་དང་དེ་མ་ཚད་༢གྲོ་ཞིབ་ཀྱིས་སྐམ་ཚོགས་བཟོ་བཟོཝ་ཅིག་ལུ་ཡང་ཟས་སྣ་ཟེར་སླབ་འོང༌།</text:p>
          </table:table-cell>
          <table:table-cell table:number-columns-repeated="255"/>
        </table:table-row>
        <table:table-row table:style-name="ro1">
          <table:table-cell office:value-type="string">
            <text:p>ཟས་ཕུད། (མིང་) ཟས་མ་ཟ་བའི་དང་པ་ལྟོ་ཕུད།</text:p>
          </table:table-cell>
          <table:table-cell table:number-columns-repeated="255"/>
        </table:table-row>
        <table:table-row table:style-name="ro1">
          <table:table-cell office:value-type="string">
            <text:p>ཟས་འབྲེལ། (མིང་) ཟས་ཀྱི་འབྲེལ་བ་ཟེར་བཞེས་སྒོ་ཕར་བྱིན་ཚུར་ལེན་འབད་ནི།</text:p>
          </table:table-cell>
          <table:table-cell table:number-columns-repeated="255"/>
        </table:table-row>
        <table:table-row table:style-name="ro1">
          <table:table-cell office:value-type="string">
            <text:p>ཟས་མེད་གཉིད་མེད། (མིང་) ཟ་ནི་ཟས་མེད་ཉལཝ་གཉིད་མེད་ཟེར་སྡུག་བསྔལ་མྱོང་ཚུལ་བཤད་ཐངས།</text:p>
          </table:table-cell>
          <table:table-cell table:number-columns-repeated="255"/>
        </table:table-row>
        <table:table-row table:style-name="ro1">
          <table:table-cell office:value-type="string">
            <text:p>ཟས་གཙང་སྲས། (མིང་) སངས་རྒྱས་ཤཱཀྱ་ཐུབ་པའི་མཚན།ཡབ་རྒྱལ་པོ་ཟས་གཙང་གི་སྲས་འབད་ནི་འདི་གིས་མཚན་དེ་སྦེ་གསོལ་ནུག།</text:p>
          </table:table-cell>
          <table:table-cell table:number-columns-repeated="255"/>
        </table:table-row>
        <table:table-row table:style-name="ro1">
          <table:table-cell office:value-type="string">
            <text:p>ཟས་ཟ། (བྱ་ཚིག་) ལྟོ་ཟ་ནི།</text:p>
          </table:table-cell>
          <table:table-cell table:number-columns-repeated="255"/>
        </table:table-row>
        <table:table-row table:style-name="ro1">
          <table:table-cell office:value-type="string">
            <text:p>ཟས་ཡིག (མིང་) ཟས་བཟོ་ཐངས་ཀྱི་སྦྱོར་ངག།</text:p>
          </table:table-cell>
          <table:table-cell table:number-columns-repeated="255"/>
        </table:table-row>
        <table:table-row table:style-name="ro1">
          <table:table-cell office:value-type="string">
            <text:p>ཟས་ལྷག (མིང་) ལྟོ་ལྷག་ཚོད་ལྷག་ལྟོ་ལྷག་གིས་ཕན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ི་ཁྱིམ། (མིང་) རང་བྱུང་གི་ཟངས་དང་རིན་པོ་ཆེ་སྣ་ཚོགས་གཅིག་ཁར་བཞུ་བའི་རྒྱུ་ལུ་ཟི་ཁྱིམ་ཟེར་སླབ་ཨིན།ཛི་ཀྵིཾ་ཟེར་ཡང་འབྲི་སྲོལ་ཡོད།</text:p>
          </table:table-cell>
          <table:table-cell table:number-columns-repeated="255"/>
        </table:table-row>
        <table:table-row table:style-name="ro1">
          <table:table-cell office:value-type="string">
            <text:p>ཟི་ར། (མིང་) ཟི་ར་དཀར་པོ་དང་གནགཔོ་ཟེར་སྨན་གྱི་བྱེ་བྲག་ཅིག་ཨིན།</text:p>
          </table:table-cell>
          <table:table-cell table:number-columns-repeated="255"/>
        </table:table-row>
        <table:table-row table:style-name="ro1">
          <table:table-cell office:value-type="string">
            <text:p>ཟི་ར་དཀར་པོ། (མིང་ཁྱད་) གློ་ནད་ཚད་ནད་དྲག་ནི་དང་བཞེས་སྒོ་བཞུ་ནི་ཟ་ཁམས་གཏགས་ནི་གི་སྨན།</text:p>
          </table:table-cell>
          <table:table-cell table:number-columns-repeated="255"/>
        </table:table-row>
        <table:table-row table:style-name="ro1">
          <table:table-cell office:value-type="string">
            <text:p>ཟི་ར་ནག་པོ། (མིང་ཁྱད་) མཆིན་ནད་དང་གྲང་ནད་ཕོ་བའི་དྲོད་ཉམས་ནི་བཞེས་སྒོ་མ་བཞུ་མི་ཚུ་ལུ་ཕན་པའི་སྨན།</text:p>
          </table:table-cell>
          <table:table-cell table:number-columns-repeated="255"/>
        </table:table-row>
        <table:table-row table:style-name="ro1">
          <table:table-cell office:value-type="string">
            <text:p>ཟི་ར་སེར་པོ། (མིང་ཁྱད་) ཚད་ནད་ལུ་ཕན་པའི་སྨན།</text:p>
          </table:table-cell>
          <table:table-cell table:number-columns-repeated="255"/>
        </table:table-row>
        <table:table-row table:style-name="ro1">
          <table:table-cell office:value-type="string">
            <text:p>ཟི་ལིང༌། (མིང་) བོད་དང་ཉེ་བའི་རྒྱ་ནག་གི་ས་གནས་ཅིག་གི་མིང༌།</text:p>
          </table:table-cell>
          <table:table-cell table:number-columns-repeated="255"/>
        </table:table-row>
        <table:table-row table:style-name="ro1">
          <table:table-cell office:value-type="string">
            <text:p>ཟི་ལིང་རྟ། (མིང་) ས་གནས་ཟི་ལིང་ལས་ཐོན་པའི་རྟའི་རིགས།</text:p>
          </table:table-cell>
          <table:table-cell table:number-columns-repeated="255"/>
        </table:table-row>
        <table:table-row table:style-name="ro1">
          <table:table-cell office:value-type="string">
            <text:p>ཟིང་འཁྲུག (མིང) མ་འགྲིགས་པར་འཐབ་འཛིང་འབད་བའི་དོན།དམག་འཁྲུགས་དང་དོན་འདྲ།</text:p>
          </table:table-cell>
          <table:table-cell table:number-columns-repeated="255"/>
        </table:table-row>
        <table:table-row table:style-name="ro1">
          <table:table-cell office:value-type="string">
            <text:p>ཟིང་ཆ། (མིང་) ཟིང་འཁྲུག་གི་གནས་སྟངས་མིང༌།</text:p>
          </table:table-cell>
          <table:table-cell table:number-columns-repeated="255"/>
        </table:table-row>
        <table:table-row table:style-name="ro1">
          <table:table-cell office:value-type="string">
            <text:p>ཟིང་ལོང༌། (བྱ་ཚིག་) ཟིང་འཁྲུག་ལོང་བའིདོན།</text:p>
          </table:table-cell>
          <table:table-cell table:number-columns-repeated="255"/>
        </table:table-row>
        <table:table-row table:style-name="ro1">
          <table:table-cell office:value-type="string">
            <text:p>ཟིན། (མིང་) ༡ལཱ་འབད་ཚར་བའི་ཚིག།༢བདའ་ཟུན་པའི་འདས་ཚིག།</text:p>
          </table:table-cell>
          <table:table-cell table:number-columns-repeated="255"/>
        </table:table-row>
        <table:table-row table:style-name="ro1">
          <table:table-cell office:value-type="string">
            <text:p>ཟིན་འགོད། (མིང་) ཟིན་བྲིས་བཏབ་ནི་གི་ལཱ།</text:p>
          </table:table-cell>
          <table:table-cell table:number-columns-repeated="255"/>
        </table:table-row>
        <table:table-row table:style-name="ro1">
          <table:table-cell office:value-type="string">
            <text:p>ཟིན་ཐོ། (མིང་) ཟིན་བྲིས་བཏབ་སྟེ་རང་གི་དྲན་གསོ་འབད་བཞག་པའི་ཐོ།</text:p>
          </table:table-cell>
          <table:table-cell table:number-columns-repeated="255"/>
        </table:table-row>
        <table:table-row table:style-name="ro1">
          <table:table-cell office:value-type="string">
            <text:p>ཟིན་དེབ། (མིང་) ཟིན་བྲིས་བཀོད་སའི་དེབ།ཟིན་དེབ་ནང་དོན་དག་ཚངམ་འབད་བྲིས་ནུག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ིན་བྲིས། (མིང་) ༡སེམས་ཁ་ལས་བརྗེད་སོ་རུང་ལོག་སྟེ་དཔྱད་རིག་གཏང་ནིའི་དོན་ལས་ཡི་གུ་བྲིས་བཞག་བཞགཔ།འགན་རྒྱ་ལ་སོགས་པ་འགོ་དང་པ་བསམ་པར་འབད་བྲིས་བྲིཝ།</text:p>
          </table:table-cell>
          <table:table-cell table:number-columns-repeated="255"/>
        </table:table-row>
        <table:table-row table:style-name="ro1">
          <table:table-cell office:value-type="string">
            <text:p>ཟིན་ཤོག (མིང་) ཟིན་བྲིས་བཀོད་ནི་གི་ཤོག་ཀུ།</text:p>
          </table:table-cell>
          <table:table-cell table:number-columns-repeated="255"/>
        </table:table-row>
        <table:table-row table:style-name="ro1">
          <table:table-cell office:value-type="string">
            <text:p>ཟིམ་ཆར། (མིང་) གནམ་ཁ་ལས་དྲག་ཆར་མིན་པར་ཆརཔ་ཤུགས་ཆུང་ཀུ་སྦེ་རྐྱབ་མི་གྲུ་ཆར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ཟིམ་འཕྲོས་འཕྲོས། (མིང་ཁྱད་) ༡རི་མོ་ཕྱ་རུག་རུ་ཧིང་སངས་ས་ཡོད་པའི་མེ་ཏོག།༢མི་ཕོ་མོ་ག་འབད་རུང་གདོང་གི་པར་གཞི་ཚུ་ཧིང་སངས་ས་དང་བལྟ་ངོ་བདེ་མི་ལུ་ཕོ་རྒྱ་གདོང་ཟིམ་འཕྲོས་འཕྲོས་བུམོ་གདོང་ཟིམ་འཕྲོས་འཕྲོས་ཅིག་འདུག་ཟེར་སླབ་ཨིན།</text:p>
          </table:table-cell>
          <table:table-cell table:number-columns-repeated="255"/>
        </table:table-row>
        <table:table-row table:style-name="ro1">
          <table:table-cell office:value-type="string">
            <text:p>ཟིམ་མི་ཟིམ། (མིང་ཁྱད་) བུམོ་གདོང་ཟིམ་འཕྲོས་འཕྲོས་འཇའ་རིསམོ་ཡོད་མི་ལུ་གདོང་ཟིམ་མི་ཟིམ་ཟེར་སླབ་ཨིན།</text:p>
          </table:table-cell>
          <table:table-cell table:number-columns-repeated="255"/>
        </table:table-row>
        <table:table-row table:style-name="ro1">
          <table:table-cell office:value-type="string">
            <text:p>ཟིམ་ཟིམ། (མིང་ཁྱད་) ཟིམ་ཆར་རྐྱབ་ཐངས་ཅིག།</text:p>
          </table:table-cell>
          <table:table-cell table:number-columns-repeated="255"/>
        </table:table-row>
        <table:table-row table:style-name="ro1">
          <table:table-cell office:value-type="string">
            <text:p>ཟིར་ཟིར། (མིང་ཁྱད་) ༡ཁའི་རྒྱ་བོ་ཟིར་ཟི་༢སྦྱངམ་གི་གཤོགཔ་ཟིར་ཟིར་བཏང་སྤར་ནི།༣གཟུགས་གཡུག་རྐྱབ་སྟེ་ཟིར་ནི་ཚུ།</text:p>
          </table:table-cell>
          <table:table-cell table:number-columns-repeated="255"/>
        </table:table-row>
        <table:table-row table:style-name="ro1">
          <table:table-cell office:value-type="string">
            <text:p>ཟིལ། (མིང་) གཟི་བརྗིད་ནུས་པ་སྐུ་དབང་རྔམ་ཟིལ་ཚུ།</text:p>
          </table:table-cell>
          <table:table-cell table:number-columns-repeated="255"/>
        </table:table-row>
        <table:table-row table:style-name="ro1">
          <table:table-cell office:value-type="string">
            <text:p>ཟིལ་གྱིས་གནོན་པ། (མིང་) དབང་གིས་གནོན་པ།ཟིལ་གནོན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ཟིལ་དངར། (མིང་) ༡མངར་བའི་བཅུད་ཀྱི་སྙིང་པོ།༢མེ་ཏོག་གི་ཟིལ་དངར་ཟེར་བ་ཅིན་སྦྲང་རྩི་ལུ་གོ།</text:p>
          </table:table-cell>
          <table:table-cell table:number-columns-repeated="255"/>
        </table:table-row>
        <table:table-row table:style-name="ro1">
          <table:table-cell office:value-type="string">
            <text:p>ཟིལ་མངར། (མིང་) ཟིལ་དངར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ཟིལ་གནོན། (མིང་) ༡ཕར་ལོགས་མའི་དགྲ་ཚུ་རང་གི་དབང་གིས་ཨེབ་ནི།ཟིལ་གྱིས་གནོན་ནི།༢མཁས་པའི་ཡོན་ཏན་གྱིས་བླུན་པོ་ཟིལ་གྱིས་གནོན་ནི།༣ཉིམ་ཤརཝ་ད་ཟླ་བའི་འོད་ཟིལ་གྱིས་གནོན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ིལ་པ། (མིང་) ཆརཔ་རྐྱབ་ད་རྩྭའི་གུ་ཆགས་པའི་ཟིལ་པ།</text:p>
          </table:table-cell>
          <table:table-cell table:number-columns-repeated="255"/>
        </table:table-row>
        <table:table-row table:style-name="ro1">
          <table:table-cell office:value-type="string">
            <text:p>ཟུག་རྐྱབ་ནི། (བྱ་ཚིག་) ན་ཟུག་བརྐྱབ་པའི་དོན།དོན་ཧིང་ཁར་ན་ཟུག་བརྐྱབ་མས་སོ་ཟུག་བརྐྱབ་སྟེ་དྲེགས་མ་ཚུགས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ུག་སྨན། (མིང་) ན་ཟུག་བཅག་ནིའི་སྨན།</text:p>
          </table:table-cell>
          <table:table-cell table:number-columns-repeated="255"/>
        </table:table-row>
        <table:table-row table:style-name="ro1">
          <table:table-cell office:value-type="string">
            <text:p>ཟུང༌། (མིང་) ཆ་གཅིག་གི་དོན།དཔེར་ན་ཤིང་ལེབ་ཟུང་གཅིག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ུང་འཇུག (མིང་) གཞི་བདེན་གཉིས་ཟུང་འཇུག་ལམ་ཚོགས་གཉིས་ཟུང་འཇུག་འབྲས་བུ་སྐུ་གཉིས་ཟུང་འཇུག་ཟེར་དོ་བཟུམ་དབྱེར་མེད་གཅིག་འདྲེས་ཀྱི་དོན།</text:p>
          </table:table-cell>
          <table:table-cell table:number-columns-repeated="255"/>
        </table:table-row>
        <table:table-row table:style-name="ro1">
          <table:table-cell office:value-type="string">
            <text:p>ཟུང་ལྡན་ཤེས་ཡོན། (མིང་) བུ་དང་བུམོ་གཉིས་ཆ་རང་ཤེས་ཡོན་གཅིག་ཁར་ལྷབ་ནི་ཡོད་པའི་རིང་ལུགས།</text:p>
          </table:table-cell>
          <table:table-cell table:number-columns-repeated="255"/>
        </table:table-row>
        <table:table-row table:style-name="ro1">
          <table:table-cell office:value-type="string">
            <text:p>ཟུང་འབྲེལ། (མིང་) མ་འདྲཝ་གཉིས་གཅིག་ཁར་འབྲེལ་ཏེ་ལག་ལེན་འཐབ་པའི་མིང༌།ཆོས་སྲིད་ཟུང་འབྲེལ་ཐབས་ཤེས་ཟུང་འབྲེལ་དཀར་རྙིང་ཟུང་འབྲེལ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ུང་སྦྲེལ། (མིང་) གཉིས་གཅིག་ཁར་སྦྲགས་ནི།བྱེད་འབྲེལ་ལས་ཚིག།</text:p>
          </table:table-cell>
          <table:table-cell table:number-columns-repeated="255"/>
        </table:table-row>
        <table:table-row table:style-name="ro1">
          <table:table-cell office:value-type="string">
            <text:p>ཟུངས། (བསྐུལ་ཚིག་) བཟུང་གི་བསྐུལ་ཚིག།</text:p>
          </table:table-cell>
          <table:table-cell table:number-columns-repeated="255"/>
        </table:table-row>
        <table:table-row table:style-name="ro1">
          <table:table-cell office:value-type="string">
            <text:p>ཟུངས་ཁྲག (མིང་) ཁོག་པའི་རྩ་བཟུང་ནི་ལུ་དགོ་པའི་ཁྲག།</text:p>
          </table:table-cell>
          <table:table-cell table:number-columns-repeated="255"/>
        </table:table-row>
        <table:table-row table:style-name="ro1">
          <table:table-cell office:value-type="string">
            <text:p>ཟུན། (བྱ་ཚིག་) ༡རྟིང་བདའ་རྒྱུགས་སོང་སྟེ་བདའ་ཟུན་ནི།༢ཀླུ་ནད་ཟུན་ཆི་ནུག་ཟེར་བ་ཅིན་ནད་གཞི་ཐེབས་པའི་དོན་ཚུ་ལུ་སྐབས་ཐོབ་དང་བསྟུན་ཏེ་འཇུགཔ་ཨིན།</text:p>
          </table:table-cell>
          <table:table-cell table:number-columns-repeated="255"/>
        </table:table-row>
        <table:table-row table:style-name="ro1">
          <table:table-cell office:value-type="string">
            <text:p>ཟུནམ། (བྱ་ཁྱད་) བདའ་ཟུན་ཟུནམ་ངོ་ཟུན་ཟུནམ།</text:p>
          </table:table-cell>
          <table:table-cell table:number-columns-repeated="255"/>
        </table:table-row>
        <table:table-row table:style-name="ro1">
          <table:table-cell office:value-type="string">
            <text:p>ཟུམ། (མིང་) མེ་ཏོག་ཚུ་ཁ་ཟུམ།བྱེད་མེད་ལས་ཚིག།</text:p>
          </table:table-cell>
          <table:table-cell table:number-columns-repeated="255"/>
        </table:table-row>
        <table:table-row table:style-name="ro1">
          <table:table-cell office:value-type="string">
            <text:p>ཟུམན། (མིང་) མེ་ཏོག་ཁ་ཟུམན་སྦྱངམ་འཁོར་ས་མི་འོང༌།</text:p>
          </table:table-cell>
          <table:table-cell table:number-columns-repeated="255"/>
        </table:table-row>
        <table:table-row table:style-name="ro1">
          <table:table-cell office:value-type="string">
            <text:p>ཟུམཔ། (མིང་) མེ་ཏོག་ཁ་ཟུམ་ཟུམཔ།མིང་མཐའ་བསྡུས་པ།</text:p>
          </table:table-cell>
          <table:table-cell table:number-columns-repeated="255"/>
        </table:table-row>
        <table:table-row table:style-name="ro1">
          <table:table-cell office:value-type="string">
            <text:p>ཟུར། (མིང་) ༡ལེབ་མིན་པའི་ཟུར།བྱག་གི་ཟུར།རྩིག་པའི་ཟུར་ཚུ།༢དགྲ་བྱང་འཕྱད་ལས་ཟུར་ནི་ལཱ་ཁག་དྲགས་ལས་ཟུར་ནི་གཡས་ལུ་ཟུར་གཡོན་ལུ་ཟུར་ལ་སོགས་པ་ཉམས་འཚེར་ཏེ་ཟུར་ཁར་འཐོན་པའི་བྱ་ཚིག་ཨིན།</text:p>
          </table:table-cell>
          <table:table-cell table:number-columns-repeated="255"/>
        </table:table-row>
        <table:table-row table:style-name="ro1">
          <table:table-cell office:value-type="string">
            <text:p>ཟུར་ཁ། (མིང་) སྦུག་ལུ་མིན་པའི་ཟུར་ཁ་དཔེར་ན་༡མ་ཁྱིམ་ནང་ལས་འདོདཔ་རང་ས་འབད་ཟུར་ཁར་འཐོན་སྡོད་ནི།༢མདའ་གཞུང་མ་ཕྲང་པར་འབའ་མའི་ཟུར་ཁ་ལས་འབྱིད་འགྱོ་ནི།༣ལམ་གྱི་ཟུར་ཁ་ཁྱིམ་གྱི་ཟུར་ཁ་ཟེར་བ་ཅིན་ཉེ་ལོགས་ལུ་གོ་ནི་ཨིན།</text:p>
          </table:table-cell>
          <table:table-cell table:number-columns-repeated="255"/>
        </table:table-row>
        <table:table-row table:style-name="ro1">
          <table:table-cell office:value-type="string">
            <text:p>ཟུར་ཁྱིམ། (མིང་) ༡མ་ཁྱིམ་གྱི་ཟུར་ཁར་ཡོད་པའི་ཁྱིམ།༢ཟུར་ཏེ་སྡོད་སའི་ཁྱིམ།</text:p>
          </table:table-cell>
          <table:table-cell table:number-columns-repeated="255"/>
        </table:table-row>
        <table:table-row table:style-name="ro1">
          <table:table-cell office:value-type="string">
            <text:p>ཟུར་གྲོགས། (མིང་) རང་གི་གཉེན་གྲོགས་ངོ་མ་མིན་པར་ཟུར་ཁ་ལུ་ཡོད་པའི་ཨ་རོགས་དགའ་རོགས།</text:p>
          </table:table-cell>
          <table:table-cell table:number-columns-repeated="255"/>
        </table:table-row>
        <table:table-row table:style-name="ro1">
          <table:table-cell office:value-type="string">
            <text:p>ཟུར་སྒྱེས། (མིང་) འགོ་དཔོན་དང་ཚོགས་འགུཔ་བླ་སློབ་ཚུ་ལུ་བཞེས་ཆ་གངམ་དྲང་ནི་གི་དམིགས་བསལ་གྱི་ཚོདམ།</text:p>
          </table:table-cell>
          <table:table-cell table:number-columns-repeated="255"/>
        </table:table-row>
        <table:table-row table:style-name="ro1">
          <table:table-cell office:value-type="string">
            <text:p>ཟུར་སྒྲོ། (མིང་) བྱའི་གཟུགས་ཀྱི་གཞོགས་གཉིས་ཀྱི་སྒྲོ།</text:p>
          </table:table-cell>
          <table:table-cell table:number-columns-repeated="255"/>
        </table:table-row>
        <table:table-row table:style-name="ro1">
          <table:table-cell office:value-type="string">
            <text:p>ཟུར་བརྒྱད། (མིང་) རྩིབས་བརྒྱད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ཟུར་གཅིག (མིང་) མཐའམ་གཅིག་ཟུར་ཆ་གཅིག་ཟེར་བའི་དོན།</text:p>
          </table:table-cell>
          <table:table-cell table:number-columns-repeated="255"/>
        </table:table-row>
        <table:table-row table:style-name="ro1">
          <table:table-cell office:value-type="string">
            <text:p>ཟུར་ལྕམ། (མིང་) མི་དྲག་ཚུ་གིས་ཟུར་དུ་འཚོལ་བའི་ཨམ་སྲུ།</text:p>
          </table:table-cell>
          <table:table-cell table:number-columns-repeated="255"/>
        </table:table-row>
        <table:table-row table:style-name="ro1">
          <table:table-cell office:value-type="string">
            <text:p>ཟུར་ཆ། (མིང་) ཆ་ཤས་ཅིགཆ་ཕྲན་ཅིག་ཟེར་བའི་དོན།དཔེ་ཆ་ཟུར་ཆ་གཅིག་རང་ཤེས་མ་ཚུགས།</text:p>
          </table:table-cell>
          <table:table-cell table:number-columns-repeated="255"/>
        </table:table-row>
        <table:table-row table:style-name="ro1">
          <table:table-cell office:value-type="string">
            <text:p>ཟུར་ཆ་འདྲོངས། (མིང་) ག་ཅི་རང་འབད་རུང་ཆ་ཤས་ཆས་ཚངམ་སྦེ་འབད་ཚུགས་པའི་དོན།མཐིལ་ཕྱིན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ཟུར་ཆག་གི་སྐད། (མིང་) སྒྲ་ཟུར་ཉམས་པའི་སྐད།</text:p>
          </table:table-cell>
          <table:table-cell table:number-columns-repeated="255"/>
        </table:table-row>
        <table:table-row table:style-name="ro1">
          <table:table-cell office:value-type="string">
            <text:p>ཟུར་ཆོས། (མིང་) སྒེར་གྱི་དཔེ་ཆ་ལྟ་ནི་གི་ཤེས་ཡོན།</text:p>
          </table:table-cell>
          <table:table-cell table:number-columns-repeated="255"/>
        </table:table-row>
        <table:table-row table:style-name="ro1">
          <table:table-cell office:value-type="string">
            <text:p>ཟུར་མཆན། (མིང་) དཔེ་ཆའི་གཞུང་ཡི་གུ་ལུ་རྟགས་བཀལ་ཏེ་ཟུར་ཁར་མཆན་ཡིག་བཏབ་སྟེ་ཡོད་མི།</text:p>
          </table:table-cell>
          <table:table-cell table:number-columns-repeated="255"/>
        </table:table-row>
        <table:table-row table:style-name="ro1">
          <table:table-cell office:value-type="string">
            <text:p>ཟུར་མཇལ། (མིང་) ༡གདོང་ཁ་ལས་མིན་པར་ཟུར་ཁ་ལས་མཇལ་བ།༢ལོགས་སུ་འབད་མཇལ་བའི་དོན།དམིགས་བསལ་མཇལ་ཁ།</text:p>
          </table:table-cell>
          <table:table-cell table:number-columns-repeated="255"/>
        </table:table-row>
        <table:table-row table:style-name="ro1">
          <table:table-cell office:value-type="string">
            <text:p>ཟུར་ཉན། (མིང་) མི་གཉིས་བློ་སླབ་ད་ཟུར་ཁ་ལས་གསང་སྟེ་ཉན་ནི་ལྐོག་ཉན་དང་འདྲ།</text:p>
          </table:table-cell>
          <table:table-cell table:number-columns-repeated="255"/>
        </table:table-row>
        <table:table-row table:style-name="ro1">
          <table:table-cell office:value-type="string">
            <text:p>ཟུར་ཉམས། (མིང་) སྒྲ་ཟུར་ཉམས་པ།ཟུར་ཆག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ཟུར་བཏོན། (བྱ་ཚིག་) ༡ཟུར་ཁར་བཏོན་པའི་འདས་ཚིག༢ཟུར་མེད་སར་ཟུར་བཙུགས་ཏེ་བཏོན་པ།</text:p>
          </table:table-cell>
          <table:table-cell table:number-columns-repeated="255"/>
        </table:table-row>
        <table:table-row table:style-name="ro1">
          <table:table-cell office:value-type="string">
            <text:p>ཟུར་ཐབས། (མིང་) འབྱིད་འགྱོ་ནིའི་ཐབས་ལམ།སྤྱི་སི་བཏོག་ནིའི་ཐབས་ཤེས།</text:p>
          </table:table-cell>
          <table:table-cell table:number-columns-repeated="255"/>
        </table:table-row>
        <table:table-row table:style-name="ro1">
          <table:table-cell office:value-type="string">
            <text:p>ཟུར་ཐིག (མིང་) ཁྱིམ་གྱི་རྩིག་པའི་ཟུར་ཐིག།དཀྱིལ་འཁོར་གྱི་ཟུར་ཐིག།</text:p>
          </table:table-cell>
          <table:table-cell table:number-columns-repeated="255"/>
        </table:table-row>
        <table:table-row table:style-name="ro1">
          <table:table-cell office:value-type="string">
            <text:p>ཟུར་ཐེབས། (མིང་) གཞན་སྤྱིར་བཏང་ལུ་མེད་པའི་སྒེར་ལུ་སོ་སོར་བཟོ་བ།</text:p>
          </table:table-cell>
          <table:table-cell table:number-columns-repeated="255"/>
        </table:table-row>
        <table:table-row table:style-name="ro1">
          <table:table-cell office:value-type="string">
            <text:p>ཟུར་ཐོ། (མིང་) ཡི་གུ་དང་གཅིག་ཁར་སྦྲགས་ཏེ་སྐྱེལ་དགོ་པའི་ཟུར་སྦྲགས་ཡི་གུ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ུར་དེབ། (མིང་) ཟུར་དེབ་དང་པ་གཉིས་པ་ཟེར་དོ་བཟུམ་རྩ་བའི་ཡིག་ཆ་གི་ཡན་ལག།</text:p>
          </table:table-cell>
          <table:table-cell table:number-columns-repeated="255"/>
        </table:table-row>
        <table:table-row table:style-name="ro1">
          <table:table-cell office:value-type="string">
            <text:p>ཟུར་དྲུགམ། (མིང་) སྐར་གཟུགས་བཟོ་དབྱིབས།</text:p>
          </table:table-cell>
          <table:table-cell table:number-columns-repeated="255"/>
        </table:table-row>
        <table:table-row table:style-name="ro1">
          <table:table-cell office:value-type="string">
            <text:p>ཟུར་རྡོ། (མིང་) རྩིག་པའི་ཟུར་བརྩིག་ནིའི་རྡོ།རྡོ་ངོ་ཡོདཔ།</text:p>
          </table:table-cell>
          <table:table-cell table:number-columns-repeated="255"/>
        </table:table-row>
        <table:table-row table:style-name="ro1">
          <table:table-cell office:value-type="string">
            <text:p>ཟུར་པ། (མིང་) ཁྲལ་ཕུལ་ནི་ལས་དགོངས་ཞུ་འབད་དེ་ཟུར་ཁར་ཐོན་སྡོད་པའི་མི་སེར།</text:p>
          </table:table-cell>
          <table:table-cell table:number-columns-repeated="255"/>
        </table:table-row>
        <table:table-row table:style-name="ro1">
          <table:table-cell office:value-type="string">
            <text:p>ཟུར་སྤོས། (མིང་) སྤོས་ལེགས་ཤོམ་གྱི་གྲས་ཅིག།</text:p>
          </table:table-cell>
          <table:table-cell table:number-columns-repeated="255"/>
        </table:table-row>
        <table:table-row table:style-name="ro1">
          <table:table-cell office:value-type="string">
            <text:p>ཟུར་ཕོགས། (མིང་) ༡གཞུང་གཡོག་ལས་དགོངམ་ཞུ་སྟེ་ཟུར་ཁར་སྡོདཔ་ད་གི་དགོངས་ཞུའི་དངུལ་ཕོགས།༢ལཱ་ངོ་མའི་གུ་ལུ་དོ་རུང་ཟུར་ལཱ་གཞན་འབད་བའི་ཕོགས་ཡོད་མི།</text:p>
          </table:table-cell>
          <table:table-cell table:number-columns-repeated="255"/>
        </table:table-row>
        <table:table-row table:style-name="ro1">
          <table:table-cell office:value-type="string">
            <text:p>ཟུར་མིག (མིང་) མིག་ཏོ་ཟུར་གྱིས་བལྟ་ནི།ཕོ་མོ་གཅིག་གིས་གཅིག་ལུ་སེམས་ཆགས་པའི་ལྟ་ཐངས་ཀྱི་རྣམ་པ།ཨམ་སྲུ་གི་མཛེས་ཆོས་ཅིག།</text:p>
          </table:table-cell>
          <table:table-cell table:number-columns-repeated="255"/>
        </table:table-row>
        <table:table-row table:style-name="ro1">
          <table:table-cell office:value-type="string">
            <text:p>ཟུར་ཙམ། (མིང་) ཆུང་ཀུགུ་ཅིག་དཔྱེ་འབད་བ་ཅིན་མི་མཁསཔ་ཚུ་རང་གིས་བློ་ཟུར་ཙམ་ཅིག་སླབ་པའི་བསྒང་ལས་ཧ་གོ་ཚུགས་པས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ུར་ཚིགས། (མིང་) གོ་གི་ཟུར་ཚིགས།གོ་གི་མདུན་ཚིགས་ཕྱི་མ་དང་ནང་མ་གཉིས་ཀྱི་ཟུར་ཁར་སྦྱར་ཏེ་ཡོད་མི།</text:p>
          </table:table-cell>
          <table:table-cell table:number-columns-repeated="255"/>
        </table:table-row>
        <table:table-row table:style-name="ro1">
          <table:table-cell office:value-type="string">
            <text:p>ཟུར་ཞུ། (མིང་) དོན་དག་ལོགས་སུ་འབད་དེ་ཞུ་ནི།ཡང་བསྐྱར་སྒོས་ལུགས་འབད་ཞུ་ནི།</text:p>
          </table:table-cell>
          <table:table-cell table:number-columns-repeated="255"/>
        </table:table-row>
        <table:table-row table:style-name="ro1">
          <table:table-cell office:value-type="string">
            <text:p>ཟུར་བཞུགས། (མིང་) ལས་ཁུངས་ནང་ལས་དགོངསམ་ཞུ་སྟེ་ཟུར་ཁ་ལུ་སྡོད་པའི་ཞེ་ས།ཟུར་ཁར་སྡོད་མི་ཚུ་ལུ་ཟུར་བཞུགསཔ་ཟེར་སླབ་ཨིན།</text:p>
          </table:table-cell>
          <table:table-cell table:number-columns-repeated="255"/>
        </table:table-row>
        <table:table-row table:style-name="ro1">
          <table:table-cell office:value-type="string">
            <text:p>ཟུར་ཟས། (མིང་) དམངས་ཁར་མ་བཏོན་པར་ཟུར་ཁར་འབད་ཟ་བའི་ཟས།</text:p>
          </table:table-cell>
          <table:table-cell table:number-columns-repeated="255"/>
        </table:table-row>
        <table:table-row table:style-name="ro1">
          <table:table-cell office:value-type="string">
            <text:p>ཟུར་ཡིག (མིང་) ཡི་གུ་གཞུང་རྐྱང་ནང་མ་བྲིས་པར་གསང་གཏམ་ཚུ་ཡི་གུ་ལོགས་སུ་བྲིས་ཏེ་བསྐྱལ་ནི།ཟུར་བྲིས་དང་མཆན་ཡིག་ཟེར་ཡང་སླབ་འོང༌།</text:p>
          </table:table-cell>
          <table:table-cell table:number-columns-repeated="255"/>
        </table:table-row>
        <table:table-row table:style-name="ro1">
          <table:table-cell office:value-type="string">
            <text:p>ཟུར་ལམ། (མིང་) གཞུང་ལམ་མིན་པའི་ལམ་ཆུང་ཀུ།</text:p>
          </table:table-cell>
          <table:table-cell table:number-columns-repeated="255"/>
        </table:table-row>
        <table:table-row table:style-name="ro1">
          <table:table-cell office:value-type="string">
            <text:p>ཟུར་ལཱ། (མིང་) དྲོ་པ་ཕྱི་རུ་ལཱ་ཐེབས་འབད་མི་གི་ལཱ།</text:p>
          </table:table-cell>
          <table:table-cell table:number-columns-repeated="255"/>
        </table:table-row>
        <table:table-row table:style-name="ro1">
          <table:table-cell office:value-type="string">
            <text:p>ཟུར་གསུམ། (མིང་) དབྱིབས་གྲུ་གསུམ།</text:p>
          </table:table-cell>
          <table:table-cell table:number-columns-repeated="255"/>
        </table:table-row>
        <table:table-row table:style-name="ro1">
          <table:table-cell office:value-type="string">
            <text:p>ཟུརན། (མིང་) སྐུ་ཟུརན་མ་གཏོགས་དེ་མིན་ལམ་མི་ཐལ་ནི་ཨིན་མས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ེ། (མིང་) སྒང་དང་རི་ཚུ་གི་སྤྱི་ཏོག་གདང་རིངམ་ལུ་ཟེ་བཟུམ་ཡོད་མི་ལུ་སྒང་གི་ཟེ་དང་རིའི་ཟེ་ཟེར་སླབ་ཨིན།</text:p>
          </table:table-cell>
          <table:table-cell table:number-columns-repeated="255"/>
        </table:table-row>
        <table:table-row table:style-name="ro1">
          <table:table-cell office:value-type="string">
            <text:p>ཟེ་བ། (མིང་) རྟ་དང་སེམས་ཅན་ཚུ་གི་མགུ་ཏོག་དང་ཕྱག་ལྟག་བར་གྱི་སྲ་ཀྲག་ལུ་ཟེ་བ་ཟེར་སླབ་ཨིན།</text:p>
          </table:table-cell>
          <table:table-cell table:number-columns-repeated="255"/>
        </table:table-row>
        <table:table-row table:style-name="ro1">
          <table:table-cell office:value-type="string">
            <text:p>ཟེ་མ་ར་མགོ (མིང་) སྤྱིནམ་འབྱར་གྱི་མིང༌།</text:p>
          </table:table-cell>
          <table:table-cell table:number-columns-repeated="255"/>
        </table:table-row>
        <table:table-row table:style-name="ro1">
          <table:table-cell office:value-type="string">
            <text:p>ཟེ་ཚྭ། (མིང་) ནོར་ལུ་བྱིན་ནིའི་ཚྭའི་མིང༌།</text:p>
          </table:table-cell>
          <table:table-cell table:number-columns-repeated="255"/>
        </table:table-row>
        <table:table-row table:style-name="ro1">
          <table:table-cell office:value-type="string">
            <text:p>ཟེགས་མ། (མིང་) རྡོ་རྗེ་ཕ་ལམ་གྱི་ཟེགས་མ་ཟེར་དོ་བཟུམ་ཉག་མ་དང་རྡོག་མ་མེ་སྟག་གྲ་དུམ་ཚུ་ལུ་གོ་ནི་ཨིན།</text:p>
          </table:table-cell>
          <table:table-cell table:number-columns-repeated="255"/>
        </table:table-row>
        <table:table-row table:style-name="ro1">
          <table:table-cell office:value-type="string">
            <text:p>ཟེའུ་འབྲུ། (མིང་) མེ་ཏོག་པདྨའི་ནང་གི་ཟེའུ་འབྲུ།</text:p>
          </table:table-cell>
          <table:table-cell table:number-columns-repeated="255"/>
        </table:table-row>
        <table:table-row table:style-name="ro1">
          <table:table-cell office:value-type="string">
            <text:p>ཟེར། (མིང་) ༡སྐུའི་འོད་ཟེར་ཉི་མའི་ཟེར་ཚུ།༢ཆོས་སྐད་ནང་ལས་ཞེས་དང་ཅེས་ཚུ་གི་དོན་ལུ་རྫོང་ཁའི་ནང་ཟེར་འཇུགཔ་ཨིན།དཔེར་ན་ཁོ་ལྷ་ཨིན་ཟེར་སླབ་མས་ཟེར་དོ་བཟུམ།༣ན་བའི་ཟུག་ཟེར།</text:p>
          </table:table-cell>
          <table:table-cell table:number-columns-repeated="255"/>
        </table:table-row>
        <table:table-row table:style-name="ro1">
          <table:table-cell office:value-type="string">
            <text:p>ཟེར་བརྐྱབ་ནི། (མིང་ཁྱད་) ན་ཟུག་བརྐྱབ་ཐངས་ཅིག་མགུ་ཏོག་ཟེར་བརྐྱབ་སྟེ་ནཝ་མས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ེར་བརྡུང་ནི། (མིང་) ཆ་རོགས་གཅིག་གིས་གཅིག་ལུ་ཕྲག་དོག་བསྐྱེད་དེ་ཟེར་བརྡུང་ནི།དཔེར་ན་ཁོ་ལུ་དངུལ་ཕོགས་ཡར་སེང་གནང་པ་ཅིན་ང་ཡང་སེང་དགོ་ཅོག་རང་འཐད་ཟེར་སླབ་མི་ཚུ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ེརན། (མིང་) དེ་སྦེ་ཨིན་ཟེརན་མ་བཏུབ་མེད།</text:p>
          </table:table-cell>
          <table:table-cell table:number-columns-repeated="255"/>
        </table:table-row>
        <table:table-row table:style-name="ro1">
          <table:table-cell office:value-type="string">
            <text:p>ཟེརཝ། (མིང་) དེ་སྦེ་ཨིན་ཟེརཝ་ག་ཏེ་ཡོདཔ་སྨོ།</text:p>
          </table:table-cell>
          <table:table-cell table:number-columns-repeated="255"/>
        </table:table-row>
        <table:table-row table:style-name="ro1">
          <table:table-cell office:value-type="string">
            <text:p>ཟེརཝ་མས། (མིང་) ཁོ་མཁས་པ་ཨིན་ཟེརཝ་མས་ང་གིས་མ་ཤེས་ཟེར་དོ་བཟུམ།གཞན་ལས་གོ་བའི་བློ་ཅིག་ལུ་སླབ་ནི།ཆོས་སྐད་ནང་ལོ་གྲགས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ོ། (མིང་) ཚར་དང་སྤག་ཤིང་ལས་བཟོ་བའི་ཨོམ་བཟོ་ནིའི་ཧོད།ཨོམ་ཟོ་གང་འབག་འགྱོ་དགོ་པས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ོ་ཆག (མིང་) ཧོན་ལྡུམསྡོང་གཟུགས་ཁར་རེགཔ་ད་ཚ་མི་ཅིག།</text:p>
          </table:table-cell>
          <table:table-cell table:number-columns-repeated="255"/>
        </table:table-row>
        <table:table-row table:style-name="ro1">
          <table:table-cell office:value-type="string">
            <text:p>ཟོ་མར། (མིང་) ཟོ་གི་ནང་ན་ཡོདཔའི་མར།</text:p>
          </table:table-cell>
          <table:table-cell table:number-columns-repeated="255"/>
        </table:table-row>
        <table:table-row table:style-name="ro1">
          <table:table-cell office:value-type="string">
            <text:p>ཟོག (མིང་) ༡དངོས་པོ་ཅ་ལ་སྤྱིར་བཏང་ལུ་གོ།དངོས་ཟོག་ཚོང་ཟོག་ཟེར་དོ་བཟུམ།༢འདི་མི་ལེགས་པས་ཟོག་པས་ཟེར་བ་ཅིན་རྣམ་པར་མི་དག་པ།༣ཁོ་རང་ཟོག་པས་ཟེར་བ་ཅིན་སྐྱོ་བས་ཟེར་བའི་བྱ་ཚིག།</text:p>
          </table:table-cell>
          <table:table-cell table:number-columns-repeated="255"/>
        </table:table-row>
        <table:table-row table:style-name="ro1">
          <table:table-cell office:value-type="string">
            <text:p>ཟོག་ཆོས། (མིང་) ཆོས་རྣམ་དག་མིན་པ།གཞན་ལུ་མགོ་བསྐོར་གཏང་ནི་གི་ཆོས་ཚུ་ལུ་སླབ་འོང༌།</text:p>
          </table:table-cell>
          <table:table-cell table:number-columns-repeated="255"/>
        </table:table-row>
        <table:table-row table:style-name="ro1">
          <table:table-cell office:value-type="string">
            <text:p>ཟོག་པོ། (མིང་) ཅ་ལ་རྫུནམ་མི་སེམས་ཟོགཔོ་བྱང་ཉེས་ཚུ་ལེགས་ཤོམ་གྱི་འགལ་མིང༌།</text:p>
          </table:table-cell>
          <table:table-cell table:number-columns-repeated="255"/>
        </table:table-row>
        <table:table-row table:style-name="ro1">
          <table:table-cell office:value-type="string">
            <text:p>ཟོག་མི་ཟོག (མིང་) ཧ་ཅང་གིས་སྐྱོ་ཤོས་ལུ་གོ།</text:p>
          </table:table-cell>
          <table:table-cell table:number-columns-repeated="255"/>
        </table:table-row>
        <table:table-row table:style-name="ro1">
          <table:table-cell office:value-type="string">
            <text:p>ཟོགཔོ། (མིང་) རོགས་ལུ་ཟོགཔོ་མ་འབད།མིང་ལུ་འཇུག་པ།</text:p>
          </table:table-cell>
          <table:table-cell table:number-columns-repeated="255"/>
        </table:table-row>
        <table:table-row table:style-name="ro1">
          <table:table-cell office:value-type="string">
            <text:p>ཟོང༌། (མིང་) གྱོན་ཆས་འབད་མ་བཟོ་བའི་ཟོང་ཆ་དང་རས་ཆ་སྤྱིར་བཏང་གི་མིང༌།</text:p>
          </table:table-cell>
          <table:table-cell table:number-columns-repeated="255"/>
        </table:table-row>
        <table:table-row table:style-name="ro1">
          <table:table-cell office:value-type="string">
            <text:p>ཟོང་ཆ། (མིང་) ཐགས་རས་སྤངས་རྩེ་ཨའི་ཀ་སྤུར་ལུང་སེརམ་སྨན་རྩེ་དམར་ཁྲ་ལ་སོགས་པ།</text:p>
          </table:table-cell>
          <table:table-cell table:number-columns-repeated="255"/>
        </table:table-row>
        <table:table-row table:style-name="ro1">
          <table:table-cell office:value-type="string">
            <text:p>ཟོང་ཆ་ཚོང་པ། (མིང་) གོ་ལ་བཙོང་མི།རས་ཆ་ཟོང་བཙོང་མི།</text:p>
          </table:table-cell>
          <table:table-cell table:number-columns-repeated="255"/>
        </table:table-row>
        <table:table-row table:style-name="ro1">
          <table:table-cell office:value-type="string">
            <text:p>ཟོང་དོས། (མིང་) རས་ཟོང་གི་དོས།</text:p>
          </table:table-cell>
          <table:table-cell table:number-columns-repeated="255"/>
        </table:table-row>
        <table:table-row table:style-name="ro1">
          <table:table-cell office:value-type="string">
            <text:p>ཟོན། (མིང་) བག་ཟོན་བསྐྱེད་པ།</text:p>
          </table:table-cell>
          <table:table-cell table:number-columns-repeated="255"/>
        </table:table-row>
        <table:table-row table:style-name="ro1">
          <table:table-cell office:value-type="string">
            <text:p>ཟོན་འཕེན། (མིང་) རྩིས་འཕྲེང་གི་མིང༌།</text:p>
          </table:table-cell>
          <table:table-cell table:number-columns-repeated="255"/>
        </table:table-row>
        <table:table-row table:style-name="ro1">
          <table:table-cell office:value-type="string">
            <text:p>ཟོམ། (མིང་) ཨོ་ཟོམ་ཆུ་ཟོམ་ཇ་ཟོམ་ཚུ་ཆུ་དང་ཨོམ་ཇ་ཚུ་བླུགས་སའི་ཧོད་ཤིང་གི་དུམ་སྒྲིག་སྟེ་དང་ཡངན་ཤིང་གང་རུང་ནང་རྫས་བཏོན་ཏེ་བཟོ་བཟོཝ།བུམོ་ཅིག་ཆུ་ཟོམ་རྒྱབ་ཁར་འབག་སྦེ་འོང་དེས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ོམ་ལྷམ། (མིང་) ལྷམ་མཐིལ་སྐུདཔ་གིས་བཙེམ་སྟེ་བཟོ་བའི་ཨམ་སྲུ་གི་ལྷམ་ཅིག།</text:p>
          </table:table-cell>
          <table:table-cell table:number-columns-repeated="255"/>
        </table:table-row>
        <table:table-row table:style-name="ro1">
          <table:table-cell office:value-type="string">
            <text:p>ཟོར། (མིང་) ༡སྔགས་ཟོར་ཁྲག་ཟོར་མདའ་ཟོར་སྒོང་ཟོར་ཚུ།གཏོར་རྒྱབ་འབད་འཕང་ནི་གི་ཆས།༢ཡི་གུ་ཟོར་ཡངས་པ།སྒྲ་སྦྱོར་ཡངས་པ་ཚུ་ཡི་གུ་འབྲི་ནི་དང་ཁ་སླབ་ངོ་བདེ་བའི་དོན་ལུ་བལྟ་སྟེ་བཟོ་བཟོཝ།</text:p>
          </table:table-cell>
          <table:table-cell table:number-columns-repeated="255"/>
        </table:table-row>
        <table:table-row table:style-name="ro1">
          <table:table-cell office:value-type="string">
            <text:p>ཟོར་བ། (མིང་) རྩྭ་རྔ་ནི་གི་ཟོརཝ།</text:p>
          </table:table-cell>
          <table:table-cell table:number-columns-repeated="255"/>
        </table:table-row>
        <table:table-row table:style-name="ro1">
          <table:table-cell office:value-type="string">
            <text:p>ཟོརཝ། (མིང་) ཟོརཝ་གིས་རྩ་བརྔ་ཟེར་དོ་བཟུམ་མིང་མཐའ་བ་ཡར་དྲངས་ཚུལ།ཟོརཝ་དང་ཟོར་བ་གི་ཁྱད་པར་ཡང་གོང་གི་ཀཝ་དང་ཀ་བའི་འབྲི་ཚུལ་དང་འདྲ།</text:p>
          </table:table-cell>
          <table:table-cell table:number-columns-repeated="255"/>
        </table:table-row>
        <table:table-row table:style-name="ro1">
          <table:table-cell office:value-type="string">
            <text:p>ཟྭ་ཆག (མིང་) རྩྭ་ཧོནམོ་རྩང་ཡོད་མི་ཅིག་གི་མིང༌།ཟྭ་ཆག་གི་རྩང་འདི་ང་བཅས་རའི་གཟུགས་ཁར་རེག་པ་ཅིན་གནམ་མེད་ས་མེད་ཚ་འོང༌།དེ་གི་པགས་ཀོ་ཤུབས་ཏེ་འཐག་འཐག་པའི་རས་ལུ་གཡུས་རས་ཟེར་སླབ་འོང༌།</text:p>
          </table:table-cell>
          <table:table-cell table:number-columns-repeated="255"/>
        </table:table-row>
        <table:table-row table:style-name="ro1">
          <table:table-cell office:value-type="string">
            <text:p>ཟྭ་ཚོད། (མིང་) ཟྭོ་ཆག་གི་ཚོདམ།ཟྭ་ཆག་ཆུང་སུ་འབད་མི་ཚོདམ་འབད་ཟ་བཏུབ་མི་ཅིགཧེ་མ་རྗེ་བཙུན་མི་ལ་ཐུགས་དམ་གནང་བཞུགསཔ་ད་བཞེས་མི།</text:p>
          </table:table-cell>
          <table:table-cell table:number-columns-repeated="255"/>
        </table:table-row>
        <table:table-row table:style-name="ro1">
          <table:table-cell office:value-type="string">
            <text:p>ཟླ། (མིང་) ༡གནམ་ཁའི་ཟླ་བའི་བསྡུས།༢ལོ་འཁོར་གཅིག་ནང་ཟླཝ་བཅུ་གཉིས་ཡོད་མི་གི་བསྡུས་མིང༌།</text:p>
          </table:table-cell>
          <table:table-cell table:number-columns-repeated="255"/>
        </table:table-row>
        <table:table-row table:style-name="ro1">
          <table:table-cell office:value-type="string">
            <text:p>ཟླ་དཀར། (མིང་) ༡ཟླ་བའི་འོད་ཀྱི་སྣང་བ་དཔེར་ན་ནུབ་མོ་ཟླ་དཀར་སྐྱ་ལྡིང་ལྡི་ཤར་ནུག་ཟེར་དོ་བཟུམ།༢ཟླ་བའི་མིང་ལུ་ཡང་སླབ་མས།</text:p>
          </table:table-cell>
          <table:table-cell table:number-columns-repeated="255"/>
        </table:table-row>
        <table:table-row table:style-name="ro1">
          <table:table-cell office:value-type="string">
            <text:p>ཟླ་སྐར། (མིང་) ཟླ་སྐར་ཉིན་སྐར་བྱེད་སྐར་སྦྱོར་སྐར་ནང་ལས་ཟླ་སྐར།ཟླཝ་རེ་གི་དུས་ཚོད་བཟུང་མི།</text:p>
          </table:table-cell>
          <table:table-cell table:number-columns-repeated="255"/>
        </table:table-row>
        <table:table-row table:style-name="ro1">
          <table:table-cell office:value-type="string">
            <text:p>ཟླ་སྐྱེད། (མིང་) བུ་ལོན་ལུ་སོ་སོའི་ཁ་ཚིག་དང་འཁྲིལ་ཏེ་ལོ་སྐྱེད་ཟླ་སྐྱེད་ཞག་སྐྱེད་ཚུ་བརྩི་སྲོལ་ཡོད་པའི་ནང་ལས་ཟླ་སྐྱེད།</text:p>
          </table:table-cell>
          <table:table-cell table:number-columns-repeated="255"/>
        </table:table-row>
        <table:table-row table:style-name="ro1">
          <table:table-cell office:value-type="string">
            <text:p>ཟླ་ཁྲག (མིང་) ཨམ་སྲུ་ལོ་༡༦ལས་༤༨ཚུན་ཟླ་རིམ་བཞིན་དུ་འོང་མི་གི་ཁྲག།</text:p>
          </table:table-cell>
          <table:table-cell table:number-columns-repeated="255"/>
        </table:table-row>
        <table:table-row table:style-name="ro1">
          <table:table-cell office:value-type="string">
            <text:p>ཟླ་གང༌། (མིང་) ཟླཝ་ཁ་གང་གངམ།</text:p>
          </table:table-cell>
          <table:table-cell table:number-columns-repeated="255"/>
        </table:table-row>
        <table:table-row table:style-name="ro1">
          <table:table-cell office:value-type="string">
            <text:p>ཟླ་གམ། (མིང་) ༡ཐུན་བཏང་སྟེ་སར་སྡོདཔ་ད་གྱོན་ནི་གི་ཟླ་གམ།བླམ་ཆོས་པ་གི་གྱོན་ཆས་ཅིགའཆམ་གོ་འབད་ཡང་གྱོན་འོང༌།༢དབྱིབས་ཟླ་གམ་ཟེར་བ་ཅིན་ཟླཝ་ཕྱེད་པའི་དབྱིབས་ཀྱི་མིང༌།</text:p>
          </table:table-cell>
          <table:table-cell table:number-columns-repeated="255"/>
        </table:table-row>
        <table:table-row table:style-name="ro1">
          <table:table-cell office:value-type="string">
            <text:p>ཟླ་གྲོགས། (མིང་) ཆ་རོགས་དང་བཟའ་ཚང་གི་མིང་གཞན།</text:p>
          </table:table-cell>
          <table:table-cell table:number-columns-repeated="255"/>
        </table:table-row>
        <table:table-row table:style-name="ro1">
          <table:table-cell office:value-type="string">
            <text:p>ཟླ་དགུ་ངོ་བཅུ། (མིང་) ཟླཝ་དགུ་དང་ཞག་བཅུ་ཐམ།</text:p>
          </table:table-cell>
          <table:table-cell table:number-columns-repeated="255"/>
        </table:table-row>
        <table:table-row table:style-name="ro1">
          <table:table-cell office:value-type="string">
            <text:p>ཟླ་ངོ༌། (མིང་) ཟླ་གྲངས་དང་དོན་གཅིག།ཟླ་བའི་ངོ་གྲངས།</text:p>
          </table:table-cell>
          <table:table-cell table:number-columns-repeated="255"/>
        </table:table-row>
        <table:table-row table:style-name="ro1">
          <table:table-cell office:value-type="string">
            <text:p>ཟླ་མཇུག (མིང་) ཟླཝ་རྫོགས་མཚམས་ཅིག་ཁ་ལུ་ཟླ་མཇུག་ཟེར་སླབ་འོང༌།ཚེས་ཉེར་བརྒྱད་ཉེར་དགུ་བཟུམ་ཅིག་ལུ་གོ་ནི།</text:p>
          </table:table-cell>
          <table:table-cell table:number-columns-repeated="255"/>
        </table:table-row>
        <table:table-row table:style-name="ro1">
          <table:table-cell office:value-type="string">
            <text:p>ཟླ་སྟོད། (མིང་) ཚེས་བཅོ་ལྔའི་འོག་རྒྱུའི་མིང༌།</text:p>
          </table:table-cell>
          <table:table-cell table:number-columns-repeated="255"/>
        </table:table-row>
        <table:table-row table:style-name="ro1">
          <table:table-cell office:value-type="string">
            <text:p>ཟླ་ཐེབས། (མིང་) ཟླཝ་གཉིས་བརྩེགས་ཡོད་མི།</text:p>
          </table:table-cell>
          <table:table-cell table:number-columns-repeated="255"/>
        </table:table-row>
        <table:table-row table:style-name="ro1">
          <table:table-cell office:value-type="string">
            <text:p>ཟླ་ཐོ། (མིང་) ཟླ་རིམ་བཞིན་དུ་ཉིན་ཞག་གི་རྩིས་བལྟ་ནི་གི་ཐོ་དེབ་འདི་ནང་ཚེས་གྲངས་དང་གཟའ་སྐར་གྱི་ཁམས་འཕྲོད་ཚུ་གསལ་ཏོག་ཏོ་སྦེ་འཐོན་འོང༌།</text:p>
          </table:table-cell>
          <table:table-cell table:number-columns-repeated="255"/>
        </table:table-row>
        <table:table-row table:style-name="ro1">
          <table:table-cell office:value-type="string">
            <text:p>ཟླ་ནག (མིང་) ཟླ་ནག་ཟེར་མི་གནམ་ལོའི་བདུན་ཟུར་ཕོག་པའི་ཟླཝ།སྤྱིར་བཏང་ལོ་གཅིག་ལུ་ཟླ་ནག་གཉིས་རེ་ཕོག་འོང༌།</text:p>
          </table:table-cell>
          <table:table-cell table:number-columns-repeated="255"/>
        </table:table-row>
        <table:table-row table:style-name="ro1">
          <table:table-cell office:value-type="string">
            <text:p>ཟླ་པ། (མིང་) ཤིང་གི་ཟླ་པ་ཟེར་ཤིང་གིས་བཟོ་བཟོཝ་ཁབ་ཏོག་མབ་ཏོག་སྦྲགས་སྦྲགསཔ་ལྟོ་དང་སྤགས་ཚུ་འདེགས་སའི་ཧོད་ཅིག་བཟོ་རྣམ་བང་ཅུང་ཅོག་འཐདཔ་འབད་མི་ཅིག་ཡོད།</text:p>
          </table:table-cell>
          <table:table-cell table:number-columns-repeated="255"/>
        </table:table-row>
        <table:table-row table:style-name="ro1">
          <table:table-cell office:value-type="string">
            <text:p>ཟླ་ཕོགས། (མིང་) ཟླ་རིམ་བཞིན་དུ་བྱིན་པའི་ཕོགས།ཟླ་རིམ་གྱི་དངུལ་ཕོགས་ཚུ།</text:p>
          </table:table-cell>
          <table:table-cell table:number-columns-repeated="255"/>
        </table:table-row>
        <table:table-row table:style-name="ro1">
          <table:table-cell office:value-type="string">
            <text:p>ཟླ་ཕྱེད། (མིང་) ༡ཞག་གྲངས་མ་ཚང་བའི་ཟླཝ་ཕྱེད་ཀ།༢གནམ་ཁའི་ཟླ་བ་ཕྱེདཔ་གི་གཟུགས་བརྙན།དཔེར་ན་ཟླ་ཕྱེད་རྡོ་རྗེ་ཚུ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ླ་བ། (མིང་) ༡རེས་གཟའ་བདུན་གྱི་ནང་ལས་གཟའ་ཟླ་བ།༢མིའི་མིང༌།</text:p>
          </table:table-cell>
          <table:table-cell table:number-columns-repeated="255"/>
        </table:table-row>
        <table:table-row table:style-name="ro1">
          <table:table-cell office:value-type="string">
            <text:p>ཟླ་བ་སྔ་མ། (མིང་) ཟླཝ་ཧེ་མམ།</text:p>
          </table:table-cell>
          <table:table-cell table:number-columns-repeated="255"/>
        </table:table-row>
        <table:table-row table:style-name="ro1">
          <table:table-cell office:value-type="string">
            <text:p>ཟླ་བ་ཉ་གང༌། (མིང་) ཟླཝ་ཁ་གང་གངམ།</text:p>
          </table:table-cell>
          <table:table-cell table:number-columns-repeated="255"/>
        </table:table-row>
        <table:table-row table:style-name="ro1">
          <table:table-cell office:value-type="string">
            <text:p>ཟླ་བ་ཕྱི་མ། (མིང་) ཟླཝ་ཤུལ་མམ།</text:p>
          </table:table-cell>
          <table:table-cell table:number-columns-repeated="255"/>
        </table:table-row>
        <table:table-row table:style-name="ro1">
          <table:table-cell office:value-type="string">
            <text:p>ཟླ་བ་མར་ངོ༌། (མིང་) ཚེས་བཅུ་དྲུག་ལས་གནམ་གང་ཚུན་གྱི་མིང༌།</text:p>
          </table:table-cell>
          <table:table-cell table:number-columns-repeated="255"/>
        </table:table-row>
        <table:table-row table:style-name="ro1">
          <table:table-cell office:value-type="string">
            <text:p>ཟླ་བ་ཡར་ངོ༌། (མིང་) ཟླ་སྟོད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ཟླ་བའི་དཀྱིལ་འཁོར། (མིང་) ཟླ་བའི་གཟུགས།</text:p>
          </table:table-cell>
          <table:table-cell table:number-columns-repeated="255"/>
        </table:table-row>
        <table:table-row table:style-name="ro1">
          <table:table-cell office:value-type="string">
            <text:p>ཟླ་བའི་དགྲ། (མིང་) གཟའ་སྒྲ་གཅན།</text:p>
          </table:table-cell>
          <table:table-cell table:number-columns-repeated="255"/>
        </table:table-row>
        <table:table-row table:style-name="ro1">
          <table:table-cell office:value-type="string">
            <text:p>ཟླ་བའི་འོད་ཟེར། (མིང་) ཟླ་བ་ལས་འཕྲོས་པའི་བསིལ་ཟེར།</text:p>
          </table:table-cell>
          <table:table-cell table:number-columns-repeated="255"/>
        </table:table-row>
        <table:table-row table:style-name="ro1">
          <table:table-cell office:value-type="string">
            <text:p>ཟླ་སྦྱེལ། (མིང་) བར་མ་ཆད་པའི་དོན།ཉིན་མཚན་ཟླ་སྦྱེལ་ཏེ་ལཱ་འབད་ཡི།ཉིན་མཚན་བར་མ་ཆད་པར་ལཱ་འབད་བའི་དོན།</text:p>
          </table:table-cell>
          <table:table-cell table:number-columns-repeated="255"/>
        </table:table-row>
        <table:table-row table:style-name="ro1">
          <table:table-cell office:value-type="string">
            <text:p>ཟླ་མེད། (མིང་) འགྲན་ཟླ་མེད་པ།</text:p>
          </table:table-cell>
          <table:table-cell table:number-columns-repeated="255"/>
        </table:table-row>
        <table:table-row table:style-name="ro1">
          <table:table-cell office:value-type="string">
            <text:p>ཟླ་སྨད། (མིང་) ཚེས་བཅུ་དྲུག་མར་ལྟབ་ཀྱི་མིང༌།མར་ངོ་དང་འདྲ།</text:p>
          </table:table-cell>
          <table:table-cell table:number-columns-repeated="255"/>
        </table:table-row>
        <table:table-row table:style-name="ro1">
          <table:table-cell office:value-type="string">
            <text:p>ཟླ་ཚེས། (མིང་) ཟླཝ་དང་ཚེས་གྲངས་ཀྱི་མིང༌།ཟླ་༩ཚེས་༡༥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ླ་མཚན། (མིང་) ཨམ་སྲུ་ལས་ཟླཝ་རེ་ནང་ཚར་རེ་འབབ་པའི་ཁྲག།</text:p>
          </table:table-cell>
          <table:table-cell table:number-columns-repeated="255"/>
        </table:table-row>
        <table:table-row table:style-name="ro1">
          <table:table-cell office:value-type="string">
            <text:p>ཟླ་མཚམས། (མིང་) ༡ཟླཝ་རེ་རེ་བཞིན་གྱི་བར་འབྱུང་རིམ་བཞིན་གྱི་བར་མཚམས།ཟླ་བ་རེ་རེ་འབད་མི་གི་མཚམས་བཅད་པའི་མིང༌།</text:p>
          </table:table-cell>
          <table:table-cell table:number-columns-repeated="255"/>
        </table:table-row>
        <table:table-row table:style-name="ro1">
          <table:table-cell office:value-type="string">
            <text:p>ཟླ་འོད། (མིང་) ཟླ་བའི་འོད་ཟེར་གྱི་བསྡུས་མིང༌།</text:p>
          </table:table-cell>
          <table:table-cell table:number-columns-repeated="255"/>
        </table:table-row>
        <table:table-row table:style-name="ro1">
          <table:table-cell office:value-type="string">
            <text:p>ཟླ་རིམ། (མིང་) ཟླཝ་འབྱུང་རིམ་བཞིན་དུ་ཟེར་བའི་དོན་ཨིན།</text:p>
          </table:table-cell>
          <table:table-cell table:number-columns-repeated="255"/>
        </table:table-row>
        <table:table-row table:style-name="ro1">
          <table:table-cell office:value-type="string">
            <text:p>ཟླཝ། (མིང་) ཟླ་བའི་མིང་མཐའ་བསྡུ་སྟེ་འབྲི་ཚུལ།</text:p>
          </table:table-cell>
          <table:table-cell table:number-columns-repeated="255"/>
        </table:table-row>
        <table:table-row table:style-name="ro1">
          <table:table-cell office:value-type="string">
            <text:p>ཟླཝ་ཉ་གང་བ། (མིང་) ཚེས་བཅོ་ལྔའི་ཕྱི་རུ་གི་ཟླཝ་བཟུམ་ཟླཝ་ཁ་གང་བ།</text:p>
          </table:table-cell>
          <table:table-cell table:number-columns-repeated="255"/>
        </table:table-row>
        <table:table-row table:style-name="ro1">
          <table:table-cell office:value-type="string">
            <text:p>ཟླཝ་རོགས། (མིང་) གཡུས་གཅིག་གི་མི་ལུ་སླབ་པའི་དོན།</text:p>
          </table:table-cell>
          <table:table-cell table:number-columns-repeated="255"/>
        </table:table-row>
        <table:table-row table:style-name="ro1">
          <table:table-cell office:value-type="string">
            <text:p>ཟླུམ། (མིང་ངམ་བྱ་ཚིག) ༡འཁོན་པ་ཟླུམ་པའི་བྱེད་ཚིག།༢དབྱིབས་སྒོར་སྒོ།</text:p>
          </table:table-cell>
          <table:table-cell table:number-columns-repeated="255"/>
        </table:table-row>
        <table:table-row table:style-name="ro1">
          <table:table-cell office:value-type="string">
            <text:p>ཟླུམ་ཁིག་ཁི། (མིང་ཁྱད་) གོ་ཟླུམ་ཁིག་ཁི་འབད་གྱོན་ནུག་ཟེར་མི་འདི་གོ་ནར་རི་ནོར་རི་འབད་མིན་པར་གྲུ་བཞི་ཁག་ཁ་འབད་གྱོན་མི།</text:p>
          </table:table-cell>
          <table:table-cell table:number-columns-repeated="255"/>
        </table:table-row>
        <table:table-row table:style-name="ro1">
          <table:table-cell office:value-type="string">
            <text:p>ཟླུམ་ཐིག (མིང་) ཐིག་ཐེ་རིལམ།</text:p>
          </table:table-cell>
          <table:table-cell table:number-columns-repeated="255"/>
        </table:table-row>
        <table:table-row table:style-name="ro1">
          <table:table-cell office:value-type="string">
            <text:p>ཟླུམ་པོ། (མིང་) དབྱིབས་ཟླུམ་པོ་དབྱིབས་ཐེ་སྒོར་སྒོ།ཚེས་བཅོ་ལྔའི་ཟླ་བའི་དབྱིབས་བཟུམ་ཅིག།</text:p>
          </table:table-cell>
          <table:table-cell table:number-columns-repeated="255"/>
        </table:table-row>
        <table:table-row table:style-name="ro1">
          <table:table-cell office:value-type="string">
            <text:p>ཟླུམ་བུ། (མིང་) ཟླུབ་པོ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ཟློ། (བྱ་ཚིག་) བཟླ་གི་བྱེད་ཚིག་ད་ལྟ་བ།</text:p>
          </table:table-cell>
          <table:table-cell table:number-columns-repeated="255"/>
        </table:table-row>
        <table:table-row table:style-name="ro1">
          <table:table-cell office:value-type="string">
            <text:p>ཟློ་ལོམ། (མིང་) ཤིང་གི་ཕོརཔ་ཁབ་ཏོག་ཅནམ་ཅིག་ཚོདམ་ཟློ་ལོམ་ནང་བཟེད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ློག (བྱ་ཚིག་) སློསྲོག་གཏང་བའི་བྱེད་ཚིག།</text:p>
          </table:table-cell>
          <table:table-cell table:number-columns-repeated="255"/>
        </table:table-row>
        <table:table-row table:style-name="ro1">
          <table:table-cell office:value-type="string">
            <text:p>ཟློག་པ། (མིང་) རྐྱེན་ངན་བར་ཆད་སེལ་ནི་གི་ཟློག་པའི་མིང༌།རྐྱེན་ཚུར་འོང་ནི་འདི་ཕར་ལོག་བཏང་བའི་དོན།</text:p>
          </table:table-cell>
          <table:table-cell table:number-columns-repeated="255"/>
        </table:table-row>
        <table:table-row table:style-name="ro1">
          <table:table-cell office:value-type="string">
            <text:p>ཟློས། (མིང་) ༡ཆོས་སྐད་ལས་སྔགས་གྱངས་ཤིག་ཟེར་སླབ་པའི་དོན་དང་༢བསྐྱར་ཟློས་རྗེས་ཟློས་ཟེར་བ་ཅིན་མི་ཅིག་གི་ཁ་ལས་ག་སླབ་མི་འདི་ཅོག་འཐདཔ་སྦེ་གཞན་ཅིག་གིས་སླབ་ནི།</text:p>
          </table:table-cell>
          <table:table-cell table:number-columns-repeated="255"/>
        </table:table-row>
        <table:table-row table:style-name="ro1">
          <table:table-cell office:value-type="string">
            <text:p>ཟློས་གར། (མིང་) རིག་གནས་ཆུང་བ་ལྔའི་ནང་གསེས་ཅིག་ཨིན།རྣམ་ཐར་འཁྲབ་སྟོན་ལུ་ཡང་ཟློས་གར་ཟེར་སླབ་རུང་བཏུབ།ཟློས་གར་ཚོགས་པ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ཟློས་གར་ཚོགས་པ། (མིང་) འཁྲབ་སྟོན་ཚོགས་པ།འཆམ་དང་ཞབས་ཁྲའི་སྡེ་ཚན།</text:p>
          </table:table-cell>
          <table:table-cell table:number-columns-repeated="255"/>
        </table:table-row>
        <table:table-row table:style-name="ro1">
          <table:table-cell office:value-type="string">
            <text:p>གཟན། (མིང་) གནོད་ཚབས་ཆེ་བའི་དོན།༡འུར་སྒྲ་རྣ་བར་གཟན་ཟེར་བ་ཅིན་འཚེར་བའི་དོན།༢མི་མང་ལྟོ་ལུ་གཟན་ཟེར་བ་ཅིན་ལྟོ་ལུ་གནོད་པའི་དོན།༣དགེ་སློང་གི་རས་གཟན།</text:p>
          </table:table-cell>
          <table:table-cell table:number-columns-repeated="255"/>
        </table:table-row>
        <table:table-row table:style-name="ro1">
          <table:table-cell office:value-type="string">
            <text:p>གཟན་དོམ། (མིང་) ས་བསིལ་དྲོད་ལྡན་སར་འཐོན་པའི་འབུབ་སྦྱང་མའི་རིགས་ཅིག་དུག་ཚད་སྐྱེལ་མི།</text:p>
          </table:table-cell>
          <table:table-cell table:number-columns-repeated="255"/>
        </table:table-row>
        <table:table-row table:style-name="ro1">
          <table:table-cell office:value-type="string">
            <text:p>གཟན་དྲགས། (མིང་) མི་ཕོཝ་སྦོམ་ལྟོགས་ལི་ཅན་འདི་ལྟོ་ལུ་གཟན་དྲགས་ཨིན་ཟེར་དོ་བཟུམ་ཧ་ཅང་གིས་གཟན་པའི་དོན་ཨིན།</text:p>
          </table:table-cell>
          <table:table-cell table:number-columns-repeated="255"/>
        </table:table-row>
        <table:table-row table:style-name="ro1">
          <table:table-cell office:value-type="string">
            <text:p>གཟན་མི་གཟན། (མིང་ཁྱད་) གནོད་ཚབས་ཆེ་བའི་དོན།གོ་ལུ་གཟན་མི་གཟན།ལྟོ་ལུ་གཟན་མི་གཟན་རྣམ་ཅོག་ཁར་གཟན་མི་གཟན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གཟན་ཆག་ཆེ། (མིང་) གྱོང་སྦོམ་སྦེ་བཀལ་བའི་དོན།</text:p>
          </table:table-cell>
          <table:table-cell table:number-columns-repeated="255"/>
        </table:table-row>
        <table:table-row table:style-name="ro1">
          <table:table-cell office:value-type="string">
            <text:p>གཟབ། (མིང་) ཞི་ཞིང་དུལ་བའི་སྤྱོད་པ་ལུ་གནས་པ།</text:p>
          </table:table-cell>
          <table:table-cell table:number-columns-repeated="255"/>
        </table:table-row>
        <table:table-row table:style-name="ro1">
          <table:table-cell office:value-type="string">
            <text:p>གཟབ་ཏོག་ཏོ། (མིང་ཁྱད་) བྱ་བ་སྤྱོད་ལམ་ག་ཅི་འབད་རུང་ཞིབ་ཏོག་ཏོ་ཡོད་མི་གི་ཁྱད་ཚིག།</text:p>
          </table:table-cell>
          <table:table-cell table:number-columns-repeated="255"/>
        </table:table-row>
        <table:table-row table:style-name="ro1">
          <table:table-cell office:value-type="string">
            <text:p>གཟབ་སྤྲོས། (མིང་) གོ་ལ་ལེགས་ཤོམ་མི་འཛོམས་སར་གྱོན་ནི་གི་བཟང་གོ།ད་རེས་གཟབ་སྤྲོས་རྡིག་དགོ་སྨེརྨེ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གཟབ་མི་གཟབ། (མིང་ཁྱད་) མི་འདི་གཟབ་མི་གཟབ་ཟེར་ཧ་ཅང་གིས་ཞིབ་ཞིབ་ཡོད་པའི་དོན།</text:p>
          </table:table-cell>
          <table:table-cell table:number-columns-repeated="255"/>
        </table:table-row>
        <table:table-row table:style-name="ro1">
          <table:table-cell office:value-type="string">
            <text:p>གཟབ་གཟབ། (མིང་ཁྱད་) མི་སྤྱོད་ལམ་གཟབ་ཏོག་ཏོ།མི་སྦོམ་མའི་སྐུ་མདུན་ལུ་ན་འཐན་གཟབ་གཟབ་འབད་དགོ་ཟེར་བ་ཅིན་དྲནམ་བཏོན་དགོ་པའི་དོན་ཨིན།</text:p>
          </table:table-cell>
          <table:table-cell table:number-columns-repeated="255"/>
        </table:table-row>
        <table:table-row table:style-name="ro1">
          <table:table-cell office:value-type="string">
            <text:p>གཟའ། (མིང་) ༡ཉིམ་དང་ཟླཝ་ལ་སོགས་པའི་གཟའ་བདུན་གྱི་སྤྱི་མིང༌། ༢བླ་གཟའ་སྲོག་གཟའ་གཤེད་གཟའ་ཚུ།</text:p>
          </table:table-cell>
          <table:table-cell table:number-columns-repeated="255"/>
        </table:table-row>
        <table:table-row table:style-name="ro1">
          <table:table-cell office:value-type="string">
            <text:p>གཟའ་སྐར། (མིང་) གཟའ་དང་སྐར་མ་གཉིས་གཅིག་ཁར་སླབ་ཐངས།</text:p>
          </table:table-cell>
          <table:table-cell table:number-columns-repeated="255"/>
        </table:table-row>
        <table:table-row table:style-name="ro1">
          <table:table-cell office:value-type="string">
            <text:p>གཟའ་སྐར་བཟང་པོ། (མིང་ཁྱད་) གཟའ་དང་སྐར་མའི་འཕྲོད་སྦྱོར་ལེགས་ཞིམ་ཡོདཔ།</text:p>
          </table:table-cell>
          <table:table-cell table:number-columns-repeated="255"/>
        </table:table-row>
        <table:table-row table:style-name="ro1">
          <table:table-cell office:value-type="string">
            <text:p>གཟའ་འཁོར། (མིང་) ༡ཉིནམ་བདུན་ལུ་གཟའ་ཚར་རེ་འཁོར་ནི་འདི་གིས་ཉིན་བདུན་ཕྲག་༡གི་མིང༌།༢གཟའི་འཁོར་ལོ།</text:p>
          </table:table-cell>
          <table:table-cell table:number-columns-repeated="255"/>
        </table:table-row>
        <table:table-row table:style-name="ro1">
          <table:table-cell office:value-type="string">
            <text:p>གཟའ་དགུ (མིང་) ཉི་མ་ཟླ་བ་མིག་དམར་ལྷག་པ་ཕུར་བུ་པ་སངས་སྤེན་པ་སྒྲ་གཅན་དུ་བ་མཇུག་རིང་དགུ།</text:p>
          </table:table-cell>
          <table:table-cell table:number-columns-repeated="255"/>
        </table:table-row>
        <table:table-row table:style-name="ro1">
          <table:table-cell office:value-type="string">
            <text:p>གཟའ་སྒྲ་ཅན། (མིང་) གཟའ་སྒྲ་ཅན་རཱ་ཧུ་ལ།</text:p>
          </table:table-cell>
          <table:table-cell table:number-columns-repeated="255"/>
        </table:table-row>
        <table:table-row table:style-name="ro1">
          <table:table-cell office:value-type="string">
            <text:p>གཟའ་ངན་པ། (མིང་ཁྱད་) གཤེད་གཟའ་ལ་སོགས་པ་བཀྲ་མི་ཤིས་པའི་གཟའ།</text:p>
          </table:table-cell>
          <table:table-cell table:number-columns-repeated="255"/>
        </table:table-row>
        <table:table-row table:style-name="ro1">
          <table:table-cell office:value-type="string">
            <text:p>གཟའ་ལྔ། (མིང་) མིག་དམར་ལྷག་པ་ཕུར་བུ་པ་སངས་སྤེན་པ་ལྔ།</text:p>
          </table:table-cell>
          <table:table-cell table:number-columns-repeated="255"/>
        </table:table-row>
        <table:table-row table:style-name="ro1">
          <table:table-cell office:value-type="string">
            <text:p>གཟའ་བཅུ། (མིང་) ཉི་མ་ཟླ་བ་མིག་དམར་ལྷག་པ་ཕུར་བུ་པ་སངས་སྤེན་པ་སྒྲ་གཅན་དུས་མེ་དུ་བ་མཇུག་རིང་བཅུ།</text:p>
          </table:table-cell>
          <table:table-cell table:number-columns-repeated="255"/>
        </table:table-row>
        <table:table-row table:style-name="ro1">
          <table:table-cell office:value-type="string">
            <text:p>གཟའ་ཉི་མ། (མིང་) ཕུགས་ལུགས་སོགས་རེས་གཟའ་ད་ལྟ་བའི་སྲོལ་བཟུང་མི་ཚུ་གིས་གཟའ་ཉི་མ་དེ་གཟའ་གནས་ཨང་༡པ་དེ་ལུ་བརྩིཝ་ཨིན་རུང་འབྲུག་ལུ་རེ་གཟའ་འདས་པའི་བརྩི་སྲོལ་བཟུང་སྟེ་གཟའ་ཟླ་བ་ལུ་ཨང་༡པ་དང་དེ་ལས་འགོ་བཙུགས་རིམ་པ་བཞིན་དུ་བརྩི་འོང༌།</text:p>
          </table:table-cell>
          <table:table-cell table:number-columns-repeated="255"/>
        </table:table-row>
        <table:table-row table:style-name="ro1">
          <table:table-cell office:value-type="string">
            <text:p>གཟའ་གདོན། (མིང་) གཟའ་ནད་ཕོག་བཅུག་མི་དྲང་སྲོང་རཱ་ཧུ་ལའི་གདོན།</text:p>
          </table:table-cell>
          <table:table-cell table:number-columns-repeated="255"/>
        </table:table-row>
        <table:table-row table:style-name="ro1">
          <table:table-cell office:value-type="string">
            <text:p>གཟའ་བདུན། (མིང་) ཉི་མ་ཟླ་བ་མིག་དམར་ལྷག་པ་ཕུར་བུ་པ་སངས་སྤེན་པ་བདུན།</text:p>
          </table:table-cell>
          <table:table-cell table:number-columns-repeated="255"/>
        </table:table-row>
        <table:table-row table:style-name="ro1">
          <table:table-cell office:value-type="string">
            <text:p>གཟའ་ནད། (མིང་) ཁ་དང་མིག་ཏོ་གཡོ་སྟེ་འགྱོ་མིའི་ནད།</text:p>
          </table:table-cell>
          <table:table-cell table:number-columns-repeated="255"/>
        </table:table-row>
        <table:table-row table:style-name="ro1">
          <table:table-cell office:value-type="string">
            <text:p>གཟའ་ཕོག (བྱ་ཁྱད་) གཟའ་རྒྱུག་པའི་སྐབས་རང་དང་ཁ་ཐུག་འགྱོ་བ་ཅིན་གཟའ་ཕོགཔ་ཨིན།གཟའ་ཕོགཔ་ད་ཁ་དང་གདོང་ཨོལ་ལྐོག་གཅུ་སྟེ་འགྱོ་བའི་ནད་ཐོབ་ཨིན།</text:p>
          </table:table-cell>
          <table:table-cell table:number-columns-repeated="255"/>
        </table:table-row>
        <table:table-row table:style-name="ro1">
          <table:table-cell office:value-type="string">
            <text:p>གཟའ་འཛིན། (མིང་) ཉིམ་དང་ཟླཝ་སྒྲིབ་པའི་མིང༌།</text:p>
          </table:table-cell>
          <table:table-cell table:number-columns-repeated="255"/>
        </table:table-row>
        <table:table-row table:style-name="ro1">
          <table:table-cell office:value-type="string">
            <text:p>གཟར། (བྱ་ཚིག་) ༡གོ་ལ་འདི་གཟར་ཤིང་ཁར་གཟར་བཞག་ཟེར་གོ་ལ་ཚུ་དཔྱང་པའི་བྱ་ཚིག་དང་༢གཞན་ཡང་ལྕགས་གཟར་ཤིང་གཟར་ཟེར་ཚོདམ་དཀྲུགས་ནི་གི་གཟར་རུ་དང་༣ཆུའི་གཟར་ཁ་ལག་འཁྱུ་སའི་ཆུའི་གཟར་ཁ།༤གྱེན་གཟར་དྲགས་ཚུ།</text:p>
          </table:table-cell>
          <table:table-cell table:number-columns-repeated="255"/>
        </table:table-row>
        <table:table-row table:style-name="ro1">
          <table:table-cell office:value-type="string">
            <text:p>གཟར་ཁ། (མིང་) ཆུ་དབོག་སའི་ས་གོ།འཛོལཝ་བླ་མའི་གསུང༌།།ཆདཔ་གཟར་ཁའི་ཆུ།།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གཟར་དྲགས། (མིང་ཁྱད་) གྱེན་ཕྱོགས་ཀྱི་ལམ་ཁ་གཟར་དྲགས།</text:p>
          </table:table-cell>
          <table:table-cell table:number-columns-repeated="255"/>
        </table:table-row>
        <table:table-row table:style-name="ro1">
          <table:table-cell office:value-type="string">
            <text:p>གཟར་མི་གཟར། (མིང་ཁྱད་) གྱེན་གཟར་མི་གཟར་ཟེརཝ་ད་གྱེན་རྩུབས་དྲགས་ཡོད་པའི་དོན།</text:p>
          </table:table-cell>
          <table:table-cell table:number-columns-repeated="255"/>
        </table:table-row>
        <table:table-row table:style-name="ro1">
          <table:table-cell office:value-type="string">
            <text:p>གཟར་རུ། (མིང་) ཚོདམ་དབོག་ནི་གི་གཟར་རུ།</text:p>
          </table:table-cell>
          <table:table-cell table:number-columns-repeated="255"/>
        </table:table-row>
        <table:table-row table:style-name="ro1">
          <table:table-cell office:value-type="string">
            <text:p>གཟར་ཤིང༌། (མིང་) གོ་ལ་ཚུ་དཔྱང་སའི་གཟར་ཤིང༌།ཞལ་ཐག་དཔྱང་པ་གཟར་ཤིང་མི་དགོ་རང་བློ་བཙོང་པ་ཚོང་དཔོན་མི་དགོ་ཟེར་གསུངས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གཟི། (མིང་) ནོར་བུའི་བྱེ་བྲག་སྐེ་ཆའི་གྲས་ལས་རིན་གོང་ཅན་ཅིག་ཨིན།</text:p>
          </table:table-cell>
          <table:table-cell table:number-columns-repeated="255"/>
        </table:table-row>
        <table:table-row table:style-name="ro1">
          <table:table-cell office:value-type="string">
            <text:p>གཟི་བརྗིད། (མིང་) རྒྱལ་པོའི་སྲས་འདི་གཟི་བརྗིད་མ་འདྲཝ་ཅིག་འདུག་ཟེར་དོ་བཟུམ་བསོད་ནམས་ཀྱི་སྟོབས་ཀྱི་ཁྱད་ཆོས་ཅིག་ཨིན།</text:p>
          </table:table-cell>
          <table:table-cell table:number-columns-repeated="255"/>
        </table:table-row>
        <table:table-row table:style-name="ro1">
          <table:table-cell office:value-type="string">
            <text:p>གཟི་བརྗིད་ཆེ་ཏོག་ཏོ། (མིང་ཁྱད་) འབབ་བརྗིད་ཆེ་ཏོག་ཏོ་ཡོད་མི།</text:p>
          </table:table-cell>
          <table:table-cell table:number-columns-repeated="255"/>
        </table:table-row>
        <table:table-row table:style-name="ro1">
          <table:table-cell office:value-type="string">
            <text:p>གཟི་རྙིང༌། (མིང་) དང་ཕུགས་ཀྱི་གཟི་རྙིངམ།</text:p>
          </table:table-cell>
          <table:table-cell table:number-columns-repeated="255"/>
        </table:table-row>
        <table:table-row table:style-name="ro1">
          <table:table-cell office:value-type="string">
            <text:p>གཟི་མདངས། (མིང་) སྐུའི་གཟི་བརྗིད་དང་དོན་འདྲ།</text:p>
          </table:table-cell>
          <table:table-cell table:number-columns-repeated="255"/>
        </table:table-row>
        <table:table-row table:style-name="ro1">
          <table:table-cell office:value-type="string">
            <text:p>གཟི་མིག་དགུ་པ། (མིང་) གཟི་མིག་ཏོ་དགུ་འབད་མི།</text:p>
          </table:table-cell>
          <table:table-cell table:number-columns-repeated="255"/>
        </table:table-row>
        <table:table-row table:style-name="ro1">
          <table:table-cell office:value-type="string">
            <text:p>གཟིག (མིང་) སེམས་ཅན་གཟིག་གཟིག་ལྤགས་བཀབ་པའི་བོང་བུ་འདི།།ལོ་ཐོག་ཟོས་མཐར་གཞན་གྱིས་གསོད།།ཟེར་གསུངས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གཟིག་སྒམ། (མིང་) གཟིག་ལྤགས་ཀྱིས་སྤུར་བའི་སྒྲོམ།</text:p>
          </table:table-cell>
          <table:table-cell table:number-columns-repeated="255"/>
        </table:table-row>
        <table:table-row table:style-name="ro1">
          <table:table-cell office:value-type="string">
            <text:p>གཟིག་ནག (མིང་) གངས་ལུ་སྡོད་མིའི་གཟིག་གི་རིགས་ཅིག།</text:p>
          </table:table-cell>
          <table:table-cell table:number-columns-repeated="255"/>
        </table:table-row>
        <table:table-row table:style-name="ro1">
          <table:table-cell office:value-type="string">
            <text:p>གཟིག་ལྤགས། (མིང་) གཟིག་གི་པགས་ཀོ།</text:p>
          </table:table-cell>
          <table:table-cell table:number-columns-repeated="255"/>
        </table:table-row>
        <table:table-row table:style-name="ro1">
          <table:table-cell office:value-type="string">
            <text:p>གཟིག་རས། (མིང་) གཟིག་གི་པགས་ཀོ་དང་ཡངན་དེ་དང་འདྲ་བའི་རས་ཚུ་གིས་བཟོ་བའི་རལ་རྒྱན་ཅིག།</text:p>
          </table:table-cell>
          <table:table-cell table:number-columns-repeated="255"/>
        </table:table-row>
        <table:table-row table:style-name="ro1">
          <table:table-cell office:value-type="string">
            <text:p>གཟིག་ཤམ། (མིང་) གཟིག་གི་པགས་ཀོ་དང་ཡངན་དེ་དང་འདྲ་བའི་རས་ཀྱིས་བཟོ་བའི་ཤམ་ཐབས།</text:p>
          </table:table-cell>
          <table:table-cell table:number-columns-repeated="255"/>
        </table:table-row>
        <table:table-row table:style-name="ro1">
          <table:table-cell office:value-type="string">
            <text:p>གཟིག་ཤུབས། (མིང་) གཟིག་ལྤགས་ཀྱིས་བཟོ་བཟོ་བའི་ཧོད་ཚུ་གི་ཤུབས།མདའ་བཙུགས་སའི་སོ་རས་གཟིག་ཤུབས་ཅནམ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གཟིགས། (བྱ་ཚིག་) མིག་ཏོ་གིས་བལྟ་བའི་ཞེ་ས་རྒྱལཔོ་ཁྲི་ཁར་བཞུགས་རུང་སྤྱན་མིག་ནོར་ལུ་གཟིགས་ཟེར་སླབ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གཟིགས་བསྐོར། (མིང་) བལྟ་བསྐོར་དང་ས་བཤལ་གནས་མཇལ་ཚུ་གི་ཞེ་ས་དཔེར་ན་རྒྱ་གར་བློན་ཆེན་འབྲུག་ལུ་གཟིགས་བསྐོར་ལུ་ཕེབས་ནུག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གཟིགས་གནང༌། (བྱ་ཚིག་) ལྟདམོ་བལྟ་བའི་ཞེ་ས།</text:p>
          </table:table-cell>
          <table:table-cell table:number-columns-repeated="255"/>
        </table:table-row>
        <table:table-row table:style-name="ro1">
          <table:table-cell office:value-type="string">
            <text:p>གཟིགས་མོ། (མིང་) ལྟད་མོའི་ཞེ་ས།</text:p>
          </table:table-cell>
          <table:table-cell table:number-columns-repeated="255"/>
        </table:table-row>
        <table:table-row table:style-name="ro1">
          <table:table-cell office:value-type="string">
            <text:p>གཟིགས་ཚུལ། (མིང་) བལྟ་ཚུལ་གྱི་ཞེ་ས།</text:p>
          </table:table-cell>
          <table:table-cell table:number-columns-repeated="255"/>
        </table:table-row>
        <table:table-row table:style-name="ro1">
          <table:table-cell office:value-type="string">
            <text:p>གཟིགས་ཞིབ། (བྱ་ཁྱད་) ཞིབ་ཞིབ་འབད་བལྟ་བའི་ཞེ་ས།</text:p>
          </table:table-cell>
          <table:table-cell table:number-columns-repeated="255"/>
        </table:table-row>
        <table:table-row table:style-name="ro1">
          <table:table-cell office:value-type="string">
            <text:p>གཟིགསན། (མིང་) སྐྱིད་སྡུག་ལེགས་ཞིམ་འབད་གཟིགསན་བཀྲིན་ཆེ་ནི་མས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གཟིགསཔ། (བྱ་ཁྱད་) སྐྱིད་སྡུག་གཟིགཔ་གཟིགས་ས་སྤྱན་གྱིས་གཟིགསཔ་གཟིགཔ།</text:p>
          </table:table-cell>
          <table:table-cell table:number-columns-repeated="255"/>
        </table:table-row>
        <table:table-row table:style-name="ro1">
          <table:table-cell office:value-type="string">
            <text:p>གཟིམ། (བྱ་ཚིག) གཉིད་ལོག་ནི་དང་ཉལ་བའི་ཞེ་ས་བྱེད་ཚིག།</text:p>
          </table:table-cell>
          <table:table-cell table:number-columns-repeated="255"/>
        </table:table-row>
        <table:table-row table:style-name="ro1">
          <table:table-cell office:value-type="string">
            <text:p>གཟིམ་སྒརཔ། (མིང་) དཔོན་གྱི་འབོད་གཞུང་རྐྱང་སྤྱིར་བཏང་ཚུ།</text:p>
          </table:table-cell>
          <table:table-cell table:number-columns-repeated="255"/>
        </table:table-row>
        <table:table-row table:style-name="ro1">
          <table:table-cell office:value-type="string">
            <text:p>གཟིམ་ཅུང༌། (མིང་) ཁྱིམ་དང་ཁྱིམ་ནང་གི་ཁང་མིག་གི་ཞེ་ས།</text:p>
          </table:table-cell>
          <table:table-cell table:number-columns-repeated="255"/>
        </table:table-row>
        <table:table-row table:style-name="ro1">
          <table:table-cell office:value-type="string">
            <text:p>གཟིམ་ཆ། (མིང་) མལ་ཆའི་ཞེ་ས།</text:p>
          </table:table-cell>
          <table:table-cell table:number-columns-repeated="255"/>
        </table:table-row>
        <table:table-row table:style-name="ro1">
          <table:table-cell office:value-type="string">
            <text:p>གཟིམ་ཆུང༌། (མིང་) གཟིམ་ཅུང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གཟིམ་དཔོན། (མིང་) རྒྱལ་པོའི་གཟིམ་དཔོན་རྒྱལ་པོའི་སྐུ་མདུན་གྱི་ཕྱག་ལཱ་མཛད་མི་དཔོན་གཉིས་སྐལམ་གོང་མའི་གོ་གནས་ཅན་ཅིག་ཨིན།</text:p>
          </table:table-cell>
          <table:table-cell table:number-columns-repeated="255"/>
        </table:table-row>
        <table:table-row table:style-name="ro1">
          <table:table-cell office:value-type="string">
            <text:p>གཟིམ་སྤོས། (མིང་) སྤོས་ཀྱི་དབྱེ་བ་ཚུ་ནང་ལས་དྲིམ་ལེགས་ཤོམ་ཡོད་མི་ཅིག་ཨིན།</text:p>
          </table:table-cell>
          <table:table-cell table:number-columns-repeated="255"/>
        </table:table-row>
        <table:table-row table:style-name="ro1">
          <table:table-cell office:value-type="string">
            <text:p>གཟིམ་ཁང༌། (མིང་) ཉལ་ཁྱིམ་གྱི་ཞེ་ས་ཨིན།</text:p>
          </table:table-cell>
          <table:table-cell table:number-columns-repeated="255"/>
        </table:table-row>
        <table:table-row table:style-name="ro1">
          <table:table-cell office:value-type="string">
            <text:p>གཟིམ་ཁེབས། (མིང་) མལ་ཆའི་ཁེབས་ཀྱི་ཞེ་ས།</text:p>
          </table:table-cell>
          <table:table-cell table:number-columns-repeated="255"/>
        </table:table-row>
        <table:table-row table:style-name="ro1">
          <table:table-cell office:value-type="string">
            <text:p>གཟིམ་ཁྲི། (མིང་) ཉལ་ཁྲི་ལུ་ཞེ་ས་སྦྱར་བ།</text:p>
          </table:table-cell>
          <table:table-cell table:number-columns-repeated="255"/>
        </table:table-row>
        <table:table-row table:style-name="ro1">
          <table:table-cell office:value-type="string">
            <text:p>གཟིམ་གུ། (མིང་) ཉལ་ནིའི་གུ་གྱི་ཞེ་ས།</text:p>
          </table:table-cell>
          <table:table-cell table:number-columns-repeated="255"/>
        </table:table-row>
        <table:table-row table:style-name="ro1">
          <table:table-cell office:value-type="string">
            <text:p>གཟིམ་ཆས། (མིང་) མལ་ཆ་དང་ཉལ་ཆས་ཀྱི་ཞེ་ས།</text:p>
          </table:table-cell>
          <table:table-cell table:number-columns-repeated="255"/>
        </table:table-row>
        <table:table-row table:style-name="ro1">
          <table:table-cell office:value-type="string">
            <text:p>གཟིམ་ཕྲུག (མིང་) མལ་ཆ་ཙུག་ཕྲུག་གི་ཞེ་ས།</text:p>
          </table:table-cell>
          <table:table-cell table:number-columns-repeated="255"/>
        </table:table-row>
        <table:table-row table:style-name="ro1">
          <table:table-cell office:value-type="string">
            <text:p>གཟིམ་ས། (མིང་) ཉལ་སའི་ཞེ་ས།</text:p>
          </table:table-cell>
          <table:table-cell table:number-columns-repeated="255"/>
        </table:table-row>
        <table:table-row table:style-name="ro1">
          <table:table-cell office:value-type="string">
            <text:p>གཟིམན། (མིང་) ད་གཟིམན་ཀྲིག་ཀྲི་འོང༌།</text:p>
          </table:table-cell>
          <table:table-cell table:number-columns-repeated="255"/>
        </table:table-row>
        <table:table-row table:style-name="ro1">
          <table:table-cell office:value-type="string">
            <text:p>གཟིམས། (བྱ་འདས) མནལ་གཟིམས་གཟིམཔ།གཟིམས་པའི་འདས་ཚིག།</text:p>
          </table:table-cell>
          <table:table-cell table:number-columns-repeated="255"/>
        </table:table-row>
        <table:table-row table:style-name="ro1">
          <table:table-cell office:value-type="string">
            <text:p>གཟིར། (བྱ་ཚིག་) ཆོས་སྐད་ལས་གདོན་བགེགས་ཚུ་འདྲོག་འབལ་བའི་བྱ་ཚིག།</text:p>
          </table:table-cell>
          <table:table-cell table:number-columns-repeated="255"/>
        </table:table-row>
        <table:table-row table:style-name="ro1">
          <table:table-cell office:value-type="string">
            <text:p>གཟིར་སྟོན། (བྱ་ཚིག་) སྤྲོ་སྟོན་ནི་དང་གཟི་བརྗིད་སྟོན་ནི་ཚུ།</text:p>
          </table:table-cell>
          <table:table-cell table:number-columns-repeated="255"/>
        </table:table-row>
        <table:table-row table:style-name="ro1">
          <table:table-cell office:value-type="string">
            <text:p>གཟིར་མིན་འདུག (མིང་ཁྱད་) སྤྲོ་བ་མིན་འདུག་གཟི་བརྗིད་མིན་འདུག་ཟེར་བའི་དོན།</text:p>
          </table:table-cell>
          <table:table-cell table:number-columns-repeated="255"/>
        </table:table-row>
        <table:table-row table:style-name="ro1">
          <table:table-cell office:value-type="string">
            <text:p>གཟུ། (མིང་) འཛོམས་དཔང་འབད་ནི།དྲང་ཁ་དབྱེ་མི།འདུམ་སྒྲིག་ནི།</text:p>
          </table:table-cell>
          <table:table-cell table:number-columns-repeated="255"/>
        </table:table-row>
        <table:table-row table:style-name="ro1">
          <table:table-cell office:value-type="string">
            <text:p>གཟུ་དཔང༌། (མིང་) བར་མི།</text:p>
          </table:table-cell>
          <table:table-cell table:number-columns-repeated="255"/>
        </table:table-row>
        <table:table-row table:style-name="ro1">
          <table:table-cell office:value-type="string">
            <text:p>གཟུ་བོ། (མིང་) དྲང་གནས།དཔེར་ན་གློ་གཟུ་བོར་གནས་པ་བཟུམ།</text:p>
          </table:table-cell>
          <table:table-cell table:number-columns-repeated="255"/>
        </table:table-row>
        <table:table-row table:style-name="ro1">
          <table:table-cell office:value-type="string">
            <text:p>གཟུང་ལུམ། (མིང་) སྤྱོད་པརཙིང་པོ།མ་བརྟགས་པའི་སྤྱོད་པ།</text:p>
          </table:table-cell>
          <table:table-cell table:number-columns-repeated="255"/>
        </table:table-row>
        <table:table-row table:style-name="ro1">
          <table:table-cell office:value-type="string">
            <text:p>གཟུག (མིང་) སེམས་ཅན་གྱི་རྐང་ལག་ཅིག་གི་ཤ།</text:p>
          </table:table-cell>
          <table:table-cell table:number-columns-repeated="255"/>
        </table:table-row>
        <table:table-row table:style-name="ro1">
          <table:table-cell office:value-type="string">
            <text:p>གཟུགས། (མིང་) མིག་ཏོ་གིས་མཐོང་ལག་པ་གིས་བཟུང་ནི་ཡོདཔ་རེག་བཏུབ་ཅིག་ལུགཟུགས་ཟེར་སླབ་ཨིན།དབྱེ་བ་རྒྱུ་གཟུགས་དང་འབྲས་གཟུགས་ལ་སོགས་པ་ཡོད།</text:p>
          </table:table-cell>
          <table:table-cell table:number-columns-repeated="255"/>
        </table:table-row>
        <table:table-row table:style-name="ro1">
          <table:table-cell office:value-type="string">
            <text:p>གཟུགས་ཁམས། (མིང་) གཟུགས་ཁམས་གནས་རིས་བཅུ་བདུན་ཟེར་གདོས་བཅས་ཤ་ཁྲག་གི་ཕུང་པོ་མེད་རུང་འོད་ཀྱི་གཟུགས་ཙམ་ཅིག་ཡོད་པའི་ལྷའི་རིགས།ཁམས་གསུམ་གྱི་ནང་གསེས་ཅིག།</text:p>
          </table:table-cell>
          <table:table-cell table:number-columns-repeated="255"/>
        </table:table-row>
        <table:table-row table:style-name="ro1">
          <table:table-cell office:value-type="string">
            <text:p>གཟུགས་ཅན་སྙིང་པོ། (མིང་) ཧེ་མ་རྒྱ་གར་ལུ་སངས་རྒྱས་དང་དུས་མཉམ་ལུ་འཁྲུངས་པའི་རྒྱལཔོ་ཅིག་གི་མཚན།སངས་རྒྱས་ཀྱི་སྦྱིན་བདག་རྒྱལ་པོ་བཞིའི་ཡ་གྱལ་གཅིག།</text:p>
          </table:table-cell>
          <table:table-cell table:number-columns-repeated="255"/>
        </table:table-row>
        <table:table-row table:style-name="ro1">
          <table:table-cell office:value-type="string">
            <text:p>གཟུགས་མཉམ། (མིང་) གཟུགས་འདྲན་འདྲ་ཡོདཔ།</text:p>
          </table:table-cell>
          <table:table-cell table:number-columns-repeated="255"/>
        </table:table-row>
        <table:table-row table:style-name="ro1">
          <table:table-cell office:value-type="string">
            <text:p>གཟུགས་བརྙན། (མིང་) གཟུགས་ངོ་མ་མེན་པའི་པར་རིས་དང་མེ་ལོང་ནང་གི་གཟུགས་བརྙན་ཚུ།</text:p>
          </table:table-cell>
          <table:table-cell table:number-columns-repeated="255"/>
        </table:table-row>
        <table:table-row table:style-name="ro1">
          <table:table-cell office:value-type="string">
            <text:p>གཟུགས་སྟོབས། (མིང་) ཡར་མར་མཐོ་ཞིང་ཕར་ཚུར་སྦོམ་ཡོད་པའི་གཟུགས་སྟོབས་ཅན།</text:p>
          </table:table-cell>
          <table:table-cell table:number-columns-repeated="255"/>
        </table:table-row>
        <table:table-row table:style-name="ro1">
          <table:table-cell office:value-type="string">
            <text:p>གཟུགས་བྱད། (མིང་) གཟུགས་དང་གདོང༌།གཟུགས་བྱད་ལེགས་ཞིམ་མི་ནུགལེགས་ཞིམ་འདུག་ཚུ།</text:p>
          </table:table-cell>
          <table:table-cell table:number-columns-repeated="255"/>
        </table:table-row>
        <table:table-row table:style-name="ro1">
          <table:table-cell office:value-type="string">
            <text:p>གཟུགས་མེད་ཁམས། (མིང་) ལྷ་གནས་གསུམ་ལས་གསུམ་པ་གཟུགས་མེད་ཀྱི་ཁམས།གནས་རིས་༤བརྩི་ནི་ཡོད།</text:p>
          </table:table-cell>
          <table:table-cell table:number-columns-repeated="255"/>
        </table:table-row>
        <table:table-row table:style-name="ro1">
          <table:table-cell office:value-type="string">
            <text:p>གཟུགས་གཞི། (མིང་) གཟུགས་ཀྱི་ཆ་ཚུལ།གཟུགས་ཀྱི་རིང་ཐུང་ཚུ།</text:p>
          </table:table-cell>
          <table:table-cell table:number-columns-repeated="255"/>
        </table:table-row>
        <table:table-row table:style-name="ro1">
          <table:table-cell office:value-type="string">
            <text:p>གཟུང༌། (མིང་) བཟུང་བའི་མ་འོངས་པ།</text:p>
          </table:table-cell>
          <table:table-cell table:number-columns-repeated="255"/>
        </table:table-row>
        <table:table-row table:style-name="ro1">
          <table:table-cell office:value-type="string">
            <text:p>གཟུང་འཛིན། (མིང་) ཕྱི་ཡུལ་གྱི་གཟུང་བ་དང་ནང་སེམས་ཀྱི་འཛིན་པ་གཉིས་གཅིག་ཁར་སླབ་ཐངས།གཟུང་འཛིན་གཉིས་པོ་འདི་འཁོར་བའི་རྒྱུ་ཨིན།</text:p>
          </table:table-cell>
          <table:table-cell table:number-columns-repeated="255"/>
        </table:table-row>
        <table:table-row table:style-name="ro1">
          <table:table-cell office:value-type="string">
            <text:p>གཟུངས། (མིང་) ༡སྐུའི་ནང་གཟུངས་མཆོད་རྟེན་གྱི་ནང་གཟུངས་ཚུ།༢སངས་རྒྱས་དང་བྱང་ཆུབ་སེམས་དཔའ་ཚུ་གི་མཚན་སྔགས།</text:p>
          </table:table-cell>
          <table:table-cell table:number-columns-repeated="255"/>
        </table:table-row>
        <table:table-row table:style-name="ro1">
          <table:table-cell office:value-type="string">
            <text:p>གཟུངས་སྔགས། (མིང་) ལྷའི་གཟུངས་སྔགས་ཡིག་བརྒྱ་དང་མ་ཎི་ཚུ་བཟུམ།</text:p>
          </table:table-cell>
          <table:table-cell table:number-columns-repeated="255"/>
        </table:table-row>
        <table:table-row table:style-name="ro1">
          <table:table-cell office:value-type="string">
            <text:p>གཟུངས་ཐག (མིང་) བདག་མདུན་ཀྱི་ཐུགས་ཀ་ལས་འོད་ཟེར་སྤྲོ་འདུའི་དམིགས་རྟེན་གཟུངས་ཐག།</text:p>
          </table:table-cell>
          <table:table-cell table:number-columns-repeated="255"/>
        </table:table-row>
        <table:table-row table:style-name="ro1">
          <table:table-cell office:value-type="string">
            <text:p>གཟུངས་པའི་སློབ་དཔོན། (མིང་) གཞུང་གྲྭ་ཚང་ནང་སྐུའི་གཟུངས་འབུལ་གྱི་ཕྱག་ལཱ་འགོ་འདྲེན་འཐབ་མི་སློབ་དཔོན།</text:p>
          </table:table-cell>
          <table:table-cell table:number-columns-repeated="255"/>
        </table:table-row>
        <table:table-row table:style-name="ro1">
          <table:table-cell office:value-type="string">
            <text:p>གཟུངས་སྤོབས། (མིང་) མི་བརྗེད་པའི་གཟུངས་དང་ཤེས་རབ་ཀྱི་སྤོབས་པ།</text:p>
          </table:table-cell>
          <table:table-cell table:number-columns-repeated="255"/>
        </table:table-row>
        <table:table-row table:style-name="ro1">
          <table:table-cell office:value-type="string">
            <text:p>གཟུངས་མ། (མིང་) བླ་མའི་གསང་ཡུམ།</text:p>
          </table:table-cell>
          <table:table-cell table:number-columns-repeated="255"/>
        </table:table-row>
        <table:table-row table:style-name="ro1">
          <table:table-cell office:value-type="string">
            <text:p>གཟུངས་གཞུག (མིང་) མཆོད་རྟེན་དང་སྐུ་ཚུ་གི་ནང་ན་བཙུགས་ནི་གི་རིང་བསྲེལ་དང་གཟུངས་སྔགས་ལ་སོགས་པ་རྟེན་གྱི་སྙིང་པོ།</text:p>
          </table:table-cell>
          <table:table-cell table:number-columns-repeated="255"/>
        </table:table-row>
        <table:table-row table:style-name="ro1">
          <table:table-cell office:value-type="string">
            <text:p>གཟུངས་ཤིང༌། (མིང་) ཁོང་ཤིང།སྲོག་ཤིང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གཟུར་གནས། (མིང་) གནས་ལུགས་དྲང་པོར་མཛད་དེ་བཞུགས་མི།དབུ་མའི་ལམ་ལུ་ཞུགས་མི།</text:p>
          </table:table-cell>
          <table:table-cell table:number-columns-repeated="255"/>
        </table:table-row>
        <table:table-row table:style-name="ro1">
          <table:table-cell office:value-type="string">
            <text:p>གཟེགས་མ། (མིང་) ཟེགས་མ་དང་དོན་གཅིག།ཟིལ་པ་ལུ་གོ།</text:p>
          </table:table-cell>
          <table:table-cell table:number-columns-repeated="255"/>
        </table:table-row>
        <table:table-row table:style-name="ro1">
          <table:table-cell office:value-type="string">
            <text:p>གཟེགས་ཟན། (མིང་) རྒྱ་གར་གྱི་དྲང་སྲོང་ཅིག་གི་མིང༌།</text:p>
          </table:table-cell>
          <table:table-cell table:number-columns-repeated="255"/>
        </table:table-row>
        <table:table-row table:style-name="ro1">
          <table:table-cell office:value-type="string">
            <text:p>གཟེངས་བསྟོད། (མིང་) རྒྱལ་ཁབ་ལུ་གཞན་དང་མ་འདྲ་བའི་ཕྱག་ཕྱིད་འབྱོར་མི་ལུ་བསྟོད་བསྔགས་བརྗོད་ནི།གཟེངས་བསྟོད་ལག་ཁྱེར་གནང་ནི་ཚུ།</text:p>
          </table:table-cell>
          <table:table-cell table:number-columns-repeated="255"/>
        </table:table-row>
        <table:table-row table:style-name="ro1">
          <table:table-cell office:value-type="string">
            <text:p>གཟེབ། (མིང་) ༡བར་དང་གསེབ་ཚུ་ལུ་གོ།དཔེར་ན་སྡུག་བསྔལ་གྱི་གཟེབ་ཏུ་ཚུད།ཟེར་དོ་བཟུམ།༢གཟེམ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གཟེམ། (མིང་) བགོ་ལ་བཙུགས་སའི་གཟེམ་རྩེ་གཟེམ་ཀོ་དམར་ཅནམ་ཚུ།</text:p>
          </table:table-cell>
          <table:table-cell table:number-columns-repeated="255"/>
        </table:table-row>
        <table:table-row table:style-name="ro1">
          <table:table-cell office:value-type="string">
            <text:p>གཟེར། (མིང་) ལྕགས་གཟེར་ཤིང་གཟེར་མཛེར་དང་དོན་གཅིག་ཨིན།</text:p>
          </table:table-cell>
          <table:table-cell table:number-columns-repeated="255"/>
        </table:table-row>
        <table:table-row table:style-name="ro1">
          <table:table-cell office:value-type="string">
            <text:p>གཟེར་ཁབ། (མིང་) ཡིག་ཚང་ནང་ཤོག་ཀུ་བཏབ་ནིའི་ཁབ།</text:p>
          </table:table-cell>
          <table:table-cell table:number-columns-repeated="255"/>
        </table:table-row>
        <table:table-row table:style-name="ro1">
          <table:table-cell office:value-type="string">
            <text:p>གཟེར་ཁམས། (མིང་) དྲང་སོང་གཟེར་ཁམས་ཀྱི་ནད་ཟེར་སྟེང་གདོན་གཟའ་གིས་གནོད་པའི་ནད་ཅིག་ཨིན།གཟུགས་ཀྱི་རྩ་ལས་སུ་མ་རུང་པར་སོང་བ།</text:p>
          </table:table-cell>
          <table:table-cell table:number-columns-repeated="255"/>
        </table:table-row>
        <table:table-row table:style-name="ro1">
          <table:table-cell office:value-type="string">
            <text:p>གཟེར་ནད། (མིང་) གཟུགས་སྦྱིར་ཏེ་ན་བའི་ནད།</text:p>
          </table:table-cell>
          <table:table-cell table:number-columns-repeated="255"/>
        </table:table-row>
        <table:table-row table:style-name="ro1">
          <table:table-cell office:value-type="string">
            <text:p>གཟོང༌། (མིང་) ཤིང་དོང་བརྐོ་ནི་གི་བཟོ་བོའི་ལག་ཆ་ཅིག་གི་མིང༌།གཟོངམ་ཟེར་ཡང་སླབ་སྲོལ་ཡོད།</text:p>
          </table:table-cell>
          <table:table-cell table:number-columns-repeated="255"/>
        </table:table-row>
        <table:table-row table:style-name="ro1">
          <table:table-cell office:value-type="string">
            <text:p>གཟོངམ། (མིང་) གཟོང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བཟང༌། (མིང་) ༡བསམ་པ་བཟང་ན་ས་དང་ལམ་ཡང་བཟང་ཟེར་དོ་བཟུམ་སེམས་ལེགས་ཞིམ་དང་རིགས་བརྒྱུད་བཟང་པོ་ཕ་བཟང་གི་བུ་དང་གྱི་བཟང་གི་ཤུབས།༢གོ་ཚད་འདི་བཟང་སུ་ཅིག་ཨིན་པས་ཟེར་བ་ཅིན་ཚད་སྦོམ་སུ་ཅིག་ཨིན་པའི་དོན་ཡང་ཨིན།༣བཟང་སུ་འགྱོ་དོ་ཟེར་བ་ཅིན་དྲག་སུ་འགྱོ་བའི་དོན་ལུ་ཡང་གོ།</text:p>
          </table:table-cell>
          <table:table-cell table:number-columns-repeated="255"/>
        </table:table-row>
        <table:table-row table:style-name="ro1">
          <table:table-cell office:value-type="string">
            <text:p>བཟང་གོ (མིང་) གོ་ལེགས་པའི་བུམ་ཐང་དམར་ཁྲ་འདི།།ས་མི་ཁྲོམ་འཛོམས་སར་མ་གྱོན་ན།།གོ་གཟེམ་མའི་གཤམ་ལུ་རུལ་བ་ཕངས།།ཟེར་སླབ་དོ་བཟུམ་མི་ཁྲོམ་འཛོམས་སར་གྱོན་ནི་གི་གོ་ལེགས་ཞིམ།</text:p>
          </table:table-cell>
          <table:table-cell table:number-columns-repeated="255"/>
        </table:table-row>
        <table:table-row table:style-name="ro1">
          <table:table-cell office:value-type="string">
            <text:p>བཟང་ངན། (མིང་) བཟང་པོ་དང་ངན་པ་གཉིས་མཉམ་གཅིག་སླབ་ཐངས།རིགས་ལུ་བཟང་ངན་མེད་བཟོ་ལུ་ལེགས་ཉེས་མེད་ཟེར་སླབ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བཟང་ཆེ་ཏོག་ཏོ། (མིང་ཁྱད་) མི་གཟུགས་བྱད་ལྡན་ཏོག་ཏོ་ཡོད་མི་ལུ་མི་འདི་ཁྲོམ་གྱི་སྦུག་ན་བཟང་ཆེ་ཏོག་ཏོ་འདུག་གོ་ཁྲོམ་མདངས་ཡོད་མི་རྒྱང་བཀྲག་ཡོད་མི་ལུ་གོ་འདི་བཟང་ཆེ་ཏོག་ཏོ་འདུག་ཟེར་སླབ་ཨིན།</text:p>
          </table:table-cell>
          <table:table-cell table:number-columns-repeated="255"/>
        </table:table-row>
        <table:table-row table:style-name="ro1">
          <table:table-cell office:value-type="string">
            <text:p>བཟང་ཉམས། (བྱ་ཁྱད་) ༡ཚོས་གཞི་ཡལ་སུ་འགྱོ་མི་ལུ་བཟང་ཉམས་སོ་ནུག་ཟེར་སླབ་ཨིན།༢མི་ངོ་སོ་ཆུང་སུ་འགྱོ་མི་ལུ་ཡང་གོ།</text:p>
          </table:table-cell>
          <table:table-cell table:number-columns-repeated="255"/>
        </table:table-row>
        <table:table-row table:style-name="ro1">
          <table:table-cell office:value-type="string">
            <text:p>བཟང་རྟགས། (མིང་) རྟགས་མཚན་བཟང་པོ་ལེགས་ཞིམ།</text:p>
          </table:table-cell>
          <table:table-cell table:number-columns-repeated="255"/>
        </table:table-row>
        <table:table-row table:style-name="ro1">
          <table:table-cell office:value-type="string">
            <text:p>བཟང་ཐལ། (བྱ་ཁྱད་) དྲགས་ཐལ་བའི་དོན།མི་འདི་ལེགས་ཤོམ་འདུག་དེ་འབདཝ་ད་ལཱ་འདི་བཟང་ཐལ་སུ་ཅིག་ཨིན་མས་ཟེར་དྲག་ཐལ་བ།</text:p>
          </table:table-cell>
          <table:table-cell table:number-columns-repeated="255"/>
        </table:table-row>
        <table:table-row table:style-name="ro1">
          <table:table-cell office:value-type="string">
            <text:p>བཟང་དྲི། (མིང་) མེ་ཏོག་དང་དྲི་བཟང་ཚུ་ལས་མནམ་པའི་དྲི་ལེགས་ཞིམ།</text:p>
          </table:table-cell>
          <table:table-cell table:number-columns-repeated="255"/>
        </table:table-row>
        <table:table-row table:style-name="ro1">
          <table:table-cell office:value-type="string">
            <text:p>བཟང་དྲུག (མིང་) བཟང་པོ་དྲུག་གི་བསྡུས་ཚིག།</text:p>
          </table:table-cell>
          <table:table-cell table:number-columns-repeated="255"/>
        </table:table-row>
        <table:table-row table:style-name="ro1">
          <table:table-cell office:value-type="string">
            <text:p>བཟང་པོ། (མིང་) ༡ལེགས་ཤོམ་ཡོད་པ།༢གནས་བརྟན་བཅུ་དྲུག་གི་གྲལ་ལས་ཆུ་བོ་ཡ་མུ་ནའི་གླིང་ན་བཞུགས་མི་གནས་བརྟན་གྱི་མཚན།༣གང་ཟག་གི་མིང་ལུ་ཡང་འཇུགཔ་ཨིན།</text:p>
          </table:table-cell>
          <table:table-cell table:number-columns-repeated="255"/>
        </table:table-row>
        <table:table-row table:style-name="ro1">
          <table:table-cell office:value-type="string">
            <text:p>བཟང་པོ་བཅུ་འཛོམས། (མིང་) ངན་པ་དགུ་འཛོམས་ཀྱི་རྣམ་རྟོག་སེལ་ཐབས་ལུ་སླབ་པའི་ཚིག་ཅིག།ཁྱོད་ངན་པ་དགུ་འཛོམས་འབད་བ་ཅིན་ང་བཟང་པོ་བཅུ་འཛོམས་ཨིན་ཟེར་སླབ་སྲོལ་ཅིག་འདུག།</text:p>
          </table:table-cell>
          <table:table-cell table:number-columns-repeated="255"/>
        </table:table-row>
        <table:table-row table:style-name="ro1">
          <table:table-cell office:value-type="string">
            <text:p>བཟང་པོ་དྲུག (མིང་) ཛ་ཏི་སྙིང་གི་བཟང་པོ།ཅུ་གང་གློ་བའི་བཟང་པོ།གུ་གུམ་མཆིན་པའི་བཟང་པོ།ལི་ཤི་སྲོག་རྩའི་བཟང་པོ།སུག་སྨེལ་མཁལ་མའི་བཟང་པོ།ཀ་ཀོ་ལ་མཚེར་པའི་བཟང་པོ་དྲུག།</text:p>
          </table:table-cell>
          <table:table-cell table:number-columns-repeated="255"/>
        </table:table-row>
        <table:table-row table:style-name="ro1">
          <table:table-cell office:value-type="string">
            <text:p>བཟང་འབྲེལ། (མིང་) བླ་སློབ་ཚུ་ལུ་ཕྱག་ཕྱིད་ཞབས་ཏོག་ལེགས་ཞིམ་པསསྦེ་ཞུ་མི་ལུ་བཟང་འབྲེལ་དང༌།གནོད་པ་བཀལ་མི་ལུ་ངན་འབྲེལ་ཟེར་སླབ་ཨིན།དཔེར་ན་བཟང་འབྲེལ་ཚེ་ཅིག་ལུས་གཅིག།ངན་འབྲེལ་འཁོར་བ་མཐའ་ཅན།།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བཟང་མི་བཟང༌། (མིང་ཁྱད་) ༡བཏུབ་མི་བཏུབ་ལེགས་ཤོམ་ཡོད་མེད་བལྟ་དགོ་པས་ཟེར་དོ་བཟུམ།༢ཧ་ཅང་གིས་བཟང་བ།</text:p>
          </table:table-cell>
          <table:table-cell table:number-columns-repeated="255"/>
        </table:table-row>
        <table:table-row table:style-name="ro1">
          <table:table-cell office:value-type="string">
            <text:p>བཟང་མོ། (མིང་) གང་ཟག་མོའི་མིང༌།</text:p>
          </table:table-cell>
          <table:table-cell table:number-columns-repeated="255"/>
        </table:table-row>
        <table:table-row table:style-name="ro1">
          <table:table-cell office:value-type="string">
            <text:p>བཟང་བཙོན། (མིང་) ༡ཉེས་བྱ་སྦོམ་རང་མིན་པའི་རིགས་བཙོན་ཁང་ནང་སྒྲིགས་ཡངས་སུ་ཅིག་འབད་བཞག་མི་ལུ་གོཝ་ཨིན།༢ནང་ན་དགའ་ཏོག་ཏོ་འབད་སྡོད་ནི་ཡོད་རུང་ཕྱི་ཁ་ག་ཏེ་ཡང་འགྱོ་མ་ཆོགཔ་འབད་བཞག་མི་ལུ་ཡང་བཟང་བཙོན་ཟེར་སླབ་སྲོལ་འདུག།</text:p>
          </table:table-cell>
          <table:table-cell table:number-columns-repeated="255"/>
        </table:table-row>
        <table:table-row table:style-name="ro1">
          <table:table-cell office:value-type="string">
            <text:p>བཟང་ལན། (མིང་) རང་ལུ་ལེགས་ཞིམ་འབད་འབད་བའི་ལན་ལེགས་ཞིམ་འཇལ་མི།ཆང་ལན་ཆུ་གིས་མ་འཇལ་བར་ཕྱི་ལན་གསེར་གྱིས་འཇལ་མི།</text:p>
          </table:table-cell>
          <table:table-cell table:number-columns-repeated="255"/>
        </table:table-row>
        <table:table-row table:style-name="ro1">
          <table:table-cell office:value-type="string">
            <text:p>བཟང་ལམ་ལམ། (མིང་ཁྱད་) ཡོད་བདེན་བདེན་བཟང་ལྷམ་ལྷམ་དོད་རིལ་རི་ཚུ་དོན་འདྲ།མི་འདི་བཟང་ལྷམ་ལྷམ་ཅིག་འདུག་ཟེར་བ་ཅིན་བལྟ་བཏུབ་བཞག་བཏུབ་སྟོན་བཏུབ་ཅིག་ཡོད་པའི་དོན་ཨིན།</text:p>
          </table:table-cell>
          <table:table-cell table:number-columns-repeated="255"/>
        </table:table-row>
        <table:table-row table:style-name="ro1">
          <table:table-cell office:value-type="string">
            <text:p>བཟང་ཤིང༌། (མིང་) ༡ཁྱིམ་རྐྱབ་བཏུབ་པའི་ཤིང་གི་རིགས།དཔེར་ན་སྟོང་ཕུ་ཤིང་དང་བ་ཤིང་ཚུ།༢ཁྱིམ་གྱི་ཤིང་ཆ་ཚུ་ལས་གདུང་དང་གཞུ་རླུང་བཟེད་ལྡིང་རི་ཚུ་ལུ་བཟང་ཤིང་ཟེར་སླབ་ཨིན།</text:p>
          </table:table-cell>
          <table:table-cell table:number-columns-repeated="255"/>
        </table:table-row>
        <table:table-row table:style-name="ro1">
          <table:table-cell office:value-type="string">
            <text:p>བཟང་ལྷམ་ལྷམ། (མིང་ཁྱད་) <text:s/>བཟང་ལམ་ལམ་དང་དོན་འདྲ།</text:p>
          </table:table-cell>
          <table:table-cell table:number-columns-repeated="255"/>
        </table:table-row>
        <table:table-row table:style-name="ro1">
          <table:table-cell office:value-type="string">
            <text:p>བཟངན། (མིང་) མོ་བཟངན་གདོན་བཅོས་འབད་མི་དགོ་པས།</text:p>
          </table:table-cell>
          <table:table-cell table:number-columns-repeated="255"/>
        </table:table-row>
        <table:table-row table:style-name="ro1">
          <table:table-cell office:value-type="string">
            <text:p>བཟའ། (མིང་) རྒྱ་བཟའ་བོད་བཟའ་བལ་བཟའ་ཟེར་དོ་བཟུམ་ཨམ་སྲུ་གི་མིང༌།</text:p>
          </table:table-cell>
          <table:table-cell table:number-columns-repeated="255"/>
        </table:table-row>
        <table:table-row table:style-name="ro1">
          <table:table-cell office:value-type="string">
            <text:p>བཟའ་ཁང༌། (མིང་) ༡བཟའ་བཏུང་ཚུ་བཙོང་སའི་ཁྱིམ།ཐིམ་ཕུ་འབྲུག་བཟའ་ཁང་བཟུམ།༢ཁྱིམ་ནང་གི་ལྟོ་བཟའ་སའི་ཁྱིམ་ལོགས་སུ་ཡོད་མི་ལུ་ཡང་བཟའ་ཁང་ཟེར་སླབ་ཨིན།ཟ་ཁད་ཟེར་ཡང་འབྲི་སྲོལ་ཡོད།</text:p>
          </table:table-cell>
          <table:table-cell table:number-columns-repeated="255"/>
        </table:table-row>
        <table:table-row table:style-name="ro1">
          <table:table-cell office:value-type="string">
            <text:p>བཟའ་གྲོགས། (མིང་) གཉེན་གཅིག་ཁར་བསྡོམས་པའི་བཟའ་ཚང༌།</text:p>
          </table:table-cell>
          <table:table-cell table:number-columns-repeated="255"/>
        </table:table-row>
        <table:table-row table:style-name="ro1">
          <table:table-cell office:value-type="string">
            <text:p>བཟའ་བཅའ་འགྲོ་གསུམ། (མིང་) ༡ལྟོ་བཟུམ་ཟ་དགོ་པའི་རིགས་ལུ་བཟའ་བ་དང་ཚོདམ་བཟུམ་སྤག་སྟེ་ཟ་ནི་གི་རིགས་དང་རྨུར་ཏེ་ཟ་དགོ་པའི་རིགས་ལུ་བཅའ་བ་ཟེར་སླབ་ཨིན།༢བཟའ་བཅའ་འགྲོ་གསུམ་ཟེར་བ་ཅིན་སྒྲིགས་ལམ་རྣམ་གཞག་ལས་བཞེས་སྒོ་བཟའ་ཐངས་ལམ་འགྱོ་ཐངས་འབད་བཞག་བཅའ་གཞག་ཚུ་ལུ་གོཝ་ཨིན།བཟའ་བཅའ་འགྲོ་གསུམ་ཕ་མའི་བསླབ་བྱ་ཟེར་སྟོན་སྲོལ་ཡོད།</text:p>
          </table:table-cell>
          <table:table-cell table:number-columns-repeated="255"/>
        </table:table-row>
        <table:table-row table:style-name="ro1">
          <table:table-cell office:value-type="string">
            <text:p>བཟའ་ཆས། (མིང་) བཟའ་ནི་གི་རྒྱུ་ཆས།</text:p>
          </table:table-cell>
          <table:table-cell table:number-columns-repeated="255"/>
        </table:table-row>
        <table:table-row table:style-name="ro1">
          <table:table-cell office:value-type="string">
            <text:p>བཟའ་བཏུང༌། (མིང་) བཟའ་ནི་གི་ལྟོ་དང་འཐུང་ནི་གི་ཆུའི་རིགས།</text:p>
          </table:table-cell>
          <table:table-cell table:number-columns-repeated="255"/>
        </table:table-row>
        <table:table-row table:style-name="ro1">
          <table:table-cell office:value-type="string">
            <text:p>བཟའ་འཐུང༌། (མིང་) བཟའ་བཏུང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བཟའ་དད་ཤིག་ཤི། (མིང་ཁྱད་) ཟ་དགོ་མནོཝ་སྦོམ་ཡོད་མི་གི་ཁྱད་ཚིག།</text:p>
          </table:table-cell>
          <table:table-cell table:number-columns-repeated="255"/>
        </table:table-row>
        <table:table-row table:style-name="ro1">
          <table:table-cell office:value-type="string">
            <text:p>བཟའ་ནི། (མིང་) བཟའ་ནི་གི་ལྟོ་ལྟོ་བཟའ་བའི་བྱ་བ་ལྟ་མ་བཟའ་ནི་ཨིན།</text:p>
          </table:table-cell>
          <table:table-cell table:number-columns-repeated="255"/>
        </table:table-row>
        <table:table-row table:style-name="ro1">
          <table:table-cell office:value-type="string">
            <text:p>བཟའ་བ་ལྔ། (མིང་) འདུལ་བ་ལས་འབྲས་ཆན་ཟན་ཤ་ཕྱེ་སྣུམ་ཁུར་ཟེར་འཐོན་ནི་ཡོདཔ་ལས་ཆུམ་ལ་སོགས་པའི་ལྟོ་དྲོན་སྒོང་ལ་སོགས་པའི་ཨ་ཁམ་ཤ་ཕྱེ་མས་ཁུ་དང་ཁུ་ལི་ཚུ་ལུ་གོ་ནི་ཨིན།</text:p>
          </table:table-cell>
          <table:table-cell table:number-columns-repeated="255"/>
        </table:table-row>
        <table:table-row table:style-name="ro1">
          <table:table-cell office:value-type="string">
            <text:p>བཟའ་མི། (མིང་) བཟའ་ཚང་གི་མིང༌།</text:p>
          </table:table-cell>
          <table:table-cell table:number-columns-repeated="255"/>
        </table:table-row>
        <table:table-row table:style-name="ro1">
          <table:table-cell office:value-type="string">
            <text:p>བཟའ་མོ། (མིང་) སྐྱེ་དམན་བཟའ་མོ།ཤར་བཟའ་མོ་སྤ་རོ་བཟའ་མོ་ཚུ།</text:p>
          </table:table-cell>
          <table:table-cell table:number-columns-repeated="255"/>
        </table:table-row>
        <table:table-row table:style-name="ro1">
          <table:table-cell office:value-type="string">
            <text:p>བཟའ་ཚང༌། (མིང་) བཟའ་ཚང་ཟེར་ཨམ་སྲུ་དང་ཕོ་སྐྱེས་གཉིས་གཉེན་བསྡོམས་ཏེ་སྡོད་མི།</text:p>
          </table:table-cell>
          <table:table-cell table:number-columns-repeated="255"/>
        </table:table-row>
        <table:table-row table:style-name="ro1">
          <table:table-cell office:value-type="string">
            <text:p>བཟའ་ཚང་འཆར་གཞི། (མིང་) བཟའ་ཚང་ཚད་འབད་བཞག་ནི་གི་ལས་རིམ།</text:p>
          </table:table-cell>
          <table:table-cell table:number-columns-repeated="255"/>
        </table:table-row>
        <table:table-row table:style-name="ro1">
          <table:table-cell office:value-type="string">
            <text:p>བཟའ་ཚན། (མིང་) ༡སྐྱིད་སྡུག་དང་ཟ་ཁ་གཅིག་ཁར་སྡོད་མི་ཡོངས་ཀྱི་མིང༌།༢ཟ་བྲན་གྱི་མིང་ལུ་ཡང་སླབ་སྲོལ་ཡོད།</text:p>
          </table:table-cell>
          <table:table-cell table:number-columns-repeated="255"/>
        </table:table-row>
        <table:table-row table:style-name="ro1">
          <table:table-cell office:value-type="string">
            <text:p>བཟའ་ཚོ། (མིང་) བཟའ་ཚང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བཟའ་ཟླ། (མིང་) བཟའ་ཚང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བཟའ་གསུམ། (མིང་) ཕོ་གཅིག་ལུ་ཨམ་སྲུ་གཉིས་དང་མོ་གཅིག་ལུ་རྨགཔ་གཉིས་ཡོད་མི་ལུ་བཟའ་གསུམ་ཟེར་སླབ་ཨིན།</text:p>
          </table:table-cell>
          <table:table-cell table:number-columns-repeated="255"/>
        </table:table-row>
        <table:table-row table:style-name="ro1">
          <table:table-cell office:value-type="string">
            <text:p>(བཟའན། བྱཁྱད་) ་བཞེས་སྒོ་བཟའན་བཞུ་མི་ཚུགས་པས།བཞེས་སྒོ་མ་བཟའན་ལྟོཝ་བཀྱེཝ་མས།</text:p>
          </table:table-cell>
          <table:table-cell table:number-columns-repeated="255"/>
        </table:table-row>
        <table:table-row table:style-name="ro1">
          <table:table-cell office:value-type="string">
            <text:p>བཟའམོ། (མིང་) བཟའ་མོ་དང་དོན་གཅིག།ཨམ་སྲུཚུ་སྤྱིར་བཏང་གི་མིང་ཅིག་དཔེར་ན་ཤར་བཟའམོ་སྤ་རོ་བཟའ་མོ་ཝང་བཟའམོ་བུམ་ཐང་བཟའམོ་ཁེངས་བཟའམོ་འབྱོགཔ་བཟའ་མོ་ཟེར་བ་ཅིན་གཡུས་དེ་ཁ་གི་ཨམ་སྲུ་ཆ་ཁྱབ་ལུ་གོ།</text:p>
          </table:table-cell>
          <table:table-cell table:number-columns-repeated="255"/>
        </table:table-row>
        <table:table-row table:style-name="ro1">
          <table:table-cell office:value-type="string">
            <text:p>བཟི། (མིང་) ཆང་གིས་ར་བཟི་ནི་དུག་གིས་བཟི་ནི་ཚུ།ཆུ་གིས་ནི་ར་མི་བཟི་ཆང་ནི་ང་མ་འཐུང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བཟི་ཁྱོམ་ཁྱོམ། (མིང་ཁྱད་) མགུ་ཡུ་འཁོར་ཞིན་ན་ཆང་གིས་དྲངས་དྲངསམ་བཟུམ་བཟི་ཁྱོམ་ཁྱོམ་འབད་ནི།</text:p>
          </table:table-cell>
          <table:table-cell table:number-columns-repeated="255"/>
        </table:table-row>
        <table:table-row table:style-name="ro1">
          <table:table-cell office:value-type="string">
            <text:p>བཟི་འཐོབ་འཐོབ། (མིང་ཁྱད་) རླུང་གི་ནད་གཞི་ལས་བརྟེན་ཏེ་ཡང་ཅིན་ཆང་འཐུང་པའི་རྐྱེན་གྱིས་དྲན་པ་ཉམས་སུ་ཅིག་སོང་སོངཔ་མགུ་འཁོར་བའི་དོན་ཅིག་ཨིན།</text:p>
          </table:table-cell>
          <table:table-cell table:number-columns-repeated="255"/>
        </table:table-row>
        <table:table-row table:style-name="ro1">
          <table:table-cell office:value-type="string">
            <text:p>བཟི་འཐོམ་འཐོམ། (མིང་) བཟི་འཐོབ་འཐོབ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བཟི་བེར། (མིང་) ཆང་འཐུང་ཞིན་ན་གནམ་མེད་ས་མེད་རང་མ་དྲངས་པ་བཟི་བྱེམ་ཅིག་འགྱོ་ནི།</text:p>
          </table:table-cell>
          <table:table-cell table:number-columns-repeated="255"/>
        </table:table-row>
        <table:table-row table:style-name="ro1">
          <table:table-cell office:value-type="string">
            <text:p>བཟི་བྱེམ་བྱེམ། (མིང་ཁྱད་) ཆང་འཐུང་ཞིནམ་ལས་གནམ་མེད་ས་མེད་རང་ར་མ་བཟི་མི་ལུ་བཟི་བྱེམ་བྱེམ་ཅིག་ཡར་སོ་ནུག་ཟེར་སླབ་ཨིན།བཟི་བེར་དང་དོན་གཅིག།</text:p>
          </table:table-cell>
          <table:table-cell table:number-columns-repeated="255"/>
        </table:table-row>
        <table:table-row table:style-name="ro1">
          <table:table-cell office:value-type="string">
            <text:p>བཟི་ཡོམ་ཡོམ། (མིང་ཁྱད་) ཆང་གིས་བཟི་སྟེ་མགོ་འཁོར་ནི།</text:p>
          </table:table-cell>
          <table:table-cell table:number-columns-repeated="255"/>
        </table:table-row>
        <table:table-row table:style-name="ro1">
          <table:table-cell office:value-type="string">
            <text:p>བཟིཝ། (མིང་) ཆང་གིས་བཟི་བཟིཝ་དུག་གིས་བཟི་བཟིཝ།</text:p>
          </table:table-cell>
          <table:table-cell table:number-columns-repeated="255"/>
        </table:table-row>
        <table:table-row table:style-name="ro1">
          <table:table-cell office:value-type="string">
            <text:p>བཟུང༌། (བྱ་ཚིག་) ༡སེམས་དང་ལག་པ་གིས་བཟུང་བའི་འདས་ཚིག༢དཔེ་ཆ་བློ་ལུ་བཟུང་མེ་ཏོག་ལག་པ་གིས་བཟུང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བཟུང་བཀྱིགས། (མིང་) མི་ངན་བཟུང་ཞིན་ན་ཐག་པ་གིས་བསྡམས་པའི་འདས་ཚིག་དང་མིང༌།</text:p>
          </table:table-cell>
          <table:table-cell table:number-columns-repeated="255"/>
        </table:table-row>
        <table:table-row table:style-name="ro1">
          <table:table-cell office:value-type="string">
            <text:p>བཟུང་རིག (མིང་) དཔེ་ཆ་བློ་ལུ་འཇམ་ཏོག་ཏོ་འབད་བཟུང་ཚུགས་མི་རིག་པ་ཅན།</text:p>
          </table:table-cell>
          <table:table-cell table:number-columns-repeated="255"/>
        </table:table-row>
        <table:table-row table:style-name="ro1">
          <table:table-cell office:value-type="string">
            <text:p>བཟུངན། (བྱ་ཚིག་) མི་ངན་འདི་བཟུངན་བཟུང་མི་ཚུགས་པས།</text:p>
          </table:table-cell>
          <table:table-cell table:number-columns-repeated="255"/>
        </table:table-row>
        <table:table-row table:style-name="ro1">
          <table:table-cell office:value-type="string">
            <text:p>བཟུངམ། (མིང་) ལག་པ་གིས་བཟུང་བཟུངམ།</text:p>
          </table:table-cell>
          <table:table-cell table:number-columns-repeated="255"/>
        </table:table-row>
        <table:table-row table:style-name="ro1">
          <table:table-cell office:value-type="string">
            <text:p>བཟུམ། (མིང་) ཕར་གྱི་མེ་ཏོག་དེ་བཟུམ་ཨམ་སྲུ་གི་གདོང་ཡང་ལེགས་པས།ནཱ་གི་ཅ་ལ་འདི་བཟུམ་འཛམ་གླིང་ནང་རང་མིན་འདུག་ཟེར་མཚུངས་པ་གསལ་བྱེད་ཀྱི་རྐྱེན་ཨིན།</text:p>
          </table:table-cell>
          <table:table-cell table:number-columns-repeated="255"/>
        </table:table-row>
        <table:table-row table:style-name="ro1">
          <table:table-cell office:value-type="string">
            <text:p>བཟེད། (མིང་) ༡རྫུན་པ་ཁ་བཟེད་ནི་༢མགུ་ཏོག་ཁར་རྟས་ལྕག་བཟེད་ནི།༣ཕོར་པའི་ནང་ཇ་བཟེད་ནི་ཚུ་གི་བྱ་ཚིག།</text:p>
          </table:table-cell>
          <table:table-cell table:number-columns-repeated="255"/>
        </table:table-row>
        <table:table-row table:style-name="ro1">
          <table:table-cell office:value-type="string">
            <text:p>བཟེདན། (མིང་) ལྟོ་རས་ཁ་བརྒྱངས་ཏེ་བཟེདན་ལྟོ་བླུག་འོང༌།</text:p>
          </table:table-cell>
          <table:table-cell table:number-columns-repeated="255"/>
        </table:table-row>
        <table:table-row table:style-name="ro1">
          <table:table-cell office:value-type="string">
            <text:p>བཟེདཔ། (མིང་) ལགཔ་བཟེདཔ་བཟེད་ས་སྡོདཔ་མས།</text:p>
          </table:table-cell>
          <table:table-cell table:number-columns-repeated="255"/>
        </table:table-row>
        <table:table-row table:style-name="ro1">
          <table:table-cell office:value-type="string">
            <text:p>བཟོ། (མིང་) ༡བཟོ་བཟོ་ནི་༢ཁྱིམ་བཟོ་ནི་ལེགས་ཤོམ་བཟོ་ནི།བྱང་ཉེས་བཟོ་ནི་ལྡུམ་ར་བཟོ་ནི་ཚུ།༣བཟོ་དང་གསོ་བ་ཟེར་བ་ཅིན་བཟོ་རིག་པ་གི་བསྡུས་མིང༌།</text:p>
          </table:table-cell>
          <table:table-cell table:number-columns-repeated="255"/>
        </table:table-row>
        <table:table-row table:style-name="ro1">
          <table:table-cell office:value-type="string">
            <text:p>བཟོ་བཀོད། (མིང་) ཁྱིམ་འདྲཝ་ཅིག་འབདན་ཕྱིའི་བཟོ་རྣམས་དང་ནང་གི་བཀོད་པ།</text:p>
          </table:table-cell>
          <table:table-cell table:number-columns-repeated="255"/>
        </table:table-row>
        <table:table-row table:style-name="ro1">
          <table:table-cell office:value-type="string">
            <text:p>བཟོ་སྐྲུན། (མིང་) བཟོ་བརྩིགས་ཀྱི་ལཱ།</text:p>
          </table:table-cell>
          <table:table-cell table:number-columns-repeated="255"/>
        </table:table-row>
        <table:table-row table:style-name="ro1">
          <table:table-cell office:value-type="string">
            <text:p>བཟོ་ཁང༌། (མིང་) ༡བཟོ་རྐྱབ་སའི་ཁྱིམ་དང་༢འཕྲུལ་བཟོ་ཁང་ཚེམ་བཟོ་ཁང་ཟེར་བ་ཅིན་འཕྲུལ་ཁང་དང་ཚེམ་ཁང་ཚུ་ལུ་གོ་འོང༌།</text:p>
          </table:table-cell>
          <table:table-cell table:number-columns-repeated="255"/>
        </table:table-row>
        <table:table-row table:style-name="ro1">
          <table:table-cell office:value-type="string">
            <text:p>བཟོ་གྱི། (མིང་) བཟོ་རྐྱབ་ནི་གི་གྱི་ཅུང་རྦད་དུམ།</text:p>
          </table:table-cell>
          <table:table-cell table:number-columns-repeated="255"/>
        </table:table-row>
        <table:table-row table:style-name="ro1">
          <table:table-cell office:value-type="string">
            <text:p>བཟོ་གླ (མིང་) བཟོ་བརྐྱབ་པའི་གླ་ཆ།ཨཔ་བཟོ་བོ་ལུ་བཟོ་གླ་སྨན་རྩེ་དམར་ཁྲའི་གོ་གཅིག་བྱིན་ད་ཟེར་སླབ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བཟོ་གྲྭ། (མིང་) ལག་བཟོ་བརྐྱབ་སའི་སྡེ་ཅིག་ལུ་བཟོ་གྲྭ་དང༌།བཟོ་བརྐྱབ་སའི་ཁྱིམ་འདི་ལུ་བཟོ་གྲྭ་ཁང་ཟེར་སླབ་ཨིན།</text:p>
          </table:table-cell>
          <table:table-cell table:number-columns-repeated="255"/>
        </table:table-row>
        <table:table-row table:style-name="ro1">
          <table:table-cell office:value-type="string">
            <text:p>བཟོ་གྲྭ་འཕྲུལ་ཁང༌། (མིང་) བཟོ་རྐྱབ་སའི་བཟོ་གྲྭ་ཁང་དང་འཕྲུལ་ཁང་མིང་གཅིག་ཁར་སླབ་ཐངས།</text:p>
          </table:table-cell>
          <table:table-cell table:number-columns-repeated="255"/>
        </table:table-row>
        <table:table-row table:style-name="ro1">
          <table:table-cell office:value-type="string">
            <text:p>བཟོ་སྒྱུར། (མིང་) ཧེ་མ་གི་བཟོ་བསྒྱུར་ཏེ་བཟོ་ནི།</text:p>
          </table:table-cell>
          <table:table-cell table:number-columns-repeated="255"/>
        </table:table-row>
        <table:table-row table:style-name="ro1">
          <table:table-cell office:value-type="string">
            <text:p>བཟོ་རྔམ་སི་སི། (མིང་ཁྱད་) བཟོ་བལྟ་མ་བཏུབ་སོང་སོངམ།ཆས་མ་ལེགས་པའི་དོན།</text:p>
          </table:table-cell>
          <table:table-cell table:number-columns-repeated="255"/>
        </table:table-row>
        <table:table-row table:style-name="ro1">
          <table:table-cell office:value-type="string">
            <text:p>བཟོ་བཅོས། (མིང་) ༡ཧེ་མ་ལས་བཟོ་སྟེ་ཡོད་མི་ཅིག་ལོག་བཅོ་ཁ་རྐྱབ་སྟེ་བཟོ་ནི།༢བཟོ་བཅོས་མ་བརྐྱབས་པར་ཕྲང་སྟེ་སླབ་ཟེར་བ་ཅིན་བསྒྱུར་བཅོས་མ་བརྐྱབ་ཟེར་བའི་དོན།</text:p>
          </table:table-cell>
          <table:table-cell table:number-columns-repeated="255"/>
        </table:table-row>
        <table:table-row table:style-name="ro1">
          <table:table-cell office:value-type="string">
            <text:p>བཟོ་ཆ། (མིང་) བཟོ་བོའི་ལག་ཆ་སྤྱིར་བཏང་གི་མིང༌།</text:p>
          </table:table-cell>
          <table:table-cell table:number-columns-repeated="255"/>
        </table:table-row>
        <table:table-row table:style-name="ro1">
          <table:table-cell office:value-type="string">
            <text:p>བཟོ་ཆེན། (མིང་) བཟོ་བོའི་སློབ་དཔོན།བཟོ་བོ་མཁས་པ།བཟོ་ཉེས།བཟོ་ལྟ་འཇའ་རིསམོ་མེདཔ།</text:p>
          </table:table-cell>
          <table:table-cell table:number-columns-repeated="255"/>
        </table:table-row>
        <table:table-row table:style-name="ro1">
          <table:table-cell office:value-type="string">
            <text:p>བཟོ་བལྟ། (མིང་) བཟོ་རྣམ་བཟོ་དབྱིབས་ཚུ་དོན་འདྲ།དཔེར་ན་ཁྱིམ་བཟོ་རྣམ་བྱ་མཆིས་ཆི་ཅིག་གི་ནང་ལས་བུམོ་བཟོ་བལྟ་འཇའ་རིསམོ་ཅིག་ལྟ་དེས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བཟོ་བལྟ་བྱང་ཉེས། (མིང་ཁྱད་) མི་བཟོ་བལྟ་མ་ལེགས་མི།</text:p>
          </table:table-cell>
          <table:table-cell table:number-columns-repeated="255"/>
        </table:table-row>
        <table:table-row table:style-name="ro1">
          <table:table-cell office:value-type="string">
            <text:p>བཟོ་བལྟ་ཤོར་བ། (བྱ་ཁྱད་) ༡མི་ལོ་རྒས་ཏེ་བཟོ་བལྟ་ཤོར་ནི།ན་ཞིན་ན་བཟོ་བལྟ་ཤོར་ནི།༢རོགས་དང་འདྲན་འདྲ་འབད་མ་ཚུགསཔ་དང་ཡངན་འཐུས་ཤོརཝ་ད་ཁོ་བཟོ་ཤོར་སོ་ཡི་ཟེར་སླབ་ནི་ཡོད།</text:p>
          </table:table-cell>
          <table:table-cell table:number-columns-repeated="255"/>
        </table:table-row>
        <table:table-row table:style-name="ro1">
          <table:table-cell office:value-type="string">
            <text:p>བཟོ་སྟེགས། (མིང་) ༡ལྕགས་བརྡུང་སའི་འོག་གི་སྟན་པ།༢བཟོ་རྐྱབ་སའི་ལཱ་ཁྲི།</text:p>
          </table:table-cell>
          <table:table-cell table:number-columns-repeated="255"/>
        </table:table-row>
        <table:table-row table:style-name="ro1">
          <table:table-cell office:value-type="string">
            <text:p>བཟོ་ཐོན་པ། (བྱ་ཁྱད་) ག་ཅི་བཟོ་རུང་བྱ་མཆིས་ཆི་བཟོ་ཚུགས་ཏེ་ཡོད་པ།</text:p>
          </table:table-cell>
          <table:table-cell table:number-columns-repeated="255"/>
        </table:table-row>
        <table:table-row table:style-name="ro1">
          <table:table-cell office:value-type="string">
            <text:p>བཟོ་འདོན། (མིང་) འཕྲུལ་ཁང་ཚུ་ནང་ཅ་ལ་བཟོ་སྟེ་བཏོན་པའི་མིང༌།འཐོན་སྐྱེད་ཐོན་འབྲས་ཚུ།</text:p>
          </table:table-cell>
          <table:table-cell table:number-columns-repeated="255"/>
        </table:table-row>
        <table:table-row table:style-name="ro1">
          <table:table-cell office:value-type="string">
            <text:p>བཟོ་འདྲ། (མིང་) བཟོ་བལྟ་ཅོག་འཐད་ནི།</text:p>
          </table:table-cell>
          <table:table-cell table:number-columns-repeated="255"/>
        </table:table-row>
        <table:table-row table:style-name="ro1">
          <table:table-cell office:value-type="string">
            <text:p>བཟོ་ནི། (མིང་) ༡བཟོ་བཟོ་ནི།༢ཁྱིམ་བཟོ་ནི།ལྡུམ་ར་བཟོ་ནི་ཚུ།</text:p>
          </table:table-cell>
          <table:table-cell table:number-columns-repeated="255"/>
        </table:table-row>
        <table:table-row table:style-name="ro1">
          <table:table-cell office:value-type="string">
            <text:p>བཟོ་རྣམ། (མིང་) བཟོ་བལྟ་དང་དོན་འདྲ།</text:p>
          </table:table-cell>
          <table:table-cell table:number-columns-repeated="255"/>
        </table:table-row>
        <table:table-row table:style-name="ro1">
          <table:table-cell office:value-type="string">
            <text:p>བཟོ་དཔེ། (མིང་) བཟོ་བཟོ་ནིའི་དཔེ་གཟུགས།</text:p>
          </table:table-cell>
          <table:table-cell table:number-columns-repeated="255"/>
        </table:table-row>
        <table:table-row table:style-name="ro1">
          <table:table-cell office:value-type="string">
            <text:p>བཟོ་དཔོན། (མིང་) བཟོ་བོ་མཁས་མཆོག།</text:p>
          </table:table-cell>
          <table:table-cell table:number-columns-repeated="255"/>
        </table:table-row>
        <table:table-row table:style-name="ro1">
          <table:table-cell office:value-type="string">
            <text:p>བཟོ་འཕྲོ། (བྱ་ཁྱད་) བཟོ་བའི་བསྒང་ཡོདཔ།</text:p>
          </table:table-cell>
          <table:table-cell table:number-columns-repeated="255"/>
        </table:table-row>
        <table:table-row table:style-name="ro1">
          <table:table-cell office:value-type="string">
            <text:p>བཟོ་བོ། (མིང་) བཟོ་རིག་པ་ལུ་མཁས་མི་ཅིག་ལུ་བཟོ་བོ་ཟེར་སླབ་ཨིན།རྡོ་བཟོ་བོ་ཤིང་བཟོ་བོ་ཚུ་འཇིམ་བཟོ་བོ་དང་ལྷ་བྲིས་པ་ལུ་ཡང་ལྷ་བཟོ་བོ་ཟེར་སླབ་ཨིན།</text:p>
          </table:table-cell>
          <table:table-cell table:number-columns-repeated="255"/>
        </table:table-row>
        <table:table-row table:style-name="ro1">
          <table:table-cell office:value-type="string">
            <text:p>བཟོ་དབྱིབས། (མིང་) བཟོ་བལྟ་གྲུ་བཞི་དང་ཟླ་གམ་གྲུ་གསུམ་ལ་སོགས་པའི་དབྱིབས།</text:p>
          </table:table-cell>
          <table:table-cell table:number-columns-repeated="255"/>
        </table:table-row>
        <table:table-row table:style-name="ro1">
          <table:table-cell office:value-type="string">
            <text:p>བཟོ་མ་ཐོན་པ། (མིང་ཁྱད་) བཟོ་བཀོད་ལེགས་ཤོམ་མ་འཁོད་མི་ལུ་གོ།</text:p>
          </table:table-cell>
          <table:table-cell table:number-columns-repeated="255"/>
        </table:table-row>
        <table:table-row table:style-name="ro1">
          <table:table-cell office:value-type="string">
            <text:p>བཟོ་མེད། (མིང་ཁྱད) བཟོ་བལྟ་བྱང་ཉེས།ཁུངས་མེད་པ།</text:p>
          </table:table-cell>
          <table:table-cell table:number-columns-repeated="255"/>
        </table:table-row>
        <table:table-row table:style-name="ro1">
          <table:table-cell office:value-type="string">
            <text:p>བཟོ་སྨན། (མིང་) གདོང་བཟོ་ནིའི་སྨན་གྱི་རིགས།</text:p>
          </table:table-cell>
          <table:table-cell table:number-columns-repeated="255"/>
        </table:table-row>
        <table:table-row table:style-name="ro1">
          <table:table-cell office:value-type="string">
            <text:p>བཟོ་རྩལ། (མིང་) བཟོ་རིག་སྒྱུ་རྩལ།</text:p>
          </table:table-cell>
          <table:table-cell table:number-columns-repeated="255"/>
        </table:table-row>
        <table:table-row table:style-name="ro1">
          <table:table-cell office:value-type="string">
            <text:p>བཟོ་བཟོ་ནི། (བྱ་ཁྱད་) ༡ཁྲོམ་ཁར་འགྱོ་ནིའི་དོན་ལུ་གོ་དང་དཀྱི་ར་གྱོན་ནི་གདོང་ཁར་དཀར་དམར་གནག་གསུམ་ལ་སོགས་པའི་ཚོན་དབུར་ཏེ་བཟོ་བཟོ་ནི།༢ལེགས་བཅོས་འབད་ནི།དཔེར་ན་བློ་བཟོ་བཟོ་སྟེ་མ་སླབ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བཟོ་གཡོག (མིང་) བཟོ་བོའི་ལས་རོགས་པ་བཟོ་དཔོན་གྱི་ཆ་རོགས།</text:p>
          </table:table-cell>
          <table:table-cell table:number-columns-repeated="255"/>
        </table:table-row>
        <table:table-row table:style-name="ro1">
          <table:table-cell office:value-type="string">
            <text:p>བཟོ་རིག (མིང་) རིག་པའི་གནས་བཅུ་ལས་གཅིག་ཨིན།བཟོ་རིག་འདི་ལུ་རྡོ་བཟོ་ཤིང་བཟོ་ཚར་བཟོ་ལ་སོགས་པ་དབྱེ་བ་བཟོ་རིག་བཅུ་གསུམ་ཟེར་བརྩི་ནི་ཡོད།ད་རུང་ཕྱི་ལུས་ཀྱི་འགྱིང་སྟབས་ལུ་ལུས་བཟོ་དང་ངག་སྐད་ཀྱི་རྣམ་འགྱུར་ལུ་ངག་བཟོ་ནང་སེམས་ཀྱི་འཛིན་སྟངས་ལུ་ཡིད་བཟོ་ཟེར་ཡང་གསུངས་ནུག</text:p>
          </table:table-cell>
          <table:table-cell table:number-columns-repeated="255"/>
        </table:table-row>
        <table:table-row table:style-name="ro1">
          <table:table-cell office:value-type="string">
            <text:p>བཟོ་རིག་ལཱ་དཔོན། (མིང་) བཟོ་རིག་བཅུ་གསུམ་གྱི་ལཱ་འབད་མི་ཡོངས་ཀྱི་གཙོ་འཛིན་དཔོན་ཁག་གཅིག་གི་གོ་གནས་ཀྱི་མིང་ཨིན།</text:p>
          </table:table-cell>
          <table:table-cell table:number-columns-repeated="255"/>
        </table:table-row>
        <table:table-row table:style-name="ro1">
          <table:table-cell office:value-type="string">
            <text:p>བཟོ་ལས། (མིང་) བཟོ་རྐྱབ་ནི་གི་ལཱ་སྤྱིར་བཏང་གི་མིང༌།</text:p>
          </table:table-cell>
          <table:table-cell table:number-columns-repeated="255"/>
        </table:table-row>
        <table:table-row table:style-name="ro1">
          <table:table-cell office:value-type="string">
            <text:p>བཟོ་ཤེས། (མིང་) ལག་པ་གིས་བཟོ་ལཱ་ཤེས་པ།</text:p>
          </table:table-cell>
          <table:table-cell table:number-columns-repeated="255"/>
        </table:table-row>
        <table:table-row table:style-name="ro1">
          <table:table-cell office:value-type="string">
            <text:p>བཟོ་ཤོར། (བྱ་ཁྱད་) ༡ཉམས་ཤོར་ནི།༢ལྕོགས་གྲུབ་ཤོར་ནི།ནུས་པ་ཉམས་ནི།</text:p>
          </table:table-cell>
          <table:table-cell table:number-columns-repeated="255"/>
        </table:table-row>
        <table:table-row table:style-name="ro1">
          <table:table-cell office:value-type="string">
            <text:p>བཟོད། (བྱ་ཚིག་) ལུས་སེམས་ཀྱིས་སྡུག་བསྔལ་དང་དུ་ལེན་ཚུགས་པའི་བྱ་ཚིག།གཞན་ལུ་ལྟ་སྟེ་བཟོད་རང་མི་ཚུགས་པས་ཟེར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བཟོད་པ། (མིང་) ཞེ་སྡང་སྤངས་པའི་ཕ་རོལ་ན།།བཟོད་པ་ཞེས་བྱ་ལོགས་ན་མེད།།ཟེར་གསུངས་དོ་བཟུམ་ཁོང་མ་ཁྲོ་བར་བཟོད་ཚུགས་པའི་སེམས་ཅིག་ཨིན།</text:p>
          </table:table-cell>
          <table:table-cell table:number-columns-repeated="255"/>
        </table:table-row>
        <table:table-row table:style-name="ro1">
          <table:table-cell office:value-type="string">
            <text:p>བཟོད་པ་གསུམ། (མིང་) སྡུག་བསྔལ་དང་ལེན་གྱི་བཟོད་པ།གནོད་བྱེད་ལ་ཇི་མི་སྙམ་པའི་བཟོད་པ།ཟབ་མོའི་དོན་ལ་མི་སྐྲག་པའི་བཟོད་པ་དང་གསུམ།</text:p>
          </table:table-cell>
          <table:table-cell table:number-columns-repeated="255"/>
        </table:table-row>
        <table:table-row table:style-name="ro1">
          <table:table-cell office:value-type="string">
            <text:p>བཟོད་སྤྲོ། (མིང་) བཟོད་པ་སྒོམ་ནི་ལུ་སྤྲོ་བ་ཡོདཔ།</text:p>
          </table:table-cell>
          <table:table-cell table:number-columns-repeated="255"/>
        </table:table-row>
        <table:table-row table:style-name="ro1">
          <table:table-cell office:value-type="string">
            <text:p>བཟོབོ། (མིང་) བཟོ་བོ་ཟེར་བའི་མིང་མཐའ་བསྡུས་པ།ཤིང་བཟོ་བོ།རྩིག་བཟོ་བོ་ཟེར་སླབ་དོ་བཟུམ།</text:p>
          </table:table-cell>
          <table:table-cell table:number-columns-repeated="255"/>
        </table:table-row>
        <table:table-row table:style-name="ro1">
          <table:table-cell office:value-type="string">
            <text:p>བཟོད་སེམས། (མིང་) བཟོད་པ་སྒོམ་ཚུགས་པའི་སེམས།</text:p>
          </table:table-cell>
          <table:table-cell table:number-columns-repeated="255"/>
        </table:table-row>
        <table:table-row table:style-name="ro1">
          <table:table-cell office:value-type="string">
            <text:p>བཟོད་གསོལ། (མིང་) དགོངསམ་མ་ཁྲེལ་ཟེར་ཞུ་བའི་དོན།བཤགས་སྦྱང་ཕུལ་ཟེར་མི་དང་འདྲ།</text:p>
          </table:table-cell>
          <table:table-cell table:number-columns-repeated="255"/>
        </table:table-row>
        <table:table-row table:style-name="ro1">
          <table:table-cell office:value-type="string">
            <text:p>བཟོད་བསྲན། (མིང་) བཟོད་པ་སྒོམ་ཚུགས་པའི་མིང་དང་བཟོད་པའི་མིང་ལུ་འཇུག་པའི་སྐབས་ཡང་ཡོད།</text:p>
          </table:table-cell>
          <table:table-cell table:number-columns-repeated="255"/>
        </table:table-row>
        <table:table-row table:style-name="ro1">
          <table:table-cell office:value-type="string">
            <text:p>བཟོནི། (མིང་) བཟོནི་མི་ལེགས་པས།སྐདནི་མི་ཧན་པས་ཟེར་དོ་བཟུམ།བཟོ་ནི་ཟེར་བའི་མིང་མཐའ་བསྡུས་པ།</text:p>
          </table:table-cell>
          <table:table-cell table:number-columns-repeated="255"/>
        </table:table-row>
        <table:table-row table:style-name="ro1">
          <table:table-cell office:value-type="string">
            <text:p>བཟོཝ། (མིང་) ལག་པ་གིས་བཟོ་བཟོཝ་འཕྲུལ་གྱིས་བཟོ་བཟོཝ།</text:p>
          </table:table-cell>
          <table:table-cell table:number-columns-repeated="255"/>
        </table:table-row>
        <table:table-row table:style-name="ro1">
          <table:table-cell office:value-type="string">
            <text:p>བཟོས་འཐུད། (མིང་) དར་ཚིལ་རུལ་བཅུག་སྟེ་བཟོ་བཟོ་བའི་ཨེ་རྫས་ཀྱི་རྫས་སྦྱོར་ཅིག།</text:p>
          </table:table-cell>
          <table:table-cell table:number-columns-repeated="255"/>
        </table:table-row>
        <table:table-row table:style-name="ro1">
          <table:table-cell office:value-type="string">
            <text:p>བཟླ། (མིང་) ༡ལོག་ཅི་ལོག་ཅི་བགྱང་ནི།༢འདས་པའི་མ་འོངས་པ།དཔེར་ན་མྱ་ངན་ལས་བཟླ་བཟུམ།</text:p>
          </table:table-cell>
          <table:table-cell table:number-columns-repeated="255"/>
        </table:table-row>
        <table:table-row table:style-name="ro1">
          <table:table-cell office:value-type="string">
            <text:p>བཟླས། (མིང་) བཟླ་གི་དུས་འདས་པའི་ཚིག།</text:p>
          </table:table-cell>
          <table:table-cell table:number-columns-repeated="255"/>
        </table:table-row>
        <table:table-row table:style-name="ro1">
          <table:table-cell office:value-type="string">
            <text:p>བཟླས་བརྗོད། (མིང་) ལོག་ཅི་རང་སླབ་སྟེ་བགྱང་ནི།མ་ཎི་དང་བཛྲ་གུ་རུ་ཚུ་བགྱང་ནི་ཚུ།</text:p>
          </table:table-cell>
          <table:table-cell table:number-columns-repeated="255"/>
        </table:table-row>
        <table:table-row table:style-name="ro1">
          <table:table-cell office:value-type="string">
            <text:p>བཟླུམ། (བྱ་ཚིག་) ནང་དོག་འཆམ་ཁ་བཟོ་བའི་བྱ་ཚིག།</text:p>
          </table:table-cell>
          <table:table-cell table:number-columns-repeated="255"/>
        </table:table-row>
        <table:table-row table:style-name="ro1">
          <table:table-cell office:value-type="string">
            <text:p>བཟླུམས། (མིང་) ནང་འཆམ་བཟོ་ཚར་བའི་འདས་ཚིག།</text:p>
          </table:table-cell>
          <table:table-cell table:number-columns-repeated="255"/>
        </table:table-row>
        <table:table-row table:style-name="ro1">
          <table:table-cell office:value-type="string">
            <text:p>བཟློག (མིང་) ལྟོ་བཅོས་རིམ་གྲོ་འབད་དེ་རྐྱེན་ངན་པ་ཚུ་ཕར་ལོག་བཏང་བའི་བྱ་འདས།</text:p>
          </table:table-cell>
          <table:table-cell table:number-columns-repeated="255"/>
        </table:table-row>
        <table:table-row table:style-name="ro1">
          <table:table-cell office:value-type="string">
            <text:p>བཟློག་ཐབས། (མིང་) ལོག་གཏང་ནིའི་ཐབས་ལམ།རྐྱེན་ངན་བཟློག་ཐབས་རིམ་འགྲོ་ཚུ།</text:p>
          </table:table-cell>
          <table:table-cell table:number-columns-repeated="255"/>
        </table:table-row>
        <table:table-row table:style-name="ro1">
          <table:table-cell office:value-type="string">
            <text:p>བཟློགན། (མིང་) རྐྱེན་བཟློགན་ནདཔ་དྲག་འོང༌།</text:p>
          </table:table-cell>
          <table:table-cell table:number-columns-repeated="255"/>
        </table:table-row>
        <table:table-row table:style-name="ro1">
          <table:table-cell office:value-type="string">
            <text:p>བཟློགས། (བྱ་ཚིག་) བར་ཆད་ཚུ་བཟློགས་ཟིན་པའི་འདས་ཚིག།</text:p>
          </table:table-cell>
          <table:table-cell table:number-columns-repeated="255"/>
        </table:table-row>
        <table:table-row table:style-name="ro1" table:number-rows-repeated="650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Jomolhari" svg:font-family="Jomolhari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9">01/19/2009</text:date>, <text:time>13:4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14T09:37:10</meta:creation-date>
    <dc:date>2009-01-19T13:39:36</dc:date>
    <meta:editing-cycles>10</meta:editing-cycles>
    <meta:editing-duration>PT14H8M49S</meta:editing-duration>
    <meta:user-defined meta:name="Info 1"/>
    <meta:user-defined meta:name="Info 2"/>
    <meta:user-defined meta:name="Info 3"/>
    <meta:user-defined meta:name="Info 4"/>
    <meta:document-statistic meta:table-count="3" meta:cell-count="523"/>
  </office:meta>
</office:document-meta>
</file>